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9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ext-properties style:font-name="Abyssinica SIL"/>
    </style:style>
    <style:style style:name="ce2" style:family="table-cell" style:parent-style-name="Default" style:data-style-name="N101">
      <style:text-properties style:font-name="Abyssinica SIL"/>
    </style:style>
    <style:style style:name="ce3" style:family="table-cell" style:parent-style-name="Default" style:data-style-name="N101"/>
    <style:style style:name="ce4" style:family="table-cell" style:parent-style-name="Default" style:data-style-name="N101">
      <style:text-properties fo:color="#000000"/>
    </style:style>
    <style:style style:name="ce5" style:family="table-cell" style:parent-style-name="Default" style:data-style-name="N101">
      <style:text-properties style:font-name="Lato Heavy"/>
    </style:style>
    <style:style style:name="ce6" style:family="table-cell" style:parent-style-name="Default" style:data-style-name="N102">
      <style:text-properties style:font-name="Abyssinica SIL"/>
    </style:style>
    <style:style style:name="ce7" style:family="table-cell" style:parent-style-name="Default" style:data-style-name="N102"/>
    <style:style style:name="ce8" style:family="table-cell" style:parent-style-name="Default" style:data-style-name="N11">
      <style:text-properties style:font-name="Abyssinica SIL"/>
      <style:map style:condition="cell-content()&lt;0.05" style:apply-style-name="red" style:base-cell-address="Sheet1.D1"/>
      <style:map style:condition="cell-content-is-between(0.05,0.1)" style:apply-style-name="light_5f_blue" style:base-cell-address="Sheet1.D1"/>
      <style:map style:condition="cell-content()&gt;=0.1" style:apply-style-name="green" style:base-cell-address="Sheet1.D1"/>
    </style:style>
    <style:style style:name="ce9" style:family="table-cell" style:parent-style-name="Default" style:data-style-name="N11">
      <style:map style:condition="cell-content()&lt;0.05" style:apply-style-name="red" style:base-cell-address="Sheet1.D1"/>
      <style:map style:condition="cell-content-is-between(0.05,0.1)" style:apply-style-name="light_5f_blue" style:base-cell-address="Sheet1.D1"/>
      <style:map style:condition="cell-content()&gt;=0.1" style:apply-style-name="green" style:base-cell-address="Sheet1.D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7"/>
        <table:table-column table:style-name="co3" table:default-cell-style-name="ce9"/>
        <table:table-column table:style-name="co2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Buy Max</text:p>
          </table:table-cell>
          <table:table-cell table:style-name="ce6" office:value-type="string" calcext:value-type="string">
            <text:p>Sell Min</text:p>
          </table:table-cell>
          <table:table-cell table:style-name="ce8" office:value-type="string" calcext:value-type="string">
            <text:p>Spread</text:p>
          </table:table-cell>
          <table:table-cell table:style-name="ce1" office:value-type="string" calcext:value-type="string">
            <text:p>Isk Spread</text:p>
          </table:table-cell>
          <table:table-cell table:style-name="ce2" office:value-type="string" calcext:value-type="string">
            <text:p>Average Sell Min</text:p>
          </table:table-cell>
          <table:table-cell table:style-name="ce2" office:value-type="string" calcext:value-type="string">
            <text:p>Average Buy Max</text:p>
          </table:table-cell>
        </table:table-row>
        <table:table-row table:style-name="ro1">
          <table:table-cell office:value-type="string" calcext:value-type="string">
            <text:p>'Arbalest' Heavy Missile Launcher</text:p>
          </table:table-cell>
          <table:table-cell office:value-type="currency" office:currency="USD" office:value="1352024.59346365" calcext:value-type="currency">
            <text:p>$1,352,025</text:p>
          </table:table-cell>
          <table:table-cell office:value-type="currency" office:currency="USD" office:value="2333716.07789189" calcext:value-type="currency">
            <text:p>$2,333,716.08</text:p>
          </table:table-cell>
          <table:table-cell table:formula="of:=([.$C2] - [.$B2] )/ [.$B2]" office:value-type="percentage" office:value="0.726089961065961" calcext:value-type="percentage">
            <text:p>72.61%</text:p>
          </table:table-cell>
          <table:table-cell table:style-name="ce3" table:formula="of:=[.$C2] - [.$B2]" office:value-type="currency" office:currency="USD" office:value="981691.484428242" calcext:value-type="currency">
            <text:p>$981,691</text:p>
          </table:table-cell>
          <table:table-cell office:value-type="currency" office:currency="USD" office:value="2361467.5193036" calcext:value-type="currency">
            <text:p>$2,361,468</text:p>
          </table:table-cell>
          <table:table-cell office:value-type="currency" office:currency="USD" office:value="1342942.94388878" calcext:value-type="currency">
            <text:p>$1,342,943</text:p>
          </table:table-cell>
        </table:table-row>
        <table:table-row table:style-name="ro1">
          <table:table-cell office:value-type="string" calcext:value-type="string">
            <text:p>100MN Afterburner II</text:p>
          </table:table-cell>
          <table:table-cell table:style-name="ce4" office:value-type="currency" office:currency="USD" office:value="3102721.45162485" calcext:value-type="currency">
            <text:p>$3,102,721</text:p>
          </table:table-cell>
          <table:table-cell office:value-type="currency" office:currency="USD" office:value="4085995.10055777" calcext:value-type="currency">
            <text:p>$4,085,995.10</text:p>
          </table:table-cell>
          <table:table-cell table:formula="of:=([.$C3] - [.$B3] )/ [.$B3]" office:value-type="percentage" office:value="0.316906839451537" calcext:value-type="percentage">
            <text:p>31.69%</text:p>
          </table:table-cell>
          <table:table-cell table:style-name="ce3" table:formula="of:=[.$C3] - [.$B3]" office:value-type="currency" office:currency="USD" office:value="983273.648932917" calcext:value-type="currency">
            <text:p>$983,274</text:p>
          </table:table-cell>
          <table:table-cell office:value-type="currency" office:currency="USD" office:value="4014946.55927036" calcext:value-type="currency">
            <text:p>$4,014,947</text:p>
          </table:table-cell>
          <table:table-cell office:value-type="currency" office:currency="USD" office:value="3025314.5666217" calcext:value-type="currency">
            <text:p>$3,025,315</text:p>
          </table:table-cell>
        </table:table-row>
        <table:table-row table:style-name="ro1">
          <table:table-cell office:value-type="string" calcext:value-type="string">
            <text:p>10MN Afterburner II</text:p>
          </table:table-cell>
          <table:table-cell office:value-type="currency" office:currency="USD" office:value="1714545.83713615" calcext:value-type="currency">
            <text:p>$1,714,546</text:p>
          </table:table-cell>
          <table:table-cell office:value-type="currency" office:currency="USD" office:value="2109021.0675821" calcext:value-type="currency">
            <text:p>$2,109,021.07</text:p>
          </table:table-cell>
          <table:table-cell table:formula="of:=([.$C4] - [.$B4] )/ [.$B4]" office:value-type="percentage" office:value="0.230075639800244" calcext:value-type="percentage">
            <text:p>23.01%</text:p>
          </table:table-cell>
          <table:table-cell table:style-name="ce3" table:formula="of:=[.$C4] - [.$B4]" office:value-type="currency" office:currency="USD" office:value="394475.230445945" calcext:value-type="currency">
            <text:p>$394,475</text:p>
          </table:table-cell>
          <table:table-cell office:value-type="currency" office:currency="USD" office:value="2129597.75780434" calcext:value-type="currency">
            <text:p>$2,129,598</text:p>
          </table:table-cell>
          <table:table-cell office:value-type="currency" office:currency="USD" office:value="1679199.79668562" calcext:value-type="currency">
            <text:p>$1,679,200</text:p>
          </table:table-cell>
        </table:table-row>
        <table:table-row table:style-name="ro1">
          <table:table-cell office:value-type="string" calcext:value-type="string">
            <text:p>1400mm 'Scout' Artillery I</text:p>
          </table:table-cell>
          <table:table-cell office:value-type="currency" office:currency="USD" office:value="1347445.13873684" calcext:value-type="currency">
            <text:p>$1,347,445</text:p>
          </table:table-cell>
          <table:table-cell office:value-type="currency" office:currency="USD" office:value="3226301.12557769" calcext:value-type="currency">
            <text:p>$3,226,301.13</text:p>
          </table:table-cell>
          <table:table-cell table:formula="of:=([.$C5] - [.$B5] )/ [.$B5]" office:value-type="percentage" office:value="1.39438403303171" calcext:value-type="percentage">
            <text:p>139.44%</text:p>
          </table:table-cell>
          <table:table-cell table:style-name="ce3" table:formula="of:=[.$C5] - [.$B5]" office:value-type="currency" office:currency="USD" office:value="1878855.98684085" calcext:value-type="currency">
            <text:p>$1,878,856</text:p>
          </table:table-cell>
          <table:table-cell office:value-type="currency" office:currency="USD" office:value="3412711.91916553" calcext:value-type="currency">
            <text:p>$3,412,712</text:p>
          </table:table-cell>
          <table:table-cell office:value-type="currency" office:currency="USD" office:value="1368203.99796516" calcext:value-type="currency">
            <text:p>$1,368,204</text:p>
          </table:table-cell>
        </table:table-row>
        <table:table-row table:style-name="ro1">
          <table:table-cell office:value-type="string" calcext:value-type="string">
            <text:p>150mm Railgun II</text:p>
          </table:table-cell>
          <table:table-cell table:style-name="ce5" office:value-type="currency" office:currency="USD" office:value="636066.64249323" calcext:value-type="currency">
            <text:p>$636,067</text:p>
          </table:table-cell>
          <table:table-cell office:value-type="currency" office:currency="USD" office:value="1590508.43688402" calcext:value-type="currency">
            <text:p>$1,590,508.44</text:p>
          </table:table-cell>
          <table:table-cell table:formula="of:=([.$C6] - [.$B6] )/ [.$B6]" office:value-type="percentage" office:value="1.50053741326476" calcext:value-type="percentage">
            <text:p>150.05%</text:p>
          </table:table-cell>
          <table:table-cell table:style-name="ce3" table:formula="of:=[.$C6] - [.$B6]" office:value-type="currency" office:currency="USD" office:value="954441.794390792" calcext:value-type="currency">
            <text:p>$954,442</text:p>
          </table:table-cell>
          <table:table-cell office:value-type="currency" office:currency="USD" office:value="1439837.46630131" calcext:value-type="currency">
            <text:p>$1,439,837</text:p>
          </table:table-cell>
          <table:table-cell office:value-type="currency" office:currency="USD" office:value="602974.749884738" calcext:value-type="currency">
            <text:p>$602,975</text:p>
          </table:table-cell>
        </table:table-row>
        <table:table-row table:style-name="ro1">
          <table:table-cell office:value-type="string" calcext:value-type="string">
            <text:p>1600mm Steel Plates II</text:p>
          </table:table-cell>
          <table:table-cell office:value-type="currency" office:currency="USD" office:value="2610773.13981468" calcext:value-type="currency">
            <text:p>$2,610,773</text:p>
          </table:table-cell>
          <table:table-cell office:value-type="currency" office:currency="USD" office:value="4165880.13413098" calcext:value-type="currency">
            <text:p>$4,165,880.13</text:p>
          </table:table-cell>
          <table:table-cell table:formula="of:=([.$C7] - [.$B7] )/ [.$B7]" office:value-type="percentage" office:value="0.595649989882571" calcext:value-type="percentage">
            <text:p>59.56%</text:p>
          </table:table-cell>
          <table:table-cell table:style-name="ce3" table:formula="of:=[.$C7] - [.$B7]" office:value-type="currency" office:currency="USD" office:value="1555106.9943163" calcext:value-type="currency">
            <text:p>$1,555,107</text:p>
          </table:table-cell>
          <table:table-cell office:value-type="currency" office:currency="USD" office:value="3896910.18293702" calcext:value-type="currency">
            <text:p>$3,896,910</text:p>
          </table:table-cell>
          <table:table-cell office:value-type="currency" office:currency="USD" office:value="2358062.71181241" calcext:value-type="currency">
            <text:p>$2,358,063</text:p>
          </table:table-cell>
        </table:table-row>
        <table:table-row table:style-name="ro1">
          <table:table-cell office:value-type="string" calcext:value-type="string">
            <text:p>1MN Afterburner II</text:p>
          </table:table-cell>
          <table:table-cell office:value-type="currency" office:currency="USD" office:value="1316436.81881158" calcext:value-type="currency">
            <text:p>$1,316,437</text:p>
          </table:table-cell>
          <table:table-cell office:value-type="currency" office:currency="USD" office:value="2758086.02103606" calcext:value-type="currency">
            <text:p>$2,758,086.02</text:p>
          </table:table-cell>
          <table:table-cell table:formula="of:=([.$C8] - [.$B8] )/ [.$B8]" office:value-type="percentage" office:value="1.09511461668623" calcext:value-type="percentage">
            <text:p>109.51%</text:p>
          </table:table-cell>
          <table:table-cell table:style-name="ce3" table:formula="of:=[.$C8] - [.$B8]" office:value-type="currency" office:currency="USD" office:value="1441649.20222448" calcext:value-type="currency">
            <text:p>$1,441,649</text:p>
          </table:table-cell>
          <table:table-cell office:value-type="currency" office:currency="USD" office:value="2603667.53118927" calcext:value-type="currency">
            <text:p>$2,603,668</text:p>
          </table:table-cell>
          <table:table-cell office:value-type="currency" office:currency="USD" office:value="1251441.86461637" calcext:value-type="currency">
            <text:p>$1,251,442</text:p>
          </table:table-cell>
        </table:table-row>
        <table:table-row table:style-name="ro1">
          <table:table-cell office:value-type="string" calcext:value-type="string">
            <text:p>200mm AutoCannon II</text:p>
          </table:table-cell>
          <table:table-cell office:value-type="currency" office:currency="USD" office:value="402355.561948052" calcext:value-type="currency">
            <text:p>$402,356</text:p>
          </table:table-cell>
          <table:table-cell office:value-type="currency" office:currency="USD" office:value="571366.318794854" calcext:value-type="currency">
            <text:p>$571,366.32</text:p>
          </table:table-cell>
          <table:table-cell table:formula="of:=([.$C9] - [.$B9] )/ [.$B9]" office:value-type="percentage" office:value="0.420053238554767" calcext:value-type="percentage">
            <text:p>42.01%</text:p>
          </table:table-cell>
          <table:table-cell table:style-name="ce3" table:formula="of:=[.$C9] - [.$B9]" office:value-type="currency" office:currency="USD" office:value="169010.756846803" calcext:value-type="currency">
            <text:p>$169,011</text:p>
          </table:table-cell>
          <table:table-cell office:value-type="currency" office:currency="USD" office:value="573333.265722343" calcext:value-type="currency">
            <text:p>$573,333</text:p>
          </table:table-cell>
          <table:table-cell office:value-type="currency" office:currency="USD" office:value="402333.306687001" calcext:value-type="currency">
            <text:p>$402,333</text:p>
          </table:table-cell>
        </table:table-row>
        <table:table-row table:style-name="ro1">
          <table:table-cell office:value-type="string" calcext:value-type="string">
            <text:p>200mm Steel Plates II</text:p>
          </table:table-cell>
          <table:table-cell office:value-type="currency" office:currency="USD" office:value="270475.524825737" calcext:value-type="currency">
            <text:p>$270,476</text:p>
          </table:table-cell>
          <table:table-cell office:value-type="currency" office:currency="USD" office:value="563475.417509302" calcext:value-type="currency">
            <text:p>$563,475.42</text:p>
          </table:table-cell>
          <table:table-cell table:formula="of:=([.$C10] - [.$B10] )/ [.$B10]" office:value-type="percentage" office:value="1.08327691709754" calcext:value-type="percentage">
            <text:p>108.33%</text:p>
          </table:table-cell>
          <table:table-cell table:style-name="ce3" table:formula="of:=[.$C10] - [.$B10]" office:value-type="currency" office:currency="USD" office:value="292999.892683565" calcext:value-type="currency">
            <text:p>$293,000</text:p>
          </table:table-cell>
          <table:table-cell office:value-type="currency" office:currency="USD" office:value="558937.036576491" calcext:value-type="currency">
            <text:p>$558,937</text:p>
          </table:table-cell>
          <table:table-cell office:value-type="currency" office:currency="USD" office:value="269295.504350529" calcext:value-type="currency">
            <text:p>$269,296</text:p>
          </table:table-cell>
        </table:table-row>
        <table:table-row table:style-name="ro1">
          <table:table-cell office:value-type="string" calcext:value-type="string">
            <text:p>220mm Vulcan AutoCannon II</text:p>
          </table:table-cell>
          <table:table-cell office:value-type="currency" office:currency="USD" office:value="986727.472087327" calcext:value-type="currency">
            <text:p>$986,727</text:p>
          </table:table-cell>
          <table:table-cell office:value-type="currency" office:currency="USD" office:value="1291546.79974036" calcext:value-type="currency">
            <text:p>$1,291,546.80</text:p>
          </table:table-cell>
          <table:table-cell table:formula="of:=([.$C11] - [.$B11] )/ [.$B11]" office:value-type="percentage" office:value="0.308919469940584" calcext:value-type="percentage">
            <text:p>30.89%</text:p>
          </table:table-cell>
          <table:table-cell table:style-name="ce3" table:formula="of:=[.$C11] - [.$B11]" office:value-type="currency" office:currency="USD" office:value="304819.327653029" calcext:value-type="currency">
            <text:p>$304,819</text:p>
          </table:table-cell>
          <table:table-cell office:value-type="currency" office:currency="USD" office:value="1290966.08062444" calcext:value-type="currency">
            <text:p>$1,290,966</text:p>
          </table:table-cell>
          <table:table-cell office:value-type="currency" office:currency="USD" office:value="982804.05795184" calcext:value-type="currency">
            <text:p>$982,804</text:p>
          </table:table-cell>
        </table:table-row>
        <table:table-row table:style-name="ro1">
          <table:table-cell office:value-type="string" calcext:value-type="string">
            <text:p>280mm Howitzer Artillery II</text:p>
          </table:table-cell>
          <table:table-cell office:value-type="currency" office:currency="USD" office:value="647809.399262956" calcext:value-type="currency">
            <text:p>$647,809</text:p>
          </table:table-cell>
          <table:table-cell office:value-type="currency" office:currency="USD" office:value="909398.309325678" calcext:value-type="currency">
            <text:p>$909,398.31</text:p>
          </table:table-cell>
          <table:table-cell table:formula="of:=([.$C12] - [.$B12] )/ [.$B12]" office:value-type="percentage" office:value="0.403805363676947" calcext:value-type="percentage">
            <text:p>40.38%</text:p>
          </table:table-cell>
          <table:table-cell table:style-name="ce3" table:formula="of:=[.$C12] - [.$B12]" office:value-type="currency" office:currency="USD" office:value="261588.910062722" calcext:value-type="currency">
            <text:p>$261,589</text:p>
          </table:table-cell>
          <table:table-cell office:value-type="currency" office:currency="USD" office:value="909941.814591477" calcext:value-type="currency">
            <text:p>$909,942</text:p>
          </table:table-cell>
          <table:table-cell office:value-type="currency" office:currency="USD" office:value="648210.727177545" calcext:value-type="currency">
            <text:p>$648,211</text:p>
          </table:table-cell>
        </table:table-row>
        <table:table-row table:style-name="ro1">
          <table:table-cell office:value-type="string" calcext:value-type="string">
            <text:p>50MN Cold-Gas Enduring Microwarpdrive</text:p>
          </table:table-cell>
          <table:table-cell office:value-type="currency" office:currency="USD" office:value="6106.07264864865" calcext:value-type="currency">
            <text:p>$6,106</text:p>
          </table:table-cell>
          <table:table-cell office:value-type="currency" office:currency="USD" office:value="21222.1679307897" calcext:value-type="currency">
            <text:p>$21,222.17</text:p>
          </table:table-cell>
          <table:table-cell table:formula="of:=([.$C13] - [.$B13] )/ [.$B13]" office:value-type="percentage" office:value="2.47558392307803" calcext:value-type="percentage">
            <text:p>247.56%</text:p>
          </table:table-cell>
          <table:table-cell table:style-name="ce3" table:formula="of:=[.$C13] - [.$B13]" office:value-type="currency" office:currency="USD" office:value="15116.0952821411" calcext:value-type="currency">
            <text:p>$15,116</text:p>
          </table:table-cell>
          <table:table-cell office:value-type="currency" office:currency="USD" office:value="21039.0698328824" calcext:value-type="currency">
            <text:p>$21,039</text:p>
          </table:table-cell>
          <table:table-cell office:value-type="currency" office:currency="USD" office:value="6295.42278983995" calcext:value-type="currency">
            <text:p>$6,295</text:p>
          </table:table-cell>
        </table:table-row>
        <table:table-row table:style-name="ro1">
          <table:table-cell office:value-type="string" calcext:value-type="string">
            <text:p>50MN Quad LiF Restrained Microwarpdrive</text:p>
          </table:table-cell>
          <table:table-cell office:value-type="currency" office:currency="USD" office:value="5866.2387587822" calcext:value-type="currency">
            <text:p>$5,866</text:p>
          </table:table-cell>
          <table:table-cell office:value-type="currency" office:currency="USD" office:value="15510.2093021995" calcext:value-type="currency">
            <text:p>$15,510.21</text:p>
          </table:table-cell>
          <table:table-cell table:formula="of:=([.$C14] - [.$B14] )/ [.$B14]" office:value-type="percentage" office:value="1.64397852524831" calcext:value-type="percentage">
            <text:p>164.40%</text:p>
          </table:table-cell>
          <table:table-cell table:style-name="ce3" table:formula="of:=[.$C14] - [.$B14]" office:value-type="currency" office:currency="USD" office:value="9643.97054341726" calcext:value-type="currency">
            <text:p>$9,644</text:p>
          </table:table-cell>
          <table:table-cell office:value-type="currency" office:currency="USD" office:value="16196.3941646273" calcext:value-type="currency">
            <text:p>$16,196</text:p>
          </table:table-cell>
          <table:table-cell office:value-type="currency" office:currency="USD" office:value="5854.46123661907" calcext:value-type="currency">
            <text:p>$5,854</text:p>
          </table:table-cell>
        </table:table-row>
        <table:table-row table:style-name="ro1">
          <table:table-cell office:value-type="string" calcext:value-type="string">
            <text:p>50MN Y-T8 Compact Microwarpdrive</text:p>
          </table:table-cell>
          <table:table-cell office:value-type="currency" office:currency="USD" office:value="29500.2435078113" calcext:value-type="currency">
            <text:p>$29,500</text:p>
          </table:table-cell>
          <table:table-cell office:value-type="currency" office:currency="USD" office:value="855153.745619085" calcext:value-type="currency">
            <text:p>$855,153.75</text:p>
          </table:table-cell>
          <table:table-cell table:formula="of:=([.$C15] - [.$B15] )/ [.$B15]" office:value-type="percentage" office:value="27.9880232816604" calcext:value-type="percentage">
            <text:p>2798.80%</text:p>
          </table:table-cell>
          <table:table-cell table:style-name="ce3" table:formula="of:=[.$C15] - [.$B15]" office:value-type="currency" office:currency="USD" office:value="825653.502111273" calcext:value-type="currency">
            <text:p>$825,654</text:p>
          </table:table-cell>
          <table:table-cell office:value-type="currency" office:currency="USD" office:value="812073.075971881" calcext:value-type="currency">
            <text:p>$812,073</text:p>
          </table:table-cell>
          <table:table-cell office:value-type="currency" office:currency="USD" office:value="29869.1108278532" calcext:value-type="currency">
            <text:p>$29,869</text:p>
          </table:table-cell>
        </table:table-row>
        <table:table-row table:style-name="ro1">
          <table:table-cell office:value-type="string" calcext:value-type="string">
            <text:p>5MN Microwarpdrive II</text:p>
          </table:table-cell>
          <table:table-cell office:value-type="currency" office:currency="USD" office:value="2144405.02266563" calcext:value-type="currency">
            <text:p>$2,144,405</text:p>
          </table:table-cell>
          <table:table-cell office:value-type="currency" office:currency="USD" office:value="2772534.71944118" calcext:value-type="currency">
            <text:p>$2,772,534.72</text:p>
          </table:table-cell>
          <table:table-cell table:formula="of:=([.$C16] - [.$B16] )/ [.$B16]" office:value-type="percentage" office:value="0.29291560602425" calcext:value-type="percentage">
            <text:p>29.29%</text:p>
          </table:table-cell>
          <table:table-cell table:style-name="ce3" table:formula="of:=[.$C16] - [.$B16]" office:value-type="currency" office:currency="USD" office:value="628129.696775548" calcext:value-type="currency">
            <text:p>$628,130</text:p>
          </table:table-cell>
          <table:table-cell office:value-type="currency" office:currency="USD" office:value="2794766.60804105" calcext:value-type="currency">
            <text:p>$2,794,767</text:p>
          </table:table-cell>
          <table:table-cell office:value-type="currency" office:currency="USD" office:value="2176233.39683494" calcext:value-type="currency">
            <text:p>$2,176,233</text:p>
          </table:table-cell>
        </table:table-row>
        <table:table-row table:style-name="ro1">
          <table:table-cell office:value-type="string" calcext:value-type="string">
            <text:p>5MN Quad LiF Restrained Microwarpdrive</text:p>
          </table:table-cell>
          <table:table-cell office:value-type="currency" office:currency="USD" office:value="10308.3874358974" calcext:value-type="currency">
            <text:p>$10,308</text:p>
          </table:table-cell>
          <table:table-cell office:value-type="currency" office:currency="USD" office:value="28481.6600884312" calcext:value-type="currency">
            <text:p>$28,481.66</text:p>
          </table:table-cell>
          <table:table-cell table:formula="of:=([.$C17] - [.$B17] )/ [.$B17]" office:value-type="percentage" office:value="1.76295980002149" calcext:value-type="percentage">
            <text:p>176.30%</text:p>
          </table:table-cell>
          <table:table-cell table:style-name="ce3" table:formula="of:=[.$C17] - [.$B17]" office:value-type="currency" office:currency="USD" office:value="18173.2726525338" calcext:value-type="currency">
            <text:p>$18,173</text:p>
          </table:table-cell>
          <table:table-cell office:value-type="currency" office:currency="USD" office:value="38111.3472197041" calcext:value-type="currency">
            <text:p>$38,111</text:p>
          </table:table-cell>
          <table:table-cell office:value-type="currency" office:currency="USD" office:value="10396.8721178382" calcext:value-type="currency">
            <text:p>$10,397</text:p>
          </table:table-cell>
        </table:table-row>
        <table:table-row table:style-name="ro1">
          <table:table-cell office:value-type="string" calcext:value-type="string">
            <text:p>720mm Howitzer Artillery II</text:p>
          </table:table-cell>
          <table:table-cell office:value-type="currency" office:currency="USD" office:value="1625662.3632935" calcext:value-type="currency">
            <text:p>$1,625,662</text:p>
          </table:table-cell>
          <table:table-cell office:value-type="currency" office:currency="USD" office:value="2359994.77605319" calcext:value-type="currency">
            <text:p>$2,359,994.78</text:p>
          </table:table-cell>
          <table:table-cell table:formula="of:=([.$C18] - [.$B18] )/ [.$B18]" office:value-type="percentage" office:value="0.451712747579371" calcext:value-type="percentage">
            <text:p>45.17%</text:p>
          </table:table-cell>
          <table:table-cell table:style-name="ce3" table:formula="of:=[.$C18] - [.$B18]" office:value-type="currency" office:currency="USD" office:value="734332.412759683" calcext:value-type="currency">
            <text:p>$734,332</text:p>
          </table:table-cell>
          <table:table-cell office:value-type="currency" office:currency="USD" office:value="2337376.08556003" calcext:value-type="currency">
            <text:p>$2,337,376</text:p>
          </table:table-cell>
          <table:table-cell office:value-type="currency" office:currency="USD" office:value="1591174.56108635" calcext:value-type="currency">
            <text:p>$1,591,175</text:p>
          </table:table-cell>
        </table:table-row>
        <table:table-row table:style-name="ro1">
          <table:table-cell office:value-type="string" calcext:value-type="string">
            <text:p>Acolyte II</text:p>
          </table:table-cell>
          <table:table-cell office:value-type="currency" office:currency="USD" office:value="330690.413377052" calcext:value-type="currency">
            <text:p>$330,690</text:p>
          </table:table-cell>
          <table:table-cell office:value-type="currency" office:currency="USD" office:value="617543.209117803" calcext:value-type="currency">
            <text:p>$617,543.21</text:p>
          </table:table-cell>
          <table:table-cell table:formula="of:=([.$C19] - [.$B19] )/ [.$B19]" office:value-type="percentage" office:value="0.867436079598964" calcext:value-type="percentage">
            <text:p>86.74%</text:p>
          </table:table-cell>
          <table:table-cell table:style-name="ce3" table:formula="of:=[.$C19] - [.$B19]" office:value-type="currency" office:currency="USD" office:value="286852.795740751" calcext:value-type="currency">
            <text:p>$286,853</text:p>
          </table:table-cell>
          <table:table-cell office:value-type="currency" office:currency="USD" office:value="622195.852031924" calcext:value-type="currency">
            <text:p>$622,196</text:p>
          </table:table-cell>
          <table:table-cell office:value-type="currency" office:currency="USD" office:value="330355.118095679" calcext:value-type="currency">
            <text:p>$330,355</text:p>
          </table:table-cell>
        </table:table-row>
        <table:table-row table:style-name="ro1">
          <table:table-cell office:value-type="string" calcext:value-type="string">
            <text:p>Adaptive Invulnerability Field II</text:p>
          </table:table-cell>
          <table:table-cell office:value-type="currency" office:currency="USD" office:value="1828673.5357122" calcext:value-type="currency">
            <text:p>$1,828,674</text:p>
          </table:table-cell>
          <table:table-cell office:value-type="currency" office:currency="USD" office:value="2165851.03288531" calcext:value-type="currency">
            <text:p>$2,165,851.03</text:p>
          </table:table-cell>
          <table:table-cell table:formula="of:=([.$C20] - [.$B20] )/ [.$B20]" office:value-type="percentage" office:value="0.184383647812672" calcext:value-type="percentage">
            <text:p>18.44%</text:p>
          </table:table-cell>
          <table:table-cell table:style-name="ce3" table:formula="of:=[.$C20] - [.$B20]" office:value-type="currency" office:currency="USD" office:value="337177.497173112" calcext:value-type="currency">
            <text:p>$337,177</text:p>
          </table:table-cell>
          <table:table-cell office:value-type="currency" office:currency="USD" office:value="2183964.84651019" calcext:value-type="currency">
            <text:p>$2,183,965</text:p>
          </table:table-cell>
          <table:table-cell office:value-type="currency" office:currency="USD" office:value="1814140.85497401" calcext:value-type="currency">
            <text:p>$1,814,141</text:p>
          </table:table-cell>
        </table:table-row>
        <table:table-row table:style-name="ro1">
          <table:table-cell office:value-type="string" calcext:value-type="string">
            <text:p>Adaptive Nano Plating II</text:p>
          </table:table-cell>
          <table:table-cell office:value-type="currency" office:currency="USD" office:value="181433.395808033" calcext:value-type="currency">
            <text:p>$181,433</text:p>
          </table:table-cell>
          <table:table-cell office:value-type="currency" office:currency="USD" office:value="576744.865484271" calcext:value-type="currency">
            <text:p>$576,744.87</text:p>
          </table:table-cell>
          <table:table-cell table:formula="of:=([.$C21] - [.$B21] )/ [.$B21]" office:value-type="percentage" office:value="2.17882417906403" calcext:value-type="percentage">
            <text:p>217.88%</text:p>
          </table:table-cell>
          <table:table-cell table:style-name="ce3" table:formula="of:=[.$C21] - [.$B21]" office:value-type="currency" office:currency="USD" office:value="395311.469676237" calcext:value-type="currency">
            <text:p>$395,311</text:p>
          </table:table-cell>
          <table:table-cell office:value-type="currency" office:currency="USD" office:value="769990.389411087" calcext:value-type="currency">
            <text:p>$769,990</text:p>
          </table:table-cell>
          <table:table-cell office:value-type="currency" office:currency="USD" office:value="172791.364029473" calcext:value-type="currency">
            <text:p>$172,791</text:p>
          </table:table-cell>
        </table:table-row>
        <table:table-row table:style-name="ro1">
          <table:table-cell office:value-type="string" calcext:value-type="string">
            <text:p>Anathema</text:p>
          </table:table-cell>
          <table:table-cell office:value-type="currency" office:currency="USD" office:value="18263539.2464093" calcext:value-type="currency">
            <text:p>$18,263,539</text:p>
          </table:table-cell>
          <table:table-cell office:value-type="currency" office:currency="USD" office:value="25946719.1532128" calcext:value-type="currency">
            <text:p>$25,946,719.15</text:p>
          </table:table-cell>
          <table:table-cell table:formula="of:=([.$C22] - [.$B22] )/ [.$B22]" office:value-type="percentage" office:value="0.42068406364961" calcext:value-type="percentage">
            <text:p>42.07%</text:p>
          </table:table-cell>
          <table:table-cell table:style-name="ce3" table:formula="of:=[.$C22] - [.$B22]" office:value-type="currency" office:currency="USD" office:value="7683179.90680358" calcext:value-type="currency">
            <text:p>$7,683,180</text:p>
          </table:table-cell>
          <table:table-cell office:value-type="currency" office:currency="USD" office:value="25208073.6733609" calcext:value-type="currency">
            <text:p>$25,208,074</text:p>
          </table:table-cell>
          <table:table-cell office:value-type="currency" office:currency="USD" office:value="18109287.0577689" calcext:value-type="currency">
            <text:p>$18,109,287</text:p>
          </table:table-cell>
        </table:table-row>
        <table:table-row table:style-name="ro1">
          <table:table-cell office:value-type="string" calcext:value-type="string">
            <text:p>Ares</text:p>
          </table:table-cell>
          <table:table-cell office:value-type="currency" office:currency="USD" office:value="19076204.5310959" calcext:value-type="currency">
            <text:p>$19,076,205</text:p>
          </table:table-cell>
          <table:table-cell office:value-type="currency" office:currency="USD" office:value="23717595.2105766" calcext:value-type="currency">
            <text:p>$23,717,595.21</text:p>
          </table:table-cell>
          <table:table-cell table:formula="of:=([.$C23] - [.$B23] )/ [.$B23]" office:value-type="percentage" office:value="0.243307869336106" calcext:value-type="percentage">
            <text:p>24.33%</text:p>
          </table:table-cell>
          <table:table-cell table:style-name="ce3" table:formula="of:=[.$C23] - [.$B23]" office:value-type="currency" office:currency="USD" office:value="4641390.67948071" calcext:value-type="currency">
            <text:p>$4,641,391</text:p>
          </table:table-cell>
          <table:table-cell office:value-type="currency" office:currency="USD" office:value="23850023.5805194" calcext:value-type="currency">
            <text:p>$23,850,024</text:p>
          </table:table-cell>
          <table:table-cell office:value-type="currency" office:currency="USD" office:value="17482919.3315428" calcext:value-type="currency">
            <text:p>$17,482,919</text:p>
          </table:table-cell>
        </table:table-row>
        <table:table-row table:style-name="ro1">
          <table:table-cell office:value-type="string" calcext:value-type="string">
            <text:p>Astero</text:p>
          </table:table-cell>
          <table:table-cell office:value-type="currency" office:currency="USD" office:value="51011991.2475591" calcext:value-type="currency">
            <text:p>$51,011,991</text:p>
          </table:table-cell>
          <table:table-cell office:value-type="currency" office:currency="USD" office:value="60908194.0503746" calcext:value-type="currency">
            <text:p>$60,908,194.05</text:p>
          </table:table-cell>
          <table:table-cell table:formula="of:=([.$C24] - [.$B24] )/ [.$B24]" office:value-type="percentage" office:value="0.193997579016073" calcext:value-type="percentage">
            <text:p>19.40%</text:p>
          </table:table-cell>
          <table:table-cell table:style-name="ce3" table:formula="of:=[.$C24] - [.$B24]" office:value-type="currency" office:currency="USD" office:value="9896202.80281559" calcext:value-type="currency">
            <text:p>$9,896,203</text:p>
          </table:table-cell>
          <table:table-cell office:value-type="currency" office:currency="USD" office:value="61104263.4836906" calcext:value-type="currency">
            <text:p>$61,104,263</text:p>
          </table:table-cell>
          <table:table-cell office:value-type="currency" office:currency="USD" office:value="50941061.4766868" calcext:value-type="currency">
            <text:p>$50,941,061</text:p>
          </table:table-cell>
        </table:table-row>
        <table:table-row table:style-name="ro1">
          <table:table-cell office:value-type="string" calcext:value-type="string">
            <text:p>Ballistic Control System II</text:p>
          </table:table-cell>
          <table:table-cell office:value-type="currency" office:currency="USD" office:value="812996.780122783" calcext:value-type="currency">
            <text:p>$812,997</text:p>
          </table:table-cell>
          <table:table-cell office:value-type="currency" office:currency="USD" office:value="1467618.22426593" calcext:value-type="currency">
            <text:p>$1,467,618.22</text:p>
          </table:table-cell>
          <table:table-cell table:formula="of:=([.$C25] - [.$B25] )/ [.$B25]" office:value-type="percentage" office:value="0.805195617188404" calcext:value-type="percentage">
            <text:p>80.52%</text:p>
          </table:table-cell>
          <table:table-cell table:style-name="ce3" table:formula="of:=[.$C25] - [.$B25]" office:value-type="currency" office:currency="USD" office:value="654621.444143149" calcext:value-type="currency">
            <text:p>$654,621</text:p>
          </table:table-cell>
          <table:table-cell office:value-type="currency" office:currency="USD" office:value="1440886.32124739" calcext:value-type="currency">
            <text:p>$1,440,886</text:p>
          </table:table-cell>
          <table:table-cell office:value-type="currency" office:currency="USD" office:value="808845.130216805" calcext:value-type="currency">
            <text:p>$808,845</text:p>
          </table:table-cell>
        </table:table-row>
        <table:table-row table:style-name="ro1">
          <table:table-cell office:value-type="string" calcext:value-type="string">
            <text:p>Bouncer II</text:p>
          </table:table-cell>
          <table:table-cell office:value-type="currency" office:currency="USD" office:value="589915.142629239" calcext:value-type="currency">
            <text:p>$589,915</text:p>
          </table:table-cell>
          <table:table-cell office:value-type="currency" office:currency="USD" office:value="946329.054850784" calcext:value-type="currency">
            <text:p>$946,329.05</text:p>
          </table:table-cell>
          <table:table-cell table:formula="of:=([.$C26] - [.$B26] )/ [.$B26]" office:value-type="percentage" office:value="0.60417827322251" calcext:value-type="percentage">
            <text:p>60.42%</text:p>
          </table:table-cell>
          <table:table-cell table:style-name="ce3" table:formula="of:=[.$C26] - [.$B26]" office:value-type="currency" office:currency="USD" office:value="356413.912221545" calcext:value-type="currency">
            <text:p>$356,414</text:p>
          </table:table-cell>
          <table:table-cell office:value-type="currency" office:currency="USD" office:value="883640.151169586" calcext:value-type="currency">
            <text:p>$883,640</text:p>
          </table:table-cell>
          <table:table-cell office:value-type="currency" office:currency="USD" office:value="591918.712065569" calcext:value-type="currency">
            <text:p>$591,919</text:p>
          </table:table-cell>
        </table:table-row>
        <table:table-row table:style-name="ro1">
          <table:table-cell office:value-type="string" calcext:value-type="string">
            <text:p>Broadsword</text:p>
          </table:table-cell>
          <table:table-cell office:value-type="currency" office:currency="USD" office:value="218754730.143913" calcext:value-type="currency">
            <text:p>$218,754,730</text:p>
          </table:table-cell>
          <table:table-cell office:value-type="currency" office:currency="USD" office:value="248756209.183824" calcext:value-type="currency">
            <text:p>$248,756,209.18</text:p>
          </table:table-cell>
          <table:table-cell table:formula="of:=([.$C27] - [.$B27] )/ [.$B27]" office:value-type="percentage" office:value="0.137146652875452" calcext:value-type="percentage">
            <text:p>13.71%</text:p>
          </table:table-cell>
          <table:table-cell table:style-name="ce3" table:formula="of:=[.$C27] - [.$B27]" office:value-type="currency" office:currency="USD" office:value="30001479.0399105" calcext:value-type="currency">
            <text:p>$30,001,479</text:p>
          </table:table-cell>
          <table:table-cell office:value-type="currency" office:currency="USD" office:value="251073494.606007" calcext:value-type="currency">
            <text:p>$251,073,495</text:p>
          </table:table-cell>
          <table:table-cell office:value-type="currency" office:currency="USD" office:value="218703024.477527" calcext:value-type="currency">
            <text:p>$218,703,024</text:p>
          </table:table-cell>
        </table:table-row>
        <table:table-row table:style-name="ro1">
          <table:table-cell office:value-type="string" calcext:value-type="string">
            <text:p>Buzzard</text:p>
          </table:table-cell>
          <table:table-cell office:value-type="currency" office:currency="USD" office:value="22454911.59075" calcext:value-type="currency">
            <text:p>$22,454,912</text:p>
          </table:table-cell>
          <table:table-cell office:value-type="currency" office:currency="USD" office:value="26941507.9448485" calcext:value-type="currency">
            <text:p>$26,941,507.94</text:p>
          </table:table-cell>
          <table:table-cell table:formula="of:=([.$C28] - [.$B28] )/ [.$B28]" office:value-type="percentage" office:value="0.199804676850595" calcext:value-type="percentage">
            <text:p>19.98%</text:p>
          </table:table-cell>
          <table:table-cell table:style-name="ce3" table:formula="of:=[.$C28] - [.$B28]" office:value-type="currency" office:currency="USD" office:value="4486596.35409848" calcext:value-type="currency">
            <text:p>$4,486,596</text:p>
          </table:table-cell>
          <table:table-cell office:value-type="currency" office:currency="USD" office:value="27256613.0427763" calcext:value-type="currency">
            <text:p>$27,256,613</text:p>
          </table:table-cell>
          <table:table-cell office:value-type="currency" office:currency="USD" office:value="21917629.9299397" calcext:value-type="currency">
            <text:p>$21,917,630</text:p>
          </table:table-cell>
        </table:table-row>
        <table:table-row table:style-name="ro1">
          <table:table-cell office:value-type="string" calcext:value-type="string">
            <text:p>Caldari Navy Antimatter Charge S</text:p>
          </table:table-cell>
          <table:table-cell office:value-type="currency" office:currency="USD" office:value="332.357885911901" calcext:value-type="currency">
            <text:p>$332</text:p>
          </table:table-cell>
          <table:table-cell office:value-type="currency" office:currency="USD" office:value="406.178384331799" calcext:value-type="currency">
            <text:p>$406.18</text:p>
          </table:table-cell>
          <table:table-cell table:formula="of:=([.$C29] - [.$B29] )/ [.$B29]" office:value-type="percentage" office:value="0.222111469440101" calcext:value-type="percentage">
            <text:p>22.21%</text:p>
          </table:table-cell>
          <table:table-cell table:style-name="ce3" table:formula="of:=[.$C29] - [.$B29]" office:value-type="currency" office:currency="USD" office:value="73.8204984198979" calcext:value-type="currency">
            <text:p>$74</text:p>
          </table:table-cell>
          <table:table-cell office:value-type="currency" office:currency="USD" office:value="409.231546510104" calcext:value-type="currency">
            <text:p>$409</text:p>
          </table:table-cell>
          <table:table-cell office:value-type="currency" office:currency="USD" office:value="332.27899576166" calcext:value-type="currency">
            <text:p>$332</text:p>
          </table:table-cell>
        </table:table-row>
        <table:table-row table:style-name="ro1">
          <table:table-cell office:value-type="string" calcext:value-type="string">
            <text:p>Caldari Navy Ballistic Control System</text:p>
          </table:table-cell>
          <table:table-cell office:value-type="currency" office:currency="USD" office:value="78686074.7082258" calcext:value-type="currency">
            <text:p>$78,686,075</text:p>
          </table:table-cell>
          <table:table-cell office:value-type="currency" office:currency="USD" office:value="106218557.790209" calcext:value-type="currency">
            <text:p>$106,218,557.79</text:p>
          </table:table-cell>
          <table:table-cell table:formula="of:=([.$C30] - [.$B30] )/ [.$B30]" office:value-type="percentage" office:value="0.349902866346754" calcext:value-type="percentage">
            <text:p>34.99%</text:p>
          </table:table-cell>
          <table:table-cell table:style-name="ce3" table:formula="of:=[.$C30] - [.$B30]" office:value-type="currency" office:currency="USD" office:value="27532483.0819831" calcext:value-type="currency">
            <text:p>$27,532,483</text:p>
          </table:table-cell>
          <table:table-cell office:value-type="currency" office:currency="USD" office:value="104181283.010174" calcext:value-type="currency">
            <text:p>$104,181,283</text:p>
          </table:table-cell>
          <table:table-cell office:value-type="currency" office:currency="USD" office:value="78728385.9373723" calcext:value-type="currency">
            <text:p>$78,728,386</text:p>
          </table:table-cell>
        </table:table-row>
        <table:table-row table:style-name="ro1">
          <table:table-cell office:value-type="string" calcext:value-type="string">
            <text:p>Caldari Navy Inferno Light Missile</text:p>
          </table:table-cell>
          <table:table-cell office:value-type="currency" office:currency="USD" office:value="579.03835363496" calcext:value-type="currency">
            <text:p>$579</text:p>
          </table:table-cell>
          <table:table-cell office:value-type="currency" office:currency="USD" office:value="790.152836127723" calcext:value-type="currency">
            <text:p>$790.15</text:p>
          </table:table-cell>
          <table:table-cell table:formula="of:=([.$C31] - [.$B31] )/ [.$B31]" office:value-type="percentage" office:value="0.364594989550303" calcext:value-type="percentage">
            <text:p>36.46%</text:p>
          </table:table-cell>
          <table:table-cell table:style-name="ce3" table:formula="of:=[.$C31] - [.$B31]" office:value-type="currency" office:currency="USD" office:value="211.114482492763" calcext:value-type="currency">
            <text:p>$211</text:p>
          </table:table-cell>
          <table:table-cell office:value-type="currency" office:currency="USD" office:value="808.969570781125" calcext:value-type="currency">
            <text:p>$809</text:p>
          </table:table-cell>
          <table:table-cell office:value-type="currency" office:currency="USD" office:value="574.501848602226" calcext:value-type="currency">
            <text:p>$575</text:p>
          </table:table-cell>
        </table:table-row>
        <table:table-row table:style-name="ro1">
          <table:table-cell office:value-type="string" calcext:value-type="string">
            <text:p>Caldari Navy Mjolnir Light Missile</text:p>
          </table:table-cell>
          <table:table-cell office:value-type="currency" office:currency="USD" office:value="600.555167048055" calcext:value-type="currency">
            <text:p>$601</text:p>
          </table:table-cell>
          <table:table-cell office:value-type="currency" office:currency="USD" office:value="816.301694427456" calcext:value-type="currency">
            <text:p>$816.30</text:p>
          </table:table-cell>
          <table:table-cell table:formula="of:=([.$C32] - [.$B32] )/ [.$B32]" office:value-type="percentage" office:value="0.359245143855598" calcext:value-type="percentage">
            <text:p>35.92%</text:p>
          </table:table-cell>
          <table:table-cell table:style-name="ce3" table:formula="of:=[.$C32] - [.$B32]" office:value-type="currency" office:currency="USD" office:value="215.746527379401" calcext:value-type="currency">
            <text:p>$216</text:p>
          </table:table-cell>
          <table:table-cell office:value-type="currency" office:currency="USD" office:value="830.234768738752" calcext:value-type="currency">
            <text:p>$830</text:p>
          </table:table-cell>
          <table:table-cell office:value-type="currency" office:currency="USD" office:value="607.032667449707" calcext:value-type="currency">
            <text:p>$607</text:p>
          </table:table-cell>
        </table:table-row>
        <table:table-row table:style-name="ro1">
          <table:table-cell office:value-type="string" calcext:value-type="string">
            <text:p>Caldari Navy Nova Light Missile</text:p>
          </table:table-cell>
          <table:table-cell office:value-type="currency" office:currency="USD" office:value="536.335015797788" calcext:value-type="currency">
            <text:p>$536</text:p>
          </table:table-cell>
          <table:table-cell office:value-type="currency" office:currency="USD" office:value="795.333828633872" calcext:value-type="currency">
            <text:p>$795.33</text:p>
          </table:table-cell>
          <table:table-cell table:formula="of:=([.$C33] - [.$B33] )/ [.$B33]" office:value-type="percentage" office:value="0.482904910563835" calcext:value-type="percentage">
            <text:p>48.29%</text:p>
          </table:table-cell>
          <table:table-cell table:style-name="ce3" table:formula="of:=[.$C33] - [.$B33]" office:value-type="currency" office:currency="USD" office:value="258.998812836084" calcext:value-type="currency">
            <text:p>$259</text:p>
          </table:table-cell>
          <table:table-cell office:value-type="currency" office:currency="USD" office:value="811.398758377283" calcext:value-type="currency">
            <text:p>$811</text:p>
          </table:table-cell>
          <table:table-cell office:value-type="currency" office:currency="USD" office:value="534.807535202582" calcext:value-type="currency">
            <text:p>$535</text:p>
          </table:table-cell>
        </table:table-row>
        <table:table-row table:style-name="ro1">
          <table:table-cell office:value-type="string" calcext:value-type="string">
            <text:p>Caldari Navy Nova Torpedo</text:p>
          </table:table-cell>
          <table:table-cell office:value-type="currency" office:currency="USD" office:value="1740.6186073501" calcext:value-type="currency">
            <text:p>$1,741</text:p>
          </table:table-cell>
          <table:table-cell office:value-type="currency" office:currency="USD" office:value="2282.31157598417" calcext:value-type="currency">
            <text:p>$2,282.31</text:p>
          </table:table-cell>
          <table:table-cell table:formula="of:=([.$C34] - [.$B34] )/ [.$B34]" office:value-type="percentage" office:value="0.311207157240919" calcext:value-type="percentage">
            <text:p>31.12%</text:p>
          </table:table-cell>
          <table:table-cell table:style-name="ce3" table:formula="of:=[.$C34] - [.$B34]" office:value-type="currency" office:currency="USD" office:value="541.692968634071" calcext:value-type="currency">
            <text:p>$542</text:p>
          </table:table-cell>
          <table:table-cell office:value-type="currency" office:currency="USD" office:value="2264.80478846018" calcext:value-type="currency">
            <text:p>$2,265</text:p>
          </table:table-cell>
          <table:table-cell office:value-type="currency" office:currency="USD" office:value="1652.03078743" calcext:value-type="currency">
            <text:p>$1,652</text:p>
          </table:table-cell>
        </table:table-row>
        <table:table-row table:style-name="ro1">
          <table:table-cell office:value-type="string" calcext:value-type="string">
            <text:p>Caldari Navy Scourge Heavy Missile</text:p>
          </table:table-cell>
          <table:table-cell office:value-type="currency" office:currency="USD" office:value="581.04583049307" calcext:value-type="currency">
            <text:p>$581</text:p>
          </table:table-cell>
          <table:table-cell office:value-type="currency" office:currency="USD" office:value="852.567265219462" calcext:value-type="currency">
            <text:p>$852.57</text:p>
          </table:table-cell>
          <table:table-cell table:formula="of:=([.$C35] - [.$B35] )/ [.$B35]" office:value-type="percentage" office:value="0.467297793869344" calcext:value-type="percentage">
            <text:p>46.73%</text:p>
          </table:table-cell>
          <table:table-cell table:style-name="ce3" table:formula="of:=[.$C35] - [.$B35]" office:value-type="currency" office:currency="USD" office:value="271.521434726392" calcext:value-type="currency">
            <text:p>$272</text:p>
          </table:table-cell>
          <table:table-cell office:value-type="currency" office:currency="USD" office:value="859.948092488958" calcext:value-type="currency">
            <text:p>$860</text:p>
          </table:table-cell>
          <table:table-cell office:value-type="currency" office:currency="USD" office:value="592.785561470663" calcext:value-type="currency">
            <text:p>$593</text:p>
          </table:table-cell>
        </table:table-row>
        <table:table-row table:style-name="ro1">
          <table:table-cell office:value-type="string" calcext:value-type="string">
            <text:p>Caldari Navy Scourge Light Missile</text:p>
          </table:table-cell>
          <table:table-cell office:value-type="currency" office:currency="USD" office:value="508.500460392872" calcext:value-type="currency">
            <text:p>$509</text:p>
          </table:table-cell>
          <table:table-cell office:value-type="currency" office:currency="USD" office:value="754.539801676665" calcext:value-type="currency">
            <text:p>$754.54</text:p>
          </table:table-cell>
          <table:table-cell table:formula="of:=([.$C36] - [.$B36] )/ [.$B36]" office:value-type="percentage" office:value="0.483852740455144" calcext:value-type="percentage">
            <text:p>48.39%</text:p>
          </table:table-cell>
          <table:table-cell table:style-name="ce3" table:formula="of:=[.$C36] - [.$B36]" office:value-type="currency" office:currency="USD" office:value="246.039341283793" calcext:value-type="currency">
            <text:p>$246</text:p>
          </table:table-cell>
          <table:table-cell office:value-type="currency" office:currency="USD" office:value="778.96220957909" calcext:value-type="currency">
            <text:p>$779</text:p>
          </table:table-cell>
          <table:table-cell office:value-type="currency" office:currency="USD" office:value="511.986552090587" calcext:value-type="currency">
            <text:p>$512</text:p>
          </table:table-cell>
        </table:table-row>
        <table:table-row table:style-name="ro1">
          <table:table-cell office:value-type="string" calcext:value-type="string">
            <text:p>Caldari Navy Scourge Torpedo</text:p>
          </table:table-cell>
          <table:table-cell office:value-type="currency" office:currency="USD" office:value="1615.25366108332" calcext:value-type="currency">
            <text:p>$1,615</text:p>
          </table:table-cell>
          <table:table-cell office:value-type="currency" office:currency="USD" office:value="2243.95449049037" calcext:value-type="currency">
            <text:p>$2,243.95</text:p>
          </table:table-cell>
          <table:table-cell table:formula="of:=([.$C37] - [.$B37] )/ [.$B37]" office:value-type="percentage" office:value="0.389227305007561" calcext:value-type="percentage">
            <text:p>38.92%</text:p>
          </table:table-cell>
          <table:table-cell table:style-name="ce3" table:formula="of:=[.$C37] - [.$B37]" office:value-type="currency" office:currency="USD" office:value="628.700829407056" calcext:value-type="currency">
            <text:p>$629</text:p>
          </table:table-cell>
          <table:table-cell office:value-type="currency" office:currency="USD" office:value="2241.22440795576" calcext:value-type="currency">
            <text:p>$2,241</text:p>
          </table:table-cell>
          <table:table-cell office:value-type="currency" office:currency="USD" office:value="1634.49806387596" calcext:value-type="currency">
            <text:p>$1,634</text:p>
          </table:table-cell>
        </table:table-row>
        <table:table-row table:style-name="ro1">
          <table:table-cell office:value-type="string" calcext:value-type="string">
            <text:p>Caldari Navy Stasis Webifier</text:p>
          </table:table-cell>
          <table:table-cell office:value-type="currency" office:currency="USD" office:value="42551769.53" calcext:value-type="currency">
            <text:p>$42,551,770</text:p>
          </table:table-cell>
          <table:table-cell office:value-type="currency" office:currency="USD" office:value="53212943.7962209" calcext:value-type="currency">
            <text:p>$53,212,943.80</text:p>
          </table:table-cell>
          <table:table-cell table:formula="of:=([.$C38] - [.$B38] )/ [.$B38]" office:value-type="percentage" office:value="0.250545967511517" calcext:value-type="percentage">
            <text:p>25.05%</text:p>
          </table:table-cell>
          <table:table-cell table:style-name="ce3" table:formula="of:=[.$C38] - [.$B38]" office:value-type="currency" office:currency="USD" office:value="10661174.2662209" calcext:value-type="currency">
            <text:p>$10,661,174</text:p>
          </table:table-cell>
          <table:table-cell office:value-type="currency" office:currency="USD" office:value="52970204.8438783" calcext:value-type="currency">
            <text:p>$52,970,205</text:p>
          </table:table-cell>
          <table:table-cell office:value-type="currency" office:currency="USD" office:value="42171282.0501198" calcext:value-type="currency">
            <text:p>$42,171,282</text:p>
          </table:table-cell>
        </table:table-row>
        <table:table-row table:style-name="ro1">
          <table:table-cell office:value-type="string" calcext:value-type="string">
            <text:p>Caldari Navy Warp Disruptor</text:p>
          </table:table-cell>
          <table:table-cell office:value-type="currency" office:currency="USD" office:value="38612099.6269893" calcext:value-type="currency">
            <text:p>$38,612,100</text:p>
          </table:table-cell>
          <table:table-cell office:value-type="currency" office:currency="USD" office:value="47822976.2435849" calcext:value-type="currency">
            <text:p>$47,822,976.24</text:p>
          </table:table-cell>
          <table:table-cell table:formula="of:=([.$C39] - [.$B39] )/ [.$B39]" office:value-type="percentage" office:value="0.238548970544907" calcext:value-type="percentage">
            <text:p>23.85%</text:p>
          </table:table-cell>
          <table:table-cell table:style-name="ce3" table:formula="of:=[.$C39] - [.$B39]" office:value-type="currency" office:currency="USD" office:value="9210876.61659566" calcext:value-type="currency">
            <text:p>$9,210,877</text:p>
          </table:table-cell>
          <table:table-cell office:value-type="currency" office:currency="USD" office:value="47737665.0704606" calcext:value-type="currency">
            <text:p>$47,737,665</text:p>
          </table:table-cell>
          <table:table-cell office:value-type="currency" office:currency="USD" office:value="38258175.2065663" calcext:value-type="currency">
            <text:p>$38,258,175</text:p>
          </table:table-cell>
        </table:table-row>
        <table:table-row table:style-name="ro1">
          <table:table-cell office:value-type="string" calcext:value-type="string">
            <text:p>Caldari Navy Warp Scrambler</text:p>
          </table:table-cell>
          <table:table-cell office:value-type="currency" office:currency="USD" office:value="38952837.1232877" calcext:value-type="currency">
            <text:p>$38,952,837</text:p>
          </table:table-cell>
          <table:table-cell office:value-type="currency" office:currency="USD" office:value="46588110.517971" calcext:value-type="currency">
            <text:p>$46,588,110.52</text:p>
          </table:table-cell>
          <table:table-cell table:formula="of:=([.$C40] - [.$B40] )/ [.$B40]" office:value-type="percentage" office:value="0.196013280637744" calcext:value-type="percentage">
            <text:p>19.60%</text:p>
          </table:table-cell>
          <table:table-cell table:style-name="ce3" table:formula="of:=[.$C40] - [.$B40]" office:value-type="currency" office:currency="USD" office:value="7635273.39468333" calcext:value-type="currency">
            <text:p>$7,635,273</text:p>
          </table:table-cell>
          <table:table-cell office:value-type="currency" office:currency="USD" office:value="46600582.0821951" calcext:value-type="currency">
            <text:p>$46,600,582</text:p>
          </table:table-cell>
          <table:table-cell office:value-type="currency" office:currency="USD" office:value="38785353.6369916" calcext:value-type="currency">
            <text:p>$38,785,354</text:p>
          </table:table-cell>
        </table:table-row>
        <table:table-row table:style-name="ro1">
          <table:table-cell office:value-type="string" calcext:value-type="string">
            <text:p>Caldari Navy Wasp</text:p>
          </table:table-cell>
          <table:table-cell office:value-type="currency" office:currency="USD" office:value="1813004.31482558" calcext:value-type="currency">
            <text:p>$1,813,004</text:p>
          </table:table-cell>
          <table:table-cell office:value-type="currency" office:currency="USD" office:value="2605395.3483575" calcext:value-type="currency">
            <text:p>$2,605,395.35</text:p>
          </table:table-cell>
          <table:table-cell table:formula="of:=([.$C41] - [.$B41] )/ [.$B41]" office:value-type="percentage" office:value="0.437059651238696" calcext:value-type="percentage">
            <text:p>43.71%</text:p>
          </table:table-cell>
          <table:table-cell table:style-name="ce3" table:formula="of:=[.$C41] - [.$B41]" office:value-type="currency" office:currency="USD" office:value="792391.03353192" calcext:value-type="currency">
            <text:p>$792,391</text:p>
          </table:table-cell>
          <table:table-cell office:value-type="currency" office:currency="USD" office:value="2608175.97853897" calcext:value-type="currency">
            <text:p>$2,608,176</text:p>
          </table:table-cell>
          <table:table-cell office:value-type="currency" office:currency="USD" office:value="1817243.79980132" calcext:value-type="currency">
            <text:p>$1,817,244</text:p>
          </table:table-cell>
        </table:table-row>
        <table:table-row table:style-name="ro1">
          <table:table-cell office:value-type="string" calcext:value-type="string">
            <text:p>Cap Recharger II</text:p>
          </table:table-cell>
          <table:table-cell office:value-type="currency" office:currency="USD" office:value="337261.393220482" calcext:value-type="currency">
            <text:p>$337,261</text:p>
          </table:table-cell>
          <table:table-cell office:value-type="currency" office:currency="USD" office:value="483049.048941432" calcext:value-type="currency">
            <text:p>$483,049.05</text:p>
          </table:table-cell>
          <table:table-cell table:formula="of:=([.$C42] - [.$B42] )/ [.$B42]" office:value-type="percentage" office:value="0.432269031236675" calcext:value-type="percentage">
            <text:p>43.23%</text:p>
          </table:table-cell>
          <table:table-cell table:style-name="ce3" table:formula="of:=[.$C42] - [.$B42]" office:value-type="currency" office:currency="USD" office:value="145787.655720949" calcext:value-type="currency">
            <text:p>$145,788</text:p>
          </table:table-cell>
          <table:table-cell office:value-type="currency" office:currency="USD" office:value="480401.459069442" calcext:value-type="currency">
            <text:p>$480,401</text:p>
          </table:table-cell>
          <table:table-cell office:value-type="currency" office:currency="USD" office:value="342754.867136368" calcext:value-type="currency">
            <text:p>$342,755</text:p>
          </table:table-cell>
        </table:table-row>
        <table:table-row table:style-name="ro1">
          <table:table-cell office:value-type="string" calcext:value-type="string">
            <text:p>Capacitor Flux Coil II</text:p>
          </table:table-cell>
          <table:table-cell office:value-type="currency" office:currency="USD" office:value="493125.32506398" calcext:value-type="currency">
            <text:p>$493,125</text:p>
          </table:table-cell>
          <table:table-cell office:value-type="currency" office:currency="USD" office:value="954571.603724478" calcext:value-type="currency">
            <text:p>$954,571.60</text:p>
          </table:table-cell>
          <table:table-cell table:formula="of:=([.$C43] - [.$B43] )/ [.$B43]" office:value-type="percentage" office:value="0.935758630122331" calcext:value-type="percentage">
            <text:p>93.58%</text:p>
          </table:table-cell>
          <table:table-cell table:style-name="ce3" table:formula="of:=[.$C43] - [.$B43]" office:value-type="currency" office:currency="USD" office:value="461446.278660499" calcext:value-type="currency">
            <text:p>$461,446</text:p>
          </table:table-cell>
          <table:table-cell office:value-type="currency" office:currency="USD" office:value="976461.788253415" calcext:value-type="currency">
            <text:p>$976,462</text:p>
          </table:table-cell>
          <table:table-cell office:value-type="currency" office:currency="USD" office:value="488467.294578884" calcext:value-type="currency">
            <text:p>$488,467</text:p>
          </table:table-cell>
        </table:table-row>
        <table:table-row table:style-name="ro1">
          <table:table-cell office:value-type="string" calcext:value-type="string">
            <text:p>Capacitor Power Relay II</text:p>
          </table:table-cell>
          <table:table-cell office:value-type="currency" office:currency="USD" office:value="477601.940792187" calcext:value-type="currency">
            <text:p>$477,602</text:p>
          </table:table-cell>
          <table:table-cell office:value-type="currency" office:currency="USD" office:value="636578.11962669" calcext:value-type="currency">
            <text:p>$636,578.12</text:p>
          </table:table-cell>
          <table:table-cell table:formula="of:=([.$C44] - [.$B44] )/ [.$B44]" office:value-type="percentage" office:value="0.332863343416933" calcext:value-type="percentage">
            <text:p>33.29%</text:p>
          </table:table-cell>
          <table:table-cell table:style-name="ce3" table:formula="of:=[.$C44] - [.$B44]" office:value-type="currency" office:currency="USD" office:value="158976.178834504" calcext:value-type="currency">
            <text:p>$158,976</text:p>
          </table:table-cell>
          <table:table-cell office:value-type="currency" office:currency="USD" office:value="646780.50983167" calcext:value-type="currency">
            <text:p>$646,781</text:p>
          </table:table-cell>
          <table:table-cell office:value-type="currency" office:currency="USD" office:value="486578.3110809" calcext:value-type="currency">
            <text:p>$486,578</text:p>
          </table:table-cell>
        </table:table-row>
        <table:table-row table:style-name="ro1">
          <table:table-cell office:value-type="string" calcext:value-type="string">
            <text:p>Cerberus</text:p>
          </table:table-cell>
          <table:table-cell office:value-type="currency" office:currency="USD" office:value="187043919.34303" calcext:value-type="currency">
            <text:p>$187,043,919</text:p>
          </table:table-cell>
          <table:table-cell office:value-type="currency" office:currency="USD" office:value="216822048.482893" calcext:value-type="currency">
            <text:p>$216,822,048.48</text:p>
          </table:table-cell>
          <table:table-cell table:formula="of:=([.$C45] - [.$B45] )/ [.$B45]" office:value-type="percentage" office:value="0.159203941215809" calcext:value-type="percentage">
            <text:p>15.92%</text:p>
          </table:table-cell>
          <table:table-cell table:style-name="ce3" table:formula="of:=[.$C45] - [.$B45]" office:value-type="currency" office:currency="USD" office:value="29778129.1398622" calcext:value-type="currency">
            <text:p>$29,778,129</text:p>
          </table:table-cell>
          <table:table-cell office:value-type="currency" office:currency="USD" office:value="215643866.603263" calcext:value-type="currency">
            <text:p>$215,643,867</text:p>
          </table:table-cell>
          <table:table-cell office:value-type="currency" office:currency="USD" office:value="187297740.617503" calcext:value-type="currency">
            <text:p>$187,297,741</text:p>
          </table:table-cell>
        </table:table-row>
        <table:table-row table:style-name="ro1">
          <table:table-cell office:value-type="string" calcext:value-type="string">
            <text:p>Cheetah</text:p>
          </table:table-cell>
          <table:table-cell office:value-type="currency" office:currency="USD" office:value="19457178.2622152" calcext:value-type="currency">
            <text:p>$19,457,178</text:p>
          </table:table-cell>
          <table:table-cell office:value-type="currency" office:currency="USD" office:value="28068042.2707368" calcext:value-type="currency">
            <text:p>$28,068,042.27</text:p>
          </table:table-cell>
          <table:table-cell table:formula="of:=([.$C46] - [.$B46] )/ [.$B46]" office:value-type="percentage" office:value="0.442554613648346" calcext:value-type="percentage">
            <text:p>44.26%</text:p>
          </table:table-cell>
          <table:table-cell table:style-name="ce3" table:formula="of:=[.$C46] - [.$B46]" office:value-type="currency" office:currency="USD" office:value="8610864.00852165" calcext:value-type="currency">
            <text:p>$8,610,864</text:p>
          </table:table-cell>
          <table:table-cell office:value-type="currency" office:currency="USD" office:value="27814288.144095" calcext:value-type="currency">
            <text:p>$27,814,288</text:p>
          </table:table-cell>
          <table:table-cell office:value-type="currency" office:currency="USD" office:value="18995156.3540869" calcext:value-type="currency">
            <text:p>$18,995,156</text:p>
          </table:table-cell>
        </table:table-row>
        <table:table-row table:style-name="ro1">
          <table:table-cell office:value-type="string" calcext:value-type="string">
            <text:p>Claw</text:p>
          </table:table-cell>
          <table:table-cell office:value-type="currency" office:currency="USD" office:value="19519533.4217553" calcext:value-type="currency">
            <text:p>$19,519,533</text:p>
          </table:table-cell>
          <table:table-cell office:value-type="currency" office:currency="USD" office:value="22787986.8266932" calcext:value-type="currency">
            <text:p>$22,787,986.83</text:p>
          </table:table-cell>
          <table:table-cell table:formula="of:=([.$C47] - [.$B47] )/ [.$B47]" office:value-type="percentage" office:value="0.167445262871653" calcext:value-type="percentage">
            <text:p>16.74%</text:p>
          </table:table-cell>
          <table:table-cell table:style-name="ce3" table:formula="of:=[.$C47] - [.$B47]" office:value-type="currency" office:currency="USD" office:value="3268453.40493784" calcext:value-type="currency">
            <text:p>$3,268,453</text:p>
          </table:table-cell>
          <table:table-cell office:value-type="currency" office:currency="USD" office:value="22880880.0368551" calcext:value-type="currency">
            <text:p>$22,880,880</text:p>
          </table:table-cell>
          <table:table-cell office:value-type="currency" office:currency="USD" office:value="19471512.773871" calcext:value-type="currency">
            <text:p>$19,471,513</text:p>
          </table:table-cell>
        </table:table-row>
        <table:table-row table:style-name="ro1">
          <table:table-cell office:value-type="string" calcext:value-type="string">
            <text:p>Co-Processor II</text:p>
          </table:table-cell>
          <table:table-cell office:value-type="currency" office:currency="USD" office:value="660853.009190207" calcext:value-type="currency">
            <text:p>$660,853</text:p>
          </table:table-cell>
          <table:table-cell office:value-type="currency" office:currency="USD" office:value="897365.366923118" calcext:value-type="currency">
            <text:p>$897,365.37</text:p>
          </table:table-cell>
          <table:table-cell table:formula="of:=([.$C48] - [.$B48] )/ [.$B48]" office:value-type="percentage" office:value="0.357889507112523" calcext:value-type="percentage">
            <text:p>35.79%</text:p>
          </table:table-cell>
          <table:table-cell table:style-name="ce3" table:formula="of:=[.$C48] - [.$B48]" office:value-type="currency" office:currency="USD" office:value="236512.357732911" calcext:value-type="currency">
            <text:p>$236,512</text:p>
          </table:table-cell>
          <table:table-cell office:value-type="currency" office:currency="USD" office:value="898490.555026133" calcext:value-type="currency">
            <text:p>$898,491</text:p>
          </table:table-cell>
          <table:table-cell office:value-type="currency" office:currency="USD" office:value="666309.528607153" calcext:value-type="currency">
            <text:p>$666,310</text:p>
          </table:table-cell>
        </table:table-row>
        <table:table-row table:style-name="ro1">
          <table:table-cell office:value-type="string" calcext:value-type="string">
            <text:p>Confessor</text:p>
          </table:table-cell>
          <table:table-cell office:value-type="currency" office:currency="USD" office:value="30288433.2589172" calcext:value-type="currency">
            <text:p>$30,288,433</text:p>
          </table:table-cell>
          <table:table-cell office:value-type="currency" office:currency="USD" office:value="56048566.3270597" calcext:value-type="currency">
            <text:p>$56,048,566.33</text:p>
          </table:table-cell>
          <table:table-cell table:formula="of:=([.$C49] - [.$B49] )/ [.$B49]" office:value-type="percentage" office:value="0.850494076333858" calcext:value-type="percentage">
            <text:p>85.05%</text:p>
          </table:table-cell>
          <table:table-cell table:style-name="ce3" table:formula="of:=[.$C49] - [.$B49]" office:value-type="currency" office:currency="USD" office:value="25760133.0681425" calcext:value-type="currency">
            <text:p>$25,760,133</text:p>
          </table:table-cell>
          <table:table-cell office:value-type="currency" office:currency="USD" office:value="54674919.198014" calcext:value-type="currency">
            <text:p>$54,674,919</text:p>
          </table:table-cell>
          <table:table-cell office:value-type="currency" office:currency="USD" office:value="30174112.5002259" calcext:value-type="currency">
            <text:p>$30,174,113</text:p>
          </table:table-cell>
        </table:table-row>
        <table:table-row table:style-name="ro1">
          <table:table-cell office:value-type="string" calcext:value-type="string">
            <text:p>Covert Cynosural Field Generator I</text:p>
          </table:table-cell>
          <table:table-cell office:value-type="currency" office:currency="USD" office:value="3360545.72505788" calcext:value-type="currency">
            <text:p>$3,360,546</text:p>
          </table:table-cell>
          <table:table-cell office:value-type="currency" office:currency="USD" office:value="6019867.45851308" calcext:value-type="currency">
            <text:p>$6,019,867.46</text:p>
          </table:table-cell>
          <table:table-cell table:formula="of:=([.$C50] - [.$B50] )/ [.$B50]" office:value-type="percentage" office:value="0.791336274232483" calcext:value-type="percentage">
            <text:p>79.13%</text:p>
          </table:table-cell>
          <table:table-cell table:style-name="ce3" table:formula="of:=[.$C50] - [.$B50]" office:value-type="currency" office:currency="USD" office:value="2659321.7334552" calcext:value-type="currency">
            <text:p>$2,659,322</text:p>
          </table:table-cell>
          <table:table-cell office:value-type="currency" office:currency="USD" office:value="6274248.14499594" calcext:value-type="currency">
            <text:p>$6,274,248</text:p>
          </table:table-cell>
          <table:table-cell office:value-type="currency" office:currency="USD" office:value="3282216.22853797" calcext:value-type="currency">
            <text:p>$3,282,216</text:p>
          </table:table-cell>
        </table:table-row>
        <table:table-row table:style-name="ro1">
          <table:table-cell office:value-type="string" calcext:value-type="string">
            <text:p>Covert Ops Cloaking Device II</text:p>
          </table:table-cell>
          <table:table-cell office:value-type="currency" office:currency="USD" office:value="4435038.75101494" calcext:value-type="currency">
            <text:p>$4,435,039</text:p>
          </table:table-cell>
          <table:table-cell office:value-type="currency" office:currency="USD" office:value="5363039.24860257" calcext:value-type="currency">
            <text:p>$5,363,039.25</text:p>
          </table:table-cell>
          <table:table-cell table:formula="of:=([.$C51] - [.$B51] )/ [.$B51]" office:value-type="percentage" office:value="0.209242928796341" calcext:value-type="percentage">
            <text:p>20.92%</text:p>
          </table:table-cell>
          <table:table-cell table:style-name="ce3" table:formula="of:=[.$C51] - [.$B51]" office:value-type="currency" office:currency="USD" office:value="928000.497587632" calcext:value-type="currency">
            <text:p>$928,000</text:p>
          </table:table-cell>
          <table:table-cell office:value-type="currency" office:currency="USD" office:value="5399308.59691561" calcext:value-type="currency">
            <text:p>$5,399,309</text:p>
          </table:table-cell>
          <table:table-cell office:value-type="currency" office:currency="USD" office:value="4373788.43717254" calcext:value-type="currency">
            <text:p>$4,373,788</text:p>
          </table:table-cell>
        </table:table-row>
        <table:table-row table:style-name="ro1">
          <table:table-cell office:value-type="string" calcext:value-type="string">
            <text:p>Crow</text:p>
          </table:table-cell>
          <table:table-cell office:value-type="currency" office:currency="USD" office:value="19220503.8953704" calcext:value-type="currency">
            <text:p>$19,220,504</text:p>
          </table:table-cell>
          <table:table-cell office:value-type="currency" office:currency="USD" office:value="25057571.2421735" calcext:value-type="currency">
            <text:p>$25,057,571.24</text:p>
          </table:table-cell>
          <table:table-cell table:formula="of:=([.$C52] - [.$B52] )/ [.$B52]" office:value-type="percentage" office:value="0.30368961077077" calcext:value-type="percentage">
            <text:p>30.37%</text:p>
          </table:table-cell>
          <table:table-cell table:style-name="ce3" table:formula="of:=[.$C52] - [.$B52]" office:value-type="currency" office:currency="USD" office:value="5837067.34680309" calcext:value-type="currency">
            <text:p>$5,837,067</text:p>
          </table:table-cell>
          <table:table-cell office:value-type="currency" office:currency="USD" office:value="25444515.4765013" calcext:value-type="currency">
            <text:p>$25,444,515</text:p>
          </table:table-cell>
          <table:table-cell office:value-type="currency" office:currency="USD" office:value="19762861.4782707" calcext:value-type="currency">
            <text:p>$19,762,861</text:p>
          </table:table-cell>
        </table:table-row>
        <table:table-row table:style-name="ro1">
          <table:table-cell office:value-type="string" calcext:value-type="string">
            <text:p>Cybernetic Subprocessor - Basic</text:p>
          </table:table-cell>
          <table:table-cell office:value-type="currency" office:currency="USD" office:value="6630969.43961806" calcext:value-type="currency">
            <text:p>$6,630,969</text:p>
          </table:table-cell>
          <table:table-cell office:value-type="currency" office:currency="USD" office:value="8024931.25789543" calcext:value-type="currency">
            <text:p>$8,024,931.26</text:p>
          </table:table-cell>
          <table:table-cell table:formula="of:=([.$C53] - [.$B53] )/ [.$B53]" office:value-type="percentage" office:value="0.210219912935939" calcext:value-type="percentage">
            <text:p>21.02%</text:p>
          </table:table-cell>
          <table:table-cell table:style-name="ce3" table:formula="of:=[.$C53] - [.$B53]" office:value-type="currency" office:currency="USD" office:value="1393961.81827738" calcext:value-type="currency">
            <text:p>$1,393,962</text:p>
          </table:table-cell>
          <table:table-cell office:value-type="currency" office:currency="USD" office:value="8072621.47803785" calcext:value-type="currency">
            <text:p>$8,072,621</text:p>
          </table:table-cell>
          <table:table-cell office:value-type="currency" office:currency="USD" office:value="6514768.43923536" calcext:value-type="currency">
            <text:p>$6,514,768</text:p>
          </table:table-cell>
        </table:table-row>
        <table:table-row table:style-name="ro1">
          <table:table-cell office:value-type="string" calcext:value-type="string">
            <text:p>Cybernetic Subprocessor - Standard</text:p>
          </table:table-cell>
          <table:table-cell office:value-type="currency" office:currency="USD" office:value="13152031.603903" calcext:value-type="currency">
            <text:p>$13,152,032</text:p>
          </table:table-cell>
          <table:table-cell office:value-type="currency" office:currency="USD" office:value="18043122.9039158" calcext:value-type="currency">
            <text:p>$18,043,122.90</text:p>
          </table:table-cell>
          <table:table-cell table:formula="of:=([.$C54] - [.$B54] )/ [.$B54]" office:value-type="percentage" office:value="0.37188865167883" calcext:value-type="percentage">
            <text:p>37.19%</text:p>
          </table:table-cell>
          <table:table-cell table:style-name="ce3" table:formula="of:=[.$C54] - [.$B54]" office:value-type="currency" office:currency="USD" office:value="4891091.30001283" calcext:value-type="currency">
            <text:p>$4,891,091</text:p>
          </table:table-cell>
          <table:table-cell office:value-type="currency" office:currency="USD" office:value="18075704.4492313" calcext:value-type="currency">
            <text:p>$18,075,704</text:p>
          </table:table-cell>
          <table:table-cell office:value-type="currency" office:currency="USD" office:value="13170510.2719614" calcext:value-type="currency">
            <text:p>$13,170,510</text:p>
          </table:table-cell>
        </table:table-row>
        <table:table-row table:style-name="ro1">
          <table:table-cell office:value-type="string" calcext:value-type="string">
            <text:p>Cynosural Field Generator I</text:p>
          </table:table-cell>
          <table:table-cell office:value-type="currency" office:currency="USD" office:value="1018408.11627431" calcext:value-type="currency">
            <text:p>$1,018,408</text:p>
          </table:table-cell>
          <table:table-cell office:value-type="currency" office:currency="USD" office:value="2108898.0416713" calcext:value-type="currency">
            <text:p>$2,108,898.04</text:p>
          </table:table-cell>
          <table:table-cell table:formula="of:=([.$C55] - [.$B55] )/ [.$B55]" office:value-type="percentage" office:value="1.07077890284927" calcext:value-type="percentage">
            <text:p>107.08%</text:p>
          </table:table-cell>
          <table:table-cell table:style-name="ce3" table:formula="of:=[.$C55] - [.$B55]" office:value-type="currency" office:currency="USD" office:value="1090489.92539699" calcext:value-type="currency">
            <text:p>$1,090,490</text:p>
          </table:table-cell>
          <table:table-cell office:value-type="currency" office:currency="USD" office:value="2119911.32140044" calcext:value-type="currency">
            <text:p>$2,119,911</text:p>
          </table:table-cell>
          <table:table-cell office:value-type="currency" office:currency="USD" office:value="1014099.8221143" calcext:value-type="currency">
            <text:p>$1,014,100</text:p>
          </table:table-cell>
        </table:table-row>
        <table:table-row table:style-name="ro1">
          <table:table-cell office:value-type="string" calcext:value-type="string">
            <text:p>Damage Control II</text:p>
          </table:table-cell>
          <table:table-cell office:value-type="currency" office:currency="USD" office:value="409776.523507504" calcext:value-type="currency">
            <text:p>$409,777</text:p>
          </table:table-cell>
          <table:table-cell office:value-type="currency" office:currency="USD" office:value="546008.317018339" calcext:value-type="currency">
            <text:p>$546,008.32</text:p>
          </table:table-cell>
          <table:table-cell table:formula="of:=([.$C56] - [.$B56] )/ [.$B56]" office:value-type="percentage" office:value="0.332453875943774" calcext:value-type="percentage">
            <text:p>33.25%</text:p>
          </table:table-cell>
          <table:table-cell table:style-name="ce3" table:formula="of:=[.$C56] - [.$B56]" office:value-type="currency" office:currency="USD" office:value="136231.793510835" calcext:value-type="currency">
            <text:p>$136,232</text:p>
          </table:table-cell>
          <table:table-cell office:value-type="currency" office:currency="USD" office:value="598453.82513198" calcext:value-type="currency">
            <text:p>$598,454</text:p>
          </table:table-cell>
          <table:table-cell office:value-type="currency" office:currency="USD" office:value="402846.851430414" calcext:value-type="currency">
            <text:p>$402,847</text:p>
          </table:table-cell>
        </table:table-row>
        <table:table-row table:style-name="ro1">
          <table:table-cell office:value-type="string" calcext:value-type="string">
            <text:p>Drone Damage Amplifier II</text:p>
          </table:table-cell>
          <table:table-cell office:value-type="currency" office:currency="USD" office:value="742799.737812618" calcext:value-type="currency">
            <text:p>$742,800</text:p>
          </table:table-cell>
          <table:table-cell office:value-type="currency" office:currency="USD" office:value="1215703.25293559" calcext:value-type="currency">
            <text:p>$1,215,703.25</text:p>
          </table:table-cell>
          <table:table-cell table:formula="of:=([.$C57] - [.$B57] )/ [.$B57]" office:value-type="percentage" office:value="0.636650083527991" calcext:value-type="percentage">
            <text:p>63.67%</text:p>
          </table:table-cell>
          <table:table-cell table:style-name="ce3" table:formula="of:=[.$C57] - [.$B57]" office:value-type="currency" office:currency="USD" office:value="472903.515122973" calcext:value-type="currency">
            <text:p>$472,904</text:p>
          </table:table-cell>
          <table:table-cell office:value-type="currency" office:currency="USD" office:value="1222829.62797519" calcext:value-type="currency">
            <text:p>$1,222,830</text:p>
          </table:table-cell>
          <table:table-cell office:value-type="currency" office:currency="USD" office:value="680347.134923445" calcext:value-type="currency">
            <text:p>$680,347</text:p>
          </table:table-cell>
        </table:table-row>
        <table:table-row table:style-name="ro1">
          <table:table-cell office:value-type="string" calcext:value-type="string">
            <text:p>Drone Link Augmentor II</text:p>
          </table:table-cell>
          <table:table-cell office:value-type="currency" office:currency="USD" office:value="1021205.93742857" calcext:value-type="currency">
            <text:p>$1,021,206</text:p>
          </table:table-cell>
          <table:table-cell office:value-type="currency" office:currency="USD" office:value="1509440.18333538" calcext:value-type="currency">
            <text:p>$1,509,440.18</text:p>
          </table:table-cell>
          <table:table-cell table:formula="of:=([.$C58] - [.$B58] )/ [.$B58]" office:value-type="percentage" office:value="0.478095776779555" calcext:value-type="percentage">
            <text:p>47.81%</text:p>
          </table:table-cell>
          <table:table-cell table:style-name="ce3" table:formula="of:=[.$C58] - [.$B58]" office:value-type="currency" office:currency="USD" office:value="488234.245906807" calcext:value-type="currency">
            <text:p>$488,234</text:p>
          </table:table-cell>
          <table:table-cell office:value-type="currency" office:currency="USD" office:value="1534063.36167024" calcext:value-type="currency">
            <text:p>$1,534,063</text:p>
          </table:table-cell>
          <table:table-cell office:value-type="currency" office:currency="USD" office:value="1004572.84338868" calcext:value-type="currency">
            <text:p>$1,004,573</text:p>
          </table:table-cell>
        </table:table-row>
        <table:table-row table:style-name="ro1">
          <table:table-cell office:value-type="string" calcext:value-type="string">
            <text:p>Drone Navigation Computer II</text:p>
          </table:table-cell>
          <table:table-cell office:value-type="currency" office:currency="USD" office:value="1367030.52948052" calcext:value-type="currency">
            <text:p>$1,367,031</text:p>
          </table:table-cell>
          <table:table-cell office:value-type="currency" office:currency="USD" office:value="1540926.90322533" calcext:value-type="currency">
            <text:p>$1,540,926.90</text:p>
          </table:table-cell>
          <table:table-cell table:formula="of:=([.$C59] - [.$B59] )/ [.$B59]" office:value-type="percentage" office:value="0.127207381250577" calcext:value-type="percentage">
            <text:p>12.72%</text:p>
          </table:table-cell>
          <table:table-cell table:style-name="ce3" table:formula="of:=[.$C59] - [.$B59]" office:value-type="currency" office:currency="USD" office:value="173896.373744806" calcext:value-type="currency">
            <text:p>$173,896</text:p>
          </table:table-cell>
          <table:table-cell office:value-type="currency" office:currency="USD" office:value="1543802.15307185" calcext:value-type="currency">
            <text:p>$1,543,802</text:p>
          </table:table-cell>
          <table:table-cell office:value-type="currency" office:currency="USD" office:value="1375729.23175572" calcext:value-type="currency">
            <text:p>$1,375,729</text:p>
          </table:table-cell>
        </table:table-row>
        <table:table-row table:style-name="ro1">
          <table:table-cell office:value-type="string" calcext:value-type="string">
            <text:p>EM Ward Amplifier II</text:p>
          </table:table-cell>
          <table:table-cell office:value-type="currency" office:currency="USD" office:value="670549.653775281" calcext:value-type="currency">
            <text:p>$670,550</text:p>
          </table:table-cell>
          <table:table-cell office:value-type="currency" office:currency="USD" office:value="1021841.94774194" calcext:value-type="currency">
            <text:p>$1,021,841.95</text:p>
          </table:table-cell>
          <table:table-cell table:formula="of:=([.$C60] - [.$B60] )/ [.$B60]" office:value-type="percentage" office:value="0.523887070836341" calcext:value-type="percentage">
            <text:p>52.39%</text:p>
          </table:table-cell>
          <table:table-cell table:style-name="ce3" table:formula="of:=[.$C60] - [.$B60]" office:value-type="currency" office:currency="USD" office:value="351292.293966655" calcext:value-type="currency">
            <text:p>$351,292</text:p>
          </table:table-cell>
          <table:table-cell office:value-type="currency" office:currency="USD" office:value="1025969.38591886" calcext:value-type="currency">
            <text:p>$1,025,969</text:p>
          </table:table-cell>
          <table:table-cell office:value-type="currency" office:currency="USD" office:value="649333.006003802" calcext:value-type="currency">
            <text:p>$649,333</text:p>
          </table:table-cell>
        </table:table-row>
        <table:table-row table:style-name="ro1">
          <table:table-cell office:value-type="string" calcext:value-type="string">
            <text:p>EM Ward Field II</text:p>
          </table:table-cell>
          <table:table-cell office:value-type="currency" office:currency="USD" office:value="1366596.38391234" calcext:value-type="currency">
            <text:p>$1,366,596</text:p>
          </table:table-cell>
          <table:table-cell office:value-type="currency" office:currency="USD" office:value="1961170.21312161" calcext:value-type="currency">
            <text:p>$1,961,170.21</text:p>
          </table:table-cell>
          <table:table-cell table:formula="of:=([.$C61] - [.$B61] )/ [.$B61]" office:value-type="percentage" office:value="0.435076395787837" calcext:value-type="percentage">
            <text:p>43.51%</text:p>
          </table:table-cell>
          <table:table-cell table:style-name="ce3" table:formula="of:=[.$C61] - [.$B61]" office:value-type="currency" office:currency="USD" office:value="594573.829209272" calcext:value-type="currency">
            <text:p>$594,574</text:p>
          </table:table-cell>
          <table:table-cell office:value-type="currency" office:currency="USD" office:value="1967558.66289367" calcext:value-type="currency">
            <text:p>$1,967,559</text:p>
          </table:table-cell>
          <table:table-cell office:value-type="currency" office:currency="USD" office:value="1349776.0020477" calcext:value-type="currency">
            <text:p>$1,349,776</text:p>
          </table:table-cell>
        </table:table-row>
        <table:table-row table:style-name="ro1">
          <table:table-cell office:value-type="string" calcext:value-type="string">
            <text:p>Energized Adaptive Nano Membrane II</text:p>
          </table:table-cell>
          <table:table-cell office:value-type="currency" office:currency="USD" office:value="499060.831399097" calcext:value-type="currency">
            <text:p>$499,061</text:p>
          </table:table-cell>
          <table:table-cell office:value-type="currency" office:currency="USD" office:value="673506.471439716" calcext:value-type="currency">
            <text:p>$673,506.47</text:p>
          </table:table-cell>
          <table:table-cell table:formula="of:=([.$C62] - [.$B62] )/ [.$B62]" office:value-type="percentage" office:value="0.349547848809467" calcext:value-type="percentage">
            <text:p>34.95%</text:p>
          </table:table-cell>
          <table:table-cell table:style-name="ce3" table:formula="of:=[.$C62] - [.$B62]" office:value-type="currency" office:currency="USD" office:value="174445.640040619" calcext:value-type="currency">
            <text:p>$174,446</text:p>
          </table:table-cell>
          <table:table-cell office:value-type="currency" office:currency="USD" office:value="666365.830204781" calcext:value-type="currency">
            <text:p>$666,366</text:p>
          </table:table-cell>
          <table:table-cell office:value-type="currency" office:currency="USD" office:value="484231.211635783" calcext:value-type="currency">
            <text:p>$484,231</text:p>
          </table:table-cell>
        </table:table-row>
        <table:table-row table:style-name="ro1">
          <table:table-cell office:value-type="string" calcext:value-type="string">
            <text:p>Expanded Cargohold II</text:p>
          </table:table-cell>
          <table:table-cell office:value-type="currency" office:currency="USD" office:value="349941.439412152" calcext:value-type="currency">
            <text:p>$349,941</text:p>
          </table:table-cell>
          <table:table-cell office:value-type="currency" office:currency="USD" office:value="428079.039091963" calcext:value-type="currency">
            <text:p>$428,079.04</text:p>
          </table:table-cell>
          <table:table-cell table:formula="of:=([.$C63] - [.$B63] )/ [.$B63]" office:value-type="percentage" office:value="0.223287644387214" calcext:value-type="percentage">
            <text:p>22.33%</text:p>
          </table:table-cell>
          <table:table-cell table:style-name="ce3" table:formula="of:=[.$C63] - [.$B63]" office:value-type="currency" office:currency="USD" office:value="78137.5996798106" calcext:value-type="currency">
            <text:p>$78,138</text:p>
          </table:table-cell>
          <table:table-cell office:value-type="currency" office:currency="USD" office:value="426924.938540688" calcext:value-type="currency">
            <text:p>$426,925</text:p>
          </table:table-cell>
          <table:table-cell office:value-type="currency" office:currency="USD" office:value="347779.405104352" calcext:value-type="currency">
            <text:p>$347,779</text:p>
          </table:table-cell>
        </table:table-row>
        <table:table-row table:style-name="ro1">
          <table:table-cell office:value-type="string" calcext:value-type="string">
            <text:p>Federation Navy Stasis Webifier</text:p>
          </table:table-cell>
          <table:table-cell office:value-type="currency" office:currency="USD" office:value="57784998.99768" calcext:value-type="currency">
            <text:p>$57,784,999</text:p>
          </table:table-cell>
          <table:table-cell office:value-type="currency" office:currency="USD" office:value="69649289.4905455" calcext:value-type="currency">
            <text:p>$69,649,289.49</text:p>
          </table:table-cell>
          <table:table-cell table:formula="of:=([.$C64] - [.$B64] )/ [.$B64]" office:value-type="percentage" office:value="0.2053178281329" calcext:value-type="percentage">
            <text:p>20.53%</text:p>
          </table:table-cell>
          <table:table-cell table:style-name="ce3" table:formula="of:=[.$C64] - [.$B64]" office:value-type="currency" office:currency="USD" office:value="11864290.4928654" calcext:value-type="currency">
            <text:p>$11,864,290</text:p>
          </table:table-cell>
          <table:table-cell office:value-type="currency" office:currency="USD" office:value="69727706.8534565" calcext:value-type="currency">
            <text:p>$69,727,707</text:p>
          </table:table-cell>
          <table:table-cell office:value-type="currency" office:currency="USD" office:value="57264023.9222583" calcext:value-type="currency">
            <text:p>$57,264,024</text:p>
          </table:table-cell>
        </table:table-row>
        <table:table-row table:style-name="ro1">
          <table:table-cell office:value-type="string" calcext:value-type="string">
            <text:p>Garmur</text:p>
          </table:table-cell>
          <table:table-cell office:value-type="currency" office:currency="USD" office:value="47386961.19384" calcext:value-type="currency">
            <text:p>$47,386,961</text:p>
          </table:table-cell>
          <table:table-cell office:value-type="currency" office:currency="USD" office:value="64682019.2141139" calcext:value-type="currency">
            <text:p>$64,682,019.21</text:p>
          </table:table-cell>
          <table:table-cell table:formula="of:=([.$C65] - [.$B65] )/ [.$B65]" office:value-type="percentage" office:value="0.36497503922075" calcext:value-type="percentage">
            <text:p>36.50%</text:p>
          </table:table-cell>
          <table:table-cell table:style-name="ce3" table:formula="of:=[.$C65] - [.$B65]" office:value-type="currency" office:currency="USD" office:value="17295058.0202739" calcext:value-type="currency">
            <text:p>$17,295,058</text:p>
          </table:table-cell>
          <table:table-cell office:value-type="currency" office:currency="USD" office:value="64759036.3759429" calcext:value-type="currency">
            <text:p>$64,759,036</text:p>
          </table:table-cell>
          <table:table-cell office:value-type="currency" office:currency="USD" office:value="47258171.1177033" calcext:value-type="currency">
            <text:p>$47,258,171</text:p>
          </table:table-cell>
        </table:table-row>
        <table:table-row table:style-name="ro1">
          <table:table-cell office:value-type="string" calcext:value-type="string">
            <text:p>Gecko</text:p>
          </table:table-cell>
          <table:table-cell office:value-type="currency" office:currency="USD" office:value="42347081.8946512" calcext:value-type="currency">
            <text:p>$42,347,082</text:p>
          </table:table-cell>
          <table:table-cell office:value-type="currency" office:currency="USD" office:value="63332968.4607616" calcext:value-type="currency">
            <text:p>$63,332,968.46</text:p>
          </table:table-cell>
          <table:table-cell table:formula="of:=([.$C66] - [.$B66] )/ [.$B66]" office:value-type="percentage" office:value="0.495568658504452" calcext:value-type="percentage">
            <text:p>49.56%</text:p>
          </table:table-cell>
          <table:table-cell table:style-name="ce3" table:formula="of:=[.$C66] - [.$B66]" office:value-type="currency" office:currency="USD" office:value="20985886.5661104" calcext:value-type="currency">
            <text:p>$20,985,887</text:p>
          </table:table-cell>
          <table:table-cell office:value-type="currency" office:currency="USD" office:value="63763612.4195015" calcext:value-type="currency">
            <text:p>$63,763,612</text:p>
          </table:table-cell>
          <table:table-cell office:value-type="currency" office:currency="USD" office:value="40762275.2577613" calcext:value-type="currency">
            <text:p>$40,762,275</text:p>
          </table:table-cell>
        </table:table-row>
        <table:table-row table:style-name="ro1">
          <table:table-cell office:value-type="string" calcext:value-type="string">
            <text:p>Gila</text:p>
          </table:table-cell>
          <table:table-cell office:value-type="currency" office:currency="USD" office:value="190246763.139808" calcext:value-type="currency">
            <text:p>$190,246,763</text:p>
          </table:table-cell>
          <table:table-cell office:value-type="currency" office:currency="USD" office:value="245830343.094315" calcext:value-type="currency">
            <text:p>$245,830,343.09</text:p>
          </table:table-cell>
          <table:table-cell table:formula="of:=([.$C67] - [.$B67] )/ [.$B67]" office:value-type="percentage" office:value="0.292165706460195" calcext:value-type="percentage">
            <text:p>29.22%</text:p>
          </table:table-cell>
          <table:table-cell table:style-name="ce3" table:formula="of:=[.$C67] - [.$B67]" office:value-type="currency" office:currency="USD" office:value="55583579.9545074" calcext:value-type="currency">
            <text:p>$55,583,580</text:p>
          </table:table-cell>
          <table:table-cell office:value-type="currency" office:currency="USD" office:value="245421279.720278" calcext:value-type="currency">
            <text:p>$245,421,280</text:p>
          </table:table-cell>
          <table:table-cell office:value-type="currency" office:currency="USD" office:value="189833066.576303" calcext:value-type="currency">
            <text:p>$189,833,067</text:p>
          </table:table-cell>
        </table:table-row>
        <table:table-row table:style-name="ro1">
          <table:table-cell office:value-type="string" calcext:value-type="string">
            <text:p>Gist X-Type Kinetic Deflection Field</text:p>
          </table:table-cell>
          <table:table-cell office:value-type="currency" office:currency="USD" office:value="6310057.95708738" calcext:value-type="currency">
            <text:p>$6,310,058</text:p>
          </table:table-cell>
          <table:table-cell office:value-type="currency" office:currency="USD" office:value="10126000.3905932" calcext:value-type="currency">
            <text:p>$10,126,000.39</text:p>
          </table:table-cell>
          <table:table-cell table:formula="of:=([.$C68] - [.$B68] )/ [.$B68]" office:value-type="percentage" office:value="0.60473968059514" calcext:value-type="percentage">
            <text:p>60.47%</text:p>
          </table:table-cell>
          <table:table-cell table:style-name="ce3" table:formula="of:=[.$C68] - [.$B68]" office:value-type="currency" office:currency="USD" office:value="3815942.43350584" calcext:value-type="currency">
            <text:p>$3,815,942</text:p>
          </table:table-cell>
          <table:table-cell office:value-type="currency" office:currency="USD" office:value="9854227.36311522" calcext:value-type="currency">
            <text:p>$9,854,227</text:p>
          </table:table-cell>
          <table:table-cell office:value-type="currency" office:currency="USD" office:value="6182447.68009311" calcext:value-type="currency">
            <text:p>$6,182,448</text:p>
          </table:table-cell>
        </table:table-row>
        <table:table-row table:style-name="ro1">
          <table:table-cell office:value-type="string" calcext:value-type="string">
            <text:p>Gyrostabilizer II</text:p>
          </table:table-cell>
          <table:table-cell office:value-type="currency" office:currency="USD" office:value="717739.803706897" calcext:value-type="currency">
            <text:p>$717,740</text:p>
          </table:table-cell>
          <table:table-cell office:value-type="currency" office:currency="USD" office:value="843025.068162904" calcext:value-type="currency">
            <text:p>$843,025.07</text:p>
          </table:table-cell>
          <table:table-cell table:formula="of:=([.$C69] - [.$B69] )/ [.$B69]" office:value-type="percentage" office:value="0.174555268927471" calcext:value-type="percentage">
            <text:p>17.46%</text:p>
          </table:table-cell>
          <table:table-cell table:style-name="ce3" table:formula="of:=[.$C69] - [.$B69]" office:value-type="currency" office:currency="USD" office:value="125285.264456007" calcext:value-type="currency">
            <text:p>$125,285</text:p>
          </table:table-cell>
          <table:table-cell office:value-type="currency" office:currency="USD" office:value="846067.900403926" calcext:value-type="currency">
            <text:p>$846,068</text:p>
          </table:table-cell>
          <table:table-cell office:value-type="currency" office:currency="USD" office:value="713281.113415182" calcext:value-type="currency">
            <text:p>$713,281</text:p>
          </table:table-cell>
        </table:table-row>
        <table:table-row table:style-name="ro1">
          <table:table-cell office:value-type="string" calcext:value-type="string">
            <text:p>Heat Sink II</text:p>
          </table:table-cell>
          <table:table-cell office:value-type="currency" office:currency="USD" office:value="670067.097851212" calcext:value-type="currency">
            <text:p>$670,067</text:p>
          </table:table-cell>
          <table:table-cell office:value-type="currency" office:currency="USD" office:value="1016800.83408295" calcext:value-type="currency">
            <text:p>$1,016,800.83</text:p>
          </table:table-cell>
          <table:table-cell table:formula="of:=([.$C70] - [.$B70] )/ [.$B70]" office:value-type="percentage" office:value="0.517461217456653" calcext:value-type="percentage">
            <text:p>51.75%</text:p>
          </table:table-cell>
          <table:table-cell table:style-name="ce3" table:formula="of:=[.$C70] - [.$B70]" office:value-type="currency" office:currency="USD" office:value="346733.736231734" calcext:value-type="currency">
            <text:p>$346,734</text:p>
          </table:table-cell>
          <table:table-cell office:value-type="currency" office:currency="USD" office:value="958604.810360507" calcext:value-type="currency">
            <text:p>$958,605</text:p>
          </table:table-cell>
          <table:table-cell office:value-type="currency" office:currency="USD" office:value="667623.086946475" calcext:value-type="currency">
            <text:p>$667,623</text:p>
          </table:table-cell>
        </table:table-row>
        <table:table-row table:style-name="ro1">
          <table:table-cell office:value-type="string" calcext:value-type="string">
            <text:p>Heavy Assault Missile Launcher II</text:p>
          </table:table-cell>
          <table:table-cell office:value-type="currency" office:currency="USD" office:value="748327.535537065" calcext:value-type="currency">
            <text:p>$748,328</text:p>
          </table:table-cell>
          <table:table-cell office:value-type="currency" office:currency="USD" office:value="1174284.9830767" calcext:value-type="currency">
            <text:p>$1,174,284.98</text:p>
          </table:table-cell>
          <table:table-cell table:formula="of:=([.$C71] - [.$B71] )/ [.$B71]" office:value-type="percentage" office:value="0.569212580469772" calcext:value-type="percentage">
            <text:p>56.92%</text:p>
          </table:table-cell>
          <table:table-cell table:style-name="ce3" table:formula="of:=[.$C71] - [.$B71]" office:value-type="currency" office:currency="USD" office:value="425957.447539638" calcext:value-type="currency">
            <text:p>$425,957</text:p>
          </table:table-cell>
          <table:table-cell office:value-type="currency" office:currency="USD" office:value="1198744.70963102" calcext:value-type="currency">
            <text:p>$1,198,745</text:p>
          </table:table-cell>
          <table:table-cell office:value-type="currency" office:currency="USD" office:value="775019.018334907" calcext:value-type="currency">
            <text:p>$775,019</text:p>
          </table:table-cell>
        </table:table-row>
        <table:table-row table:style-name="ro1">
          <table:table-cell office:value-type="string" calcext:value-type="string">
            <text:p>Heavy Capacitor Booster II</text:p>
          </table:table-cell>
          <table:table-cell office:value-type="currency" office:currency="USD" office:value="1073814.22686305" calcext:value-type="currency">
            <text:p>$1,073,814</text:p>
          </table:table-cell>
          <table:table-cell office:value-type="currency" office:currency="USD" office:value="1773029.54726725" calcext:value-type="currency">
            <text:p>$1,773,029.55</text:p>
          </table:table-cell>
          <table:table-cell table:formula="of:=([.$C72] - [.$B72] )/ [.$B72]" office:value-type="percentage" office:value="0.651151105016394" calcext:value-type="percentage">
            <text:p>65.12%</text:p>
          </table:table-cell>
          <table:table-cell table:style-name="ce3" table:formula="of:=[.$C72] - [.$B72]" office:value-type="currency" office:currency="USD" office:value="699215.320404202" calcext:value-type="currency">
            <text:p>$699,215</text:p>
          </table:table-cell>
          <table:table-cell office:value-type="currency" office:currency="USD" office:value="1776092.60693454" calcext:value-type="currency">
            <text:p>$1,776,093</text:p>
          </table:table-cell>
          <table:table-cell office:value-type="currency" office:currency="USD" office:value="1056839.16585689" calcext:value-type="currency">
            <text:p>$1,056,839</text:p>
          </table:table-cell>
        </table:table-row>
        <table:table-row table:style-name="ro1">
          <table:table-cell office:value-type="string" calcext:value-type="string">
            <text:p>Heavy Infectious Scoped Energy Neutralizer</text:p>
          </table:table-cell>
          <table:table-cell office:value-type="currency" office:currency="USD" office:value="116618.119271523" calcext:value-type="currency">
            <text:p>$116,618</text:p>
          </table:table-cell>
          <table:table-cell office:value-type="currency" office:currency="USD" office:value="158150.469257485" calcext:value-type="currency">
            <text:p>$158,150.47</text:p>
          </table:table-cell>
          <table:table-cell table:formula="of:=([.$C73] - [.$B73] )/ [.$B73]" office:value-type="percentage" office:value="0.356139768377345" calcext:value-type="percentage">
            <text:p>35.61%</text:p>
          </table:table-cell>
          <table:table-cell table:style-name="ce3" table:formula="of:=[.$C73] - [.$B73]" office:value-type="currency" office:currency="USD" office:value="41532.3499859619" calcext:value-type="currency">
            <text:p>$41,532</text:p>
          </table:table-cell>
          <table:table-cell office:value-type="currency" office:currency="USD" office:value="180074.876826595" calcext:value-type="currency">
            <text:p>$180,075</text:p>
          </table:table-cell>
          <table:table-cell office:value-type="currency" office:currency="USD" office:value="116418.86366124" calcext:value-type="currency">
            <text:p>$116,419</text:p>
          </table:table-cell>
        </table:table-row>
        <table:table-row table:style-name="ro1">
          <table:table-cell office:value-type="string" calcext:value-type="string">
            <text:p>Heavy Missile Launcher II</text:p>
          </table:table-cell>
          <table:table-cell office:value-type="currency" office:currency="USD" office:value="828201.805299807" calcext:value-type="currency">
            <text:p>$828,202</text:p>
          </table:table-cell>
          <table:table-cell office:value-type="currency" office:currency="USD" office:value="1105394.46832207" calcext:value-type="currency">
            <text:p>$1,105,394.47</text:p>
          </table:table-cell>
          <table:table-cell table:formula="of:=([.$C74] - [.$B74] )/ [.$B74]" office:value-type="percentage" office:value="0.33469217435709" calcext:value-type="percentage">
            <text:p>33.47%</text:p>
          </table:table-cell>
          <table:table-cell table:style-name="ce3" table:formula="of:=[.$C74] - [.$B74]" office:value-type="currency" office:currency="USD" office:value="277192.66302226" calcext:value-type="currency">
            <text:p>$277,193</text:p>
          </table:table-cell>
          <table:table-cell office:value-type="currency" office:currency="USD" office:value="1109124.57258942" calcext:value-type="currency">
            <text:p>$1,109,125</text:p>
          </table:table-cell>
          <table:table-cell office:value-type="currency" office:currency="USD" office:value="820910.90630909" calcext:value-type="currency">
            <text:p>$820,911</text:p>
          </table:table-cell>
        </table:table-row>
        <table:table-row table:style-name="ro1">
          <table:table-cell office:value-type="string" calcext:value-type="string">
            <text:p>Heavy Neutron Blaster II</text:p>
          </table:table-cell>
          <table:table-cell office:value-type="currency" office:currency="USD" office:value="1199429.70992519" calcext:value-type="currency">
            <text:p>$1,199,430</text:p>
          </table:table-cell>
          <table:table-cell office:value-type="currency" office:currency="USD" office:value="1758763.47813521" calcext:value-type="currency">
            <text:p>$1,758,763.48</text:p>
          </table:table-cell>
          <table:table-cell table:formula="of:=([.$C75] - [.$B75] )/ [.$B75]" office:value-type="percentage" office:value="0.466333094454459" calcext:value-type="percentage">
            <text:p>46.63%</text:p>
          </table:table-cell>
          <table:table-cell table:style-name="ce3" table:formula="of:=[.$C75] - [.$B75]" office:value-type="currency" office:currency="USD" office:value="559333.768210026" calcext:value-type="currency">
            <text:p>$559,334</text:p>
          </table:table-cell>
          <table:table-cell office:value-type="currency" office:currency="USD" office:value="1755201.89779743" calcext:value-type="currency">
            <text:p>$1,755,202</text:p>
          </table:table-cell>
          <table:table-cell office:value-type="currency" office:currency="USD" office:value="1202816.10090204" calcext:value-type="currency">
            <text:p>$1,202,816</text:p>
          </table:table-cell>
        </table:table-row>
        <table:table-row table:style-name="ro1">
          <table:table-cell office:value-type="string" calcext:value-type="string">
            <text:p>Helios</text:p>
          </table:table-cell>
          <table:table-cell office:value-type="currency" office:currency="USD" office:value="17631971.222561" calcext:value-type="currency">
            <text:p>$17,631,971</text:p>
          </table:table-cell>
          <table:table-cell office:value-type="currency" office:currency="USD" office:value="24294559.4920724" calcext:value-type="currency">
            <text:p>$24,294,559.49</text:p>
          </table:table-cell>
          <table:table-cell table:formula="of:=([.$C76] - [.$B76] )/ [.$B76]" office:value-type="percentage" office:value="0.377869733645338" calcext:value-type="percentage">
            <text:p>37.79%</text:p>
          </table:table-cell>
          <table:table-cell table:style-name="ce3" table:formula="of:=[.$C76] - [.$B76]" office:value-type="currency" office:currency="USD" office:value="6662588.26951139" calcext:value-type="currency">
            <text:p>$6,662,588</text:p>
          </table:table-cell>
          <table:table-cell office:value-type="currency" office:currency="USD" office:value="24460114.6888073" calcext:value-type="currency">
            <text:p>$24,460,115</text:p>
          </table:table-cell>
          <table:table-cell office:value-type="currency" office:currency="USD" office:value="18184644.2361813" calcext:value-type="currency">
            <text:p>$18,184,644</text:p>
          </table:table-cell>
        </table:table-row>
        <table:table-row table:style-name="ro1">
          <table:table-cell office:value-type="string" calcext:value-type="string">
            <text:p>Hobgoblin II</text:p>
          </table:table-cell>
          <table:table-cell office:value-type="currency" office:currency="USD" office:value="293384.406638615" calcext:value-type="currency">
            <text:p>$293,384</text:p>
          </table:table-cell>
          <table:table-cell office:value-type="currency" office:currency="USD" office:value="397815.680058104" calcext:value-type="currency">
            <text:p>$397,815.68</text:p>
          </table:table-cell>
          <table:table-cell table:formula="of:=([.$C77] - [.$B77] )/ [.$B77]" office:value-type="percentage" office:value="0.355953728475166" calcext:value-type="percentage">
            <text:p>35.60%</text:p>
          </table:table-cell>
          <table:table-cell table:style-name="ce3" table:formula="of:=[.$C77] - [.$B77]" office:value-type="currency" office:currency="USD" office:value="104431.273419489" calcext:value-type="currency">
            <text:p>$104,431</text:p>
          </table:table-cell>
          <table:table-cell office:value-type="currency" office:currency="USD" office:value="398396.851691323" calcext:value-type="currency">
            <text:p>$398,397</text:p>
          </table:table-cell>
          <table:table-cell office:value-type="currency" office:currency="USD" office:value="293890.373350038" calcext:value-type="currency">
            <text:p>$293,890</text:p>
          </table:table-cell>
        </table:table-row>
        <table:table-row table:style-name="ro1">
          <table:table-cell office:value-type="string" calcext:value-type="string">
            <text:p>Hornet II</text:p>
          </table:table-cell>
          <table:table-cell office:value-type="currency" office:currency="USD" office:value="285001.749859627" calcext:value-type="currency">
            <text:p>$285,002</text:p>
          </table:table-cell>
          <table:table-cell office:value-type="currency" office:currency="USD" office:value="396461.332580615" calcext:value-type="currency">
            <text:p>$396,461.33</text:p>
          </table:table-cell>
          <table:table-cell table:formula="of:=([.$C78] - [.$B78] )/ [.$B78]" office:value-type="percentage" office:value="0.391083853961895" calcext:value-type="percentage">
            <text:p>39.11%</text:p>
          </table:table-cell>
          <table:table-cell table:style-name="ce3" table:formula="of:=[.$C78] - [.$B78]" office:value-type="currency" office:currency="USD" office:value="111459.582720987" calcext:value-type="currency">
            <text:p>$111,460</text:p>
          </table:table-cell>
          <table:table-cell office:value-type="currency" office:currency="USD" office:value="376170.01999991" calcext:value-type="currency">
            <text:p>$376,170</text:p>
          </table:table-cell>
          <table:table-cell office:value-type="currency" office:currency="USD" office:value="265170.701023514" calcext:value-type="currency">
            <text:p>$265,171</text:p>
          </table:table-cell>
        </table:table-row>
        <table:table-row table:style-name="ro1">
          <table:table-cell office:value-type="string" calcext:value-type="string">
            <text:p>Hound</text:p>
          </table:table-cell>
          <table:table-cell office:value-type="currency" office:currency="USD" office:value="20535074.1793493" calcext:value-type="currency">
            <text:p>$20,535,074</text:p>
          </table:table-cell>
          <table:table-cell office:value-type="currency" office:currency="USD" office:value="32203984.8687156" calcext:value-type="currency">
            <text:p>$32,203,984.87</text:p>
          </table:table-cell>
          <table:table-cell table:formula="of:=([.$C79] - [.$B79] )/ [.$B79]" office:value-type="percentage" office:value="0.568242928535456" calcext:value-type="percentage">
            <text:p>56.82%</text:p>
          </table:table-cell>
          <table:table-cell table:style-name="ce3" table:formula="of:=[.$C79] - [.$B79]" office:value-type="currency" office:currency="USD" office:value="11668910.6893663" calcext:value-type="currency">
            <text:p>$11,668,911</text:p>
          </table:table-cell>
          <table:table-cell office:value-type="currency" office:currency="USD" office:value="34977328.2192972" calcext:value-type="currency">
            <text:p>$34,977,328</text:p>
          </table:table-cell>
          <table:table-cell office:value-type="currency" office:currency="USD" office:value="19671077.6632176" calcext:value-type="currency">
            <text:p>$19,671,078</text:p>
          </table:table-cell>
        </table:table-row>
        <table:table-row table:style-name="ro1">
          <table:table-cell office:value-type="string" calcext:value-type="string">
            <text:p>Huginn</text:p>
          </table:table-cell>
          <table:table-cell office:value-type="currency" office:currency="USD" office:value="150950253.5605" calcext:value-type="currency">
            <text:p>$150,950,254</text:p>
          </table:table-cell>
          <table:table-cell office:value-type="currency" office:currency="USD" office:value="207506852.463684" calcext:value-type="currency">
            <text:p>$207,506,852.46</text:p>
          </table:table-cell>
          <table:table-cell table:formula="of:=([.$C80] - [.$B80] )/ [.$B80]" office:value-type="percentage" office:value="0.37467044651579" calcext:value-type="percentage">
            <text:p>37.47%</text:p>
          </table:table-cell>
          <table:table-cell table:style-name="ce3" table:formula="of:=[.$C80] - [.$B80]" office:value-type="currency" office:currency="USD" office:value="56556598.9031842" calcext:value-type="currency">
            <text:p>$56,556,599</text:p>
          </table:table-cell>
          <table:table-cell office:value-type="currency" office:currency="USD" office:value="207132704.978527" calcext:value-type="currency">
            <text:p>$207,132,705</text:p>
          </table:table-cell>
          <table:table-cell office:value-type="currency" office:currency="USD" office:value="149440461.234136" calcext:value-type="currency">
            <text:p>$149,440,461</text:p>
          </table:table-cell>
        </table:table-row>
        <table:table-row table:style-name="ro1">
          <table:table-cell office:value-type="string" calcext:value-type="string">
            <text:p>Hurricane</text:p>
          </table:table-cell>
          <table:table-cell office:value-type="currency" office:currency="USD" office:value="12552456.4069" calcext:value-type="currency">
            <text:p>$12,552,456</text:p>
          </table:table-cell>
          <table:table-cell office:value-type="currency" office:currency="USD" office:value="52794929.2330198" calcext:value-type="currency">
            <text:p>$52,794,929.23</text:p>
          </table:table-cell>
          <table:table-cell table:formula="of:=([.$C81] - [.$B81] )/ [.$B81]" office:value-type="percentage" office:value="3.20594404167767" calcext:value-type="percentage">
            <text:p>320.59%</text:p>
          </table:table-cell>
          <table:table-cell table:style-name="ce3" table:formula="of:=[.$C81] - [.$B81]" office:value-type="currency" office:currency="USD" office:value="40242472.8261198" calcext:value-type="currency">
            <text:p>$40,242,473</text:p>
          </table:table-cell>
          <table:table-cell office:value-type="currency" office:currency="USD" office:value="53001347.9255262" calcext:value-type="currency">
            <text:p>$53,001,348</text:p>
          </table:table-cell>
          <table:table-cell office:value-type="currency" office:currency="USD" office:value="13898078.1093525" calcext:value-type="currency">
            <text:p>$13,898,078</text:p>
          </table:table-cell>
        </table:table-row>
        <table:table-row table:style-name="ro1">
          <table:table-cell office:value-type="string" calcext:value-type="string">
            <text:p>Ice Harvester I</text:p>
          </table:table-cell>
          <table:table-cell office:value-type="currency" office:currency="USD" office:value="1128181.73860405" calcext:value-type="currency">
            <text:p>$1,128,182</text:p>
          </table:table-cell>
          <table:table-cell office:value-type="currency" office:currency="USD" office:value="2216471.83243421" calcext:value-type="currency">
            <text:p>$2,216,471.83</text:p>
          </table:table-cell>
          <table:table-cell table:formula="of:=([.$C82] - [.$B82] )/ [.$B82]" office:value-type="percentage" office:value="0.9646407636209" calcext:value-type="percentage">
            <text:p>96.46%</text:p>
          </table:table-cell>
          <table:table-cell table:style-name="ce3" table:formula="of:=[.$C82] - [.$B82]" office:value-type="currency" office:currency="USD" office:value="1088290.09383016" calcext:value-type="currency">
            <text:p>$1,088,290</text:p>
          </table:table-cell>
          <table:table-cell office:value-type="currency" office:currency="USD" office:value="2030741.75248453" calcext:value-type="currency">
            <text:p>$2,030,742</text:p>
          </table:table-cell>
          <table:table-cell office:value-type="currency" office:currency="USD" office:value="1110599.02423264" calcext:value-type="currency">
            <text:p>$1,110,599</text:p>
          </table:table-cell>
        </table:table-row>
        <table:table-row table:style-name="ro1">
          <table:table-cell office:value-type="string" calcext:value-type="string">
            <text:p>Ice Harvester II</text:p>
          </table:table-cell>
          <table:table-cell office:value-type="currency" office:currency="USD" office:value="3456971.34788779" calcext:value-type="currency">
            <text:p>$3,456,971</text:p>
          </table:table-cell>
          <table:table-cell office:value-type="currency" office:currency="USD" office:value="4117832.43284301" calcext:value-type="currency">
            <text:p>$4,117,832.43</text:p>
          </table:table-cell>
          <table:table-cell table:formula="of:=([.$C83] - [.$B83] )/ [.$B83]" office:value-type="percentage" office:value="0.191167648918758" calcext:value-type="percentage">
            <text:p>19.12%</text:p>
          </table:table-cell>
          <table:table-cell table:style-name="ce3" table:formula="of:=[.$C83] - [.$B83]" office:value-type="currency" office:currency="USD" office:value="660861.08495522" calcext:value-type="currency">
            <text:p>$660,861</text:p>
          </table:table-cell>
          <table:table-cell office:value-type="currency" office:currency="USD" office:value="4165935.61733203" calcext:value-type="currency">
            <text:p>$4,165,936</text:p>
          </table:table-cell>
          <table:table-cell office:value-type="currency" office:currency="USD" office:value="3459241.171385" calcext:value-type="currency">
            <text:p>$3,459,241</text:p>
          </table:table-cell>
        </table:table-row>
        <table:table-row table:style-name="ro1">
          <table:table-cell office:value-type="string" calcext:value-type="string">
            <text:p>Improved Cloaking Device II</text:p>
          </table:table-cell>
          <table:table-cell office:value-type="currency" office:currency="USD" office:value="2997248.07842958" calcext:value-type="currency">
            <text:p>$2,997,248</text:p>
          </table:table-cell>
          <table:table-cell office:value-type="currency" office:currency="USD" office:value="3742909.2284014" calcext:value-type="currency">
            <text:p>$3,742,909.23</text:p>
          </table:table-cell>
          <table:table-cell table:formula="of:=([.$C84] - [.$B84] )/ [.$B84]" office:value-type="percentage" office:value="0.248781926106869" calcext:value-type="percentage">
            <text:p>24.88%</text:p>
          </table:table-cell>
          <table:table-cell table:style-name="ce3" table:formula="of:=[.$C84] - [.$B84]" office:value-type="currency" office:currency="USD" office:value="745661.149971823" calcext:value-type="currency">
            <text:p>$745,661</text:p>
          </table:table-cell>
          <table:table-cell office:value-type="currency" office:currency="USD" office:value="3747675.15538542" calcext:value-type="currency">
            <text:p>$3,747,675</text:p>
          </table:table-cell>
          <table:table-cell office:value-type="currency" office:currency="USD" office:value="3011648.53940798" calcext:value-type="currency">
            <text:p>$3,011,649</text:p>
          </table:table-cell>
        </table:table-row>
        <table:table-row table:style-name="ro1">
          <table:table-cell office:value-type="string" calcext:value-type="string">
            <text:p>Inertial Stabilizers II</text:p>
          </table:table-cell>
          <table:table-cell office:value-type="currency" office:currency="USD" office:value="226693.893824201" calcext:value-type="currency">
            <text:p>$226,694</text:p>
          </table:table-cell>
          <table:table-cell office:value-type="currency" office:currency="USD" office:value="488851.809536255" calcext:value-type="currency">
            <text:p>$488,851.81</text:p>
          </table:table-cell>
          <table:table-cell table:formula="of:=([.$C85] - [.$B85] )/ [.$B85]" office:value-type="percentage" office:value="1.15644012853454" calcext:value-type="percentage">
            <text:p>115.64%</text:p>
          </table:table-cell>
          <table:table-cell table:style-name="ce3" table:formula="of:=[.$C85] - [.$B85]" office:value-type="currency" office:currency="USD" office:value="262157.915712054" calcext:value-type="currency">
            <text:p>$262,158</text:p>
          </table:table-cell>
          <table:table-cell office:value-type="currency" office:currency="USD" office:value="495370.214641408" calcext:value-type="currency">
            <text:p>$495,370</text:p>
          </table:table-cell>
          <table:table-cell office:value-type="currency" office:currency="USD" office:value="256347.923831319" calcext:value-type="currency">
            <text:p>$256,348</text:p>
          </table:table-cell>
        </table:table-row>
        <table:table-row table:style-name="ro1">
          <table:table-cell office:value-type="string" calcext:value-type="string">
            <text:p>Inherent Implants 'Squire' Power Grid Management EG-601</text:p>
          </table:table-cell>
          <table:table-cell office:value-type="currency" office:currency="USD" office:value="417786.433364761" calcext:value-type="currency">
            <text:p>$417,786</text:p>
          </table:table-cell>
          <table:table-cell office:value-type="currency" office:currency="USD" office:value="748931.451319658" calcext:value-type="currency">
            <text:p>$748,931.45</text:p>
          </table:table-cell>
          <table:table-cell table:formula="of:=([.$C86] - [.$B86] )/ [.$B86]" office:value-type="percentage" office:value="0.79261792990243" calcext:value-type="percentage">
            <text:p>79.26%</text:p>
          </table:table-cell>
          <table:table-cell table:style-name="ce3" table:formula="of:=[.$C86] - [.$B86]" office:value-type="currency" office:currency="USD" office:value="331145.017954897" calcext:value-type="currency">
            <text:p>$331,145</text:p>
          </table:table-cell>
          <table:table-cell office:value-type="currency" office:currency="USD" office:value="750918.640828437" calcext:value-type="currency">
            <text:p>$750,919</text:p>
          </table:table-cell>
          <table:table-cell office:value-type="currency" office:currency="USD" office:value="414426.753901291" calcext:value-type="currency">
            <text:p>$414,427</text:p>
          </table:table-cell>
        </table:table-row>
        <table:table-row table:style-name="ro1">
          <table:table-cell office:value-type="string" calcext:value-type="string">
            <text:p>Inherent Implants 'Squire' Power Grid Management EG-602</text:p>
          </table:table-cell>
          <table:table-cell office:value-type="currency" office:currency="USD" office:value="4298040.38314038" calcext:value-type="currency">
            <text:p>$4,298,040</text:p>
          </table:table-cell>
          <table:table-cell office:value-type="currency" office:currency="USD" office:value="7777777.5154386" calcext:value-type="currency">
            <text:p>$7,777,777.52</text:p>
          </table:table-cell>
          <table:table-cell table:formula="of:=([.$C87] - [.$B87] )/ [.$B87]" office:value-type="percentage" office:value="0.809610153024142" calcext:value-type="percentage">
            <text:p>80.96%</text:p>
          </table:table-cell>
          <table:table-cell table:style-name="ce3" table:formula="of:=[.$C87] - [.$B87]" office:value-type="currency" office:currency="USD" office:value="3479737.13229822" calcext:value-type="currency">
            <text:p>$3,479,737</text:p>
          </table:table-cell>
          <table:table-cell office:value-type="currency" office:currency="USD" office:value="7269316.075273" calcext:value-type="currency">
            <text:p>$7,269,316</text:p>
          </table:table-cell>
          <table:table-cell office:value-type="currency" office:currency="USD" office:value="4216601.87650048" calcext:value-type="currency">
            <text:p>$4,216,602</text:p>
          </table:table-cell>
        </table:table-row>
        <table:table-row table:style-name="ro1">
          <table:table-cell office:value-type="string" calcext:value-type="string">
            <text:p>Interdiction Sphere Launcher I</text:p>
          </table:table-cell>
          <table:table-cell office:value-type="currency" office:currency="USD" office:value="1167522.14629512" calcext:value-type="currency">
            <text:p>$1,167,522</text:p>
          </table:table-cell>
          <table:table-cell office:value-type="currency" office:currency="USD" office:value="1555595.68706316" calcext:value-type="currency">
            <text:p>$1,555,595.69</text:p>
          </table:table-cell>
          <table:table-cell table:formula="of:=([.$C88] - [.$B88] )/ [.$B88]" office:value-type="percentage" office:value="0.33239073194415" calcext:value-type="percentage">
            <text:p>33.24%</text:p>
          </table:table-cell>
          <table:table-cell table:style-name="ce3" table:formula="of:=[.$C88] - [.$B88]" office:value-type="currency" office:currency="USD" office:value="388073.540768041" calcext:value-type="currency">
            <text:p>$388,074</text:p>
          </table:table-cell>
          <table:table-cell office:value-type="currency" office:currency="USD" office:value="1569399.23072074" calcext:value-type="currency">
            <text:p>$1,569,399</text:p>
          </table:table-cell>
          <table:table-cell office:value-type="currency" office:currency="USD" office:value="1224945.12767298" calcext:value-type="currency">
            <text:p>$1,224,945</text:p>
          </table:table-cell>
        </table:table-row>
        <table:table-row table:style-name="ro1">
          <table:table-cell office:value-type="string" calcext:value-type="string">
            <text:p>Ishtar</text:p>
          </table:table-cell>
          <table:table-cell office:value-type="currency" office:currency="USD" office:value="166471689.65963" calcext:value-type="currency">
            <text:p>$166,471,690</text:p>
          </table:table-cell>
          <table:table-cell office:value-type="currency" office:currency="USD" office:value="194531854.965567" calcext:value-type="currency">
            <text:p>$194,531,854.97</text:p>
          </table:table-cell>
          <table:table-cell table:formula="of:=([.$C89] - [.$B89] )/ [.$B89]" office:value-type="percentage" office:value="0.168558181654245" calcext:value-type="percentage">
            <text:p>16.86%</text:p>
          </table:table-cell>
          <table:table-cell table:style-name="ce3" table:formula="of:=[.$C89] - [.$B89]" office:value-type="currency" office:currency="USD" office:value="28060165.3059369" calcext:value-type="currency">
            <text:p>$28,060,165</text:p>
          </table:table-cell>
          <table:table-cell office:value-type="currency" office:currency="USD" office:value="193596820.784937" calcext:value-type="currency">
            <text:p>$193,596,821</text:p>
          </table:table-cell>
          <table:table-cell office:value-type="currency" office:currency="USD" office:value="165910049.376072" calcext:value-type="currency">
            <text:p>$165,910,049</text:p>
          </table:table-cell>
        </table:table-row>
        <table:table-row table:style-name="ro1">
          <table:table-cell office:value-type="string" calcext:value-type="string">
            <text:p>Jackdaw</text:p>
          </table:table-cell>
          <table:table-cell office:value-type="currency" office:currency="USD" office:value="29580166.8986111" calcext:value-type="currency">
            <text:p>$29,580,167</text:p>
          </table:table-cell>
          <table:table-cell office:value-type="currency" office:currency="USD" office:value="39628251.301385" calcext:value-type="currency">
            <text:p>$39,628,251.30</text:p>
          </table:table-cell>
          <table:table-cell table:formula="of:=([.$C90] - [.$B90] )/ [.$B90]" office:value-type="percentage" office:value="0.339689915787653" calcext:value-type="percentage">
            <text:p>33.97%</text:p>
          </table:table-cell>
          <table:table-cell table:style-name="ce3" table:formula="of:=[.$C90] - [.$B90]" office:value-type="currency" office:currency="USD" office:value="10048084.4027739" calcext:value-type="currency">
            <text:p>$10,048,084</text:p>
          </table:table-cell>
          <table:table-cell office:value-type="currency" office:currency="USD" office:value="40036352.2489008" calcext:value-type="currency">
            <text:p>$40,036,352</text:p>
          </table:table-cell>
          <table:table-cell office:value-type="currency" office:currency="USD" office:value="30025407.9551413" calcext:value-type="currency">
            <text:p>$30,025,408</text:p>
          </table:table-cell>
        </table:table-row>
        <table:table-row table:style-name="ro1">
          <table:table-cell office:value-type="string" calcext:value-type="string">
            <text:p>Kinetic Deflection Field II</text:p>
          </table:table-cell>
          <table:table-cell office:value-type="currency" office:currency="USD" office:value="1107791.12694715" calcext:value-type="currency">
            <text:p>$1,107,791</text:p>
          </table:table-cell>
          <table:table-cell office:value-type="currency" office:currency="USD" office:value="1811448.79495413" calcext:value-type="currency">
            <text:p>$1,811,448.79</text:p>
          </table:table-cell>
          <table:table-cell table:formula="of:=([.$C91] - [.$B91] )/ [.$B91]" office:value-type="percentage" office:value="0.635189839393388" calcext:value-type="percentage">
            <text:p>63.52%</text:p>
          </table:table-cell>
          <table:table-cell table:style-name="ce3" table:formula="of:=[.$C91] - [.$B91]" office:value-type="currency" office:currency="USD" office:value="703657.668006979" calcext:value-type="currency">
            <text:p>$703,658</text:p>
          </table:table-cell>
          <table:table-cell office:value-type="currency" office:currency="USD" office:value="1835439.33923315" calcext:value-type="currency">
            <text:p>$1,835,439</text:p>
          </table:table-cell>
          <table:table-cell office:value-type="currency" office:currency="USD" office:value="1095939.69184442" calcext:value-type="currency">
            <text:p>$1,095,940</text:p>
          </table:table-cell>
        </table:table-row>
        <table:table-row table:style-name="ro1">
          <table:table-cell office:value-type="string" calcext:value-type="string">
            <text:p>Large 'Regard' Remote Capacitor Transmitter</text:p>
          </table:table-cell>
          <table:table-cell office:value-type="currency" office:currency="USD" office:value="51086.0591629481" calcext:value-type="currency">
            <text:p>$51,086</text:p>
          </table:table-cell>
          <table:table-cell office:value-type="currency" office:currency="USD" office:value="103775.517930607" calcext:value-type="currency">
            <text:p>$103,775.52</text:p>
          </table:table-cell>
          <table:table-cell table:formula="of:=([.$C92] - [.$B92] )/ [.$B92]" office:value-type="percentage" office:value="1.03138624569957" calcext:value-type="percentage">
            <text:p>103.14%</text:p>
          </table:table-cell>
          <table:table-cell table:style-name="ce3" table:formula="of:=[.$C92] - [.$B92]" office:value-type="currency" office:currency="USD" office:value="52689.458767659" calcext:value-type="currency">
            <text:p>$52,689</text:p>
          </table:table-cell>
          <table:table-cell office:value-type="currency" office:currency="USD" office:value="103398.650728853" calcext:value-type="currency">
            <text:p>$103,399</text:p>
          </table:table-cell>
          <table:table-cell office:value-type="currency" office:currency="USD" office:value="50513.9094539295" calcext:value-type="currency">
            <text:p>$50,514</text:p>
          </table:table-cell>
        </table:table-row>
        <table:table-row table:style-name="ro1">
          <table:table-cell office:value-type="string" calcext:value-type="string">
            <text:p>Large Capacitor Control Circuit I</text:p>
          </table:table-cell>
          <table:table-cell office:value-type="currency" office:currency="USD" office:value="5979564.16643606" calcext:value-type="currency">
            <text:p>$5,979,564</text:p>
          </table:table-cell>
          <table:table-cell office:value-type="currency" office:currency="USD" office:value="8862948.62704467" calcext:value-type="currency">
            <text:p>$8,862,948.63</text:p>
          </table:table-cell>
          <table:table-cell table:formula="of:=([.$C93] - [.$B93] )/ [.$B93]" office:value-type="percentage" office:value="0.482206458589969" calcext:value-type="percentage">
            <text:p>48.22%</text:p>
          </table:table-cell>
          <table:table-cell table:style-name="ce3" table:formula="of:=[.$C93] - [.$B93]" office:value-type="currency" office:currency="USD" office:value="2883384.46060861" calcext:value-type="currency">
            <text:p>$2,883,384</text:p>
          </table:table-cell>
          <table:table-cell office:value-type="currency" office:currency="USD" office:value="8364999.64542472" calcext:value-type="currency">
            <text:p>$8,365,000</text:p>
          </table:table-cell>
          <table:table-cell office:value-type="currency" office:currency="USD" office:value="5928052.06463518" calcext:value-type="currency">
            <text:p>$5,928,052</text:p>
          </table:table-cell>
        </table:table-row>
        <table:table-row table:style-name="ro1">
          <table:table-cell office:value-type="string" calcext:value-type="string">
            <text:p>Large Core Defense Field Extender I</text:p>
          </table:table-cell>
          <table:table-cell office:value-type="currency" office:currency="USD" office:value="10414349.7318466" calcext:value-type="currency">
            <text:p>$10,414,350</text:p>
          </table:table-cell>
          <table:table-cell office:value-type="currency" office:currency="USD" office:value="12910877.294907" calcext:value-type="currency">
            <text:p>$12,910,877.29</text:p>
          </table:table-cell>
          <table:table-cell table:formula="of:=([.$C94] - [.$B94] )/ [.$B94]" office:value-type="percentage" office:value="0.239719965945278" calcext:value-type="percentage">
            <text:p>23.97%</text:p>
          </table:table-cell>
          <table:table-cell table:style-name="ce3" table:formula="of:=[.$C94] - [.$B94]" office:value-type="currency" office:currency="USD" office:value="2496527.56306047" calcext:value-type="currency">
            <text:p>$2,496,528</text:p>
          </table:table-cell>
          <table:table-cell office:value-type="currency" office:currency="USD" office:value="12998622.6135306" calcext:value-type="currency">
            <text:p>$12,998,623</text:p>
          </table:table-cell>
          <table:table-cell office:value-type="currency" office:currency="USD" office:value="10192005.1897435" calcext:value-type="currency">
            <text:p>$10,192,005</text:p>
          </table:table-cell>
        </table:table-row>
        <table:table-row table:style-name="ro1">
          <table:table-cell office:value-type="string" calcext:value-type="string">
            <text:p>Large Micro Jump Drive</text:p>
          </table:table-cell>
          <table:table-cell office:value-type="currency" office:currency="USD" office:value="1191527.74223259" calcext:value-type="currency">
            <text:p>$1,191,528</text:p>
          </table:table-cell>
          <table:table-cell office:value-type="currency" office:currency="USD" office:value="1766363.51804703" calcext:value-type="currency">
            <text:p>$1,766,363.52</text:p>
          </table:table-cell>
          <table:table-cell table:formula="of:=([.$C95] - [.$B95] )/ [.$B95]" office:value-type="percentage" office:value="0.482435914364333" calcext:value-type="percentage">
            <text:p>48.24%</text:p>
          </table:table-cell>
          <table:table-cell table:style-name="ce3" table:formula="of:=[.$C95] - [.$B95]" office:value-type="currency" office:currency="USD" office:value="574835.775814447" calcext:value-type="currency">
            <text:p>$574,836</text:p>
          </table:table-cell>
          <table:table-cell office:value-type="currency" office:currency="USD" office:value="1745677.5590757" calcext:value-type="currency">
            <text:p>$1,745,678</text:p>
          </table:table-cell>
          <table:table-cell office:value-type="currency" office:currency="USD" office:value="1173383.23045133" calcext:value-type="currency">
            <text:p>$1,173,383</text:p>
          </table:table-cell>
        </table:table-row>
        <table:table-row table:style-name="ro1">
          <table:table-cell office:value-type="string" calcext:value-type="string">
            <text:p>Large Murky Compact Remote Shield Booster</text:p>
          </table:table-cell>
          <table:table-cell office:value-type="currency" office:currency="USD" office:value="181111.739781931" calcext:value-type="currency">
            <text:p>$181,112</text:p>
          </table:table-cell>
          <table:table-cell office:value-type="currency" office:currency="USD" office:value="262889.427165992" calcext:value-type="currency">
            <text:p>$262,889.43</text:p>
          </table:table-cell>
          <table:table-cell table:formula="of:=([.$C96] - [.$B96] )/ [.$B96]" office:value-type="percentage" office:value="0.451531675873277" calcext:value-type="percentage">
            <text:p>45.15%</text:p>
          </table:table-cell>
          <table:table-cell table:style-name="ce3" table:formula="of:=[.$C96] - [.$B96]" office:value-type="currency" office:currency="USD" office:value="81777.6873840604" calcext:value-type="currency">
            <text:p>$81,778</text:p>
          </table:table-cell>
          <table:table-cell office:value-type="currency" office:currency="USD" office:value="263801.479394399" calcext:value-type="currency">
            <text:p>$263,801</text:p>
          </table:table-cell>
          <table:table-cell office:value-type="currency" office:currency="USD" office:value="176126.858785128" calcext:value-type="currency">
            <text:p>$176,127</text:p>
          </table:table-cell>
        </table:table-row>
        <table:table-row table:style-name="ro1">
          <table:table-cell office:value-type="string" calcext:value-type="string">
            <text:p>Large S95a Scoped Remote Shield Booster</text:p>
          </table:table-cell>
          <table:table-cell office:value-type="currency" office:currency="USD" office:value="143650.117854036" calcext:value-type="currency">
            <text:p>$143,650</text:p>
          </table:table-cell>
          <table:table-cell office:value-type="currency" office:currency="USD" office:value="266722.137178378" calcext:value-type="currency">
            <text:p>$266,722.14</text:p>
          </table:table-cell>
          <table:table-cell table:formula="of:=([.$C97] - [.$B97] )/ [.$B97]" office:value-type="percentage" office:value="0.856748474438408" calcext:value-type="percentage">
            <text:p>85.67%</text:p>
          </table:table-cell>
          <table:table-cell table:style-name="ce3" table:formula="of:=[.$C97] - [.$B97]" office:value-type="currency" office:currency="USD" office:value="123072.019324343" calcext:value-type="currency">
            <text:p>$123,072</text:p>
          </table:table-cell>
          <table:table-cell office:value-type="currency" office:currency="USD" office:value="265013.136667249" calcext:value-type="currency">
            <text:p>$265,013</text:p>
          </table:table-cell>
          <table:table-cell office:value-type="currency" office:currency="USD" office:value="149332.729197072" calcext:value-type="currency">
            <text:p>$149,333</text:p>
          </table:table-cell>
        </table:table-row>
        <table:table-row table:style-name="ro1">
          <table:table-cell office:value-type="string" calcext:value-type="string">
            <text:p>Large Shield Booster II</text:p>
          </table:table-cell>
          <table:table-cell office:value-type="currency" office:currency="USD" office:value="1091387.59420415" calcext:value-type="currency">
            <text:p>$1,091,388</text:p>
          </table:table-cell>
          <table:table-cell office:value-type="currency" office:currency="USD" office:value="1420613.36396163" calcext:value-type="currency">
            <text:p>$1,420,613.36</text:p>
          </table:table-cell>
          <table:table-cell table:formula="of:=([.$C98] - [.$B98] )/ [.$B98]" office:value-type="percentage" office:value="0.301657973304676" calcext:value-type="percentage">
            <text:p>30.17%</text:p>
          </table:table-cell>
          <table:table-cell table:style-name="ce3" table:formula="of:=[.$C98] - [.$B98]" office:value-type="currency" office:currency="USD" office:value="329225.769757489" calcext:value-type="currency">
            <text:p>$329,226</text:p>
          </table:table-cell>
          <table:table-cell office:value-type="currency" office:currency="USD" office:value="1416964.96300383" calcext:value-type="currency">
            <text:p>$1,416,965</text:p>
          </table:table-cell>
          <table:table-cell office:value-type="currency" office:currency="USD" office:value="1089966.21314044" calcext:value-type="currency">
            <text:p>$1,089,966</text:p>
          </table:table-cell>
        </table:table-row>
        <table:table-row table:style-name="ro1">
          <table:table-cell office:value-type="string" calcext:value-type="string">
            <text:p>Large Shield Extender II</text:p>
          </table:table-cell>
          <table:table-cell office:value-type="currency" office:currency="USD" office:value="675670.218326475" calcext:value-type="currency">
            <text:p>$675,670</text:p>
          </table:table-cell>
          <table:table-cell office:value-type="currency" office:currency="USD" office:value="1169290.55104784" calcext:value-type="currency">
            <text:p>$1,169,290.55</text:p>
          </table:table-cell>
          <table:table-cell table:formula="of:=([.$C99] - [.$B99] )/ [.$B99]" office:value-type="percentage" office:value="0.730563993102999" calcext:value-type="percentage">
            <text:p>73.06%</text:p>
          </table:table-cell>
          <table:table-cell table:style-name="ce3" table:formula="of:=[.$C99] - [.$B99]" office:value-type="currency" office:currency="USD" office:value="493620.332721364" calcext:value-type="currency">
            <text:p>$493,620</text:p>
          </table:table-cell>
          <table:table-cell office:value-type="currency" office:currency="USD" office:value="1173089.52552848" calcext:value-type="currency">
            <text:p>$1,173,090</text:p>
          </table:table-cell>
          <table:table-cell office:value-type="currency" office:currency="USD" office:value="689157.034908613" calcext:value-type="currency">
            <text:p>$689,157</text:p>
          </table:table-cell>
        </table:table-row>
        <table:table-row table:style-name="ro1">
          <table:table-cell office:value-type="string" calcext:value-type="string">
            <text:p>Large YF-12a Smartbomb</text:p>
          </table:table-cell>
          <table:table-cell office:value-type="currency" office:currency="USD" office:value="252853.17011041" calcext:value-type="currency">
            <text:p>$252,853</text:p>
          </table:table-cell>
          <table:table-cell office:value-type="currency" office:currency="USD" office:value="355030.771089385" calcext:value-type="currency">
            <text:p>$355,030.77</text:p>
          </table:table-cell>
          <table:table-cell table:formula="of:=([.$C100] - [.$B100] )/ [.$B100]" office:value-type="percentage" office:value="0.404098556226757" calcext:value-type="percentage">
            <text:p>40.41%</text:p>
          </table:table-cell>
          <table:table-cell table:style-name="ce3" table:formula="of:=[.$C100] - [.$B100]" office:value-type="currency" office:currency="USD" office:value="102177.600978975" calcext:value-type="currency">
            <text:p>$102,178</text:p>
          </table:table-cell>
          <table:table-cell office:value-type="currency" office:currency="USD" office:value="337998.5572492" calcext:value-type="currency">
            <text:p>$337,999</text:p>
          </table:table-cell>
          <table:table-cell office:value-type="currency" office:currency="USD" office:value="235772.380707742" calcext:value-type="currency">
            <text:p>$235,772</text:p>
          </table:table-cell>
        </table:table-row>
        <table:table-row table:style-name="ro1">
          <table:table-cell office:value-type="string" calcext:value-type="string">
            <text:p>Light Armor Maintenance Bot II</text:p>
          </table:table-cell>
          <table:table-cell office:value-type="currency" office:currency="USD" office:value="444707.348806465" calcext:value-type="currency">
            <text:p>$444,707</text:p>
          </table:table-cell>
          <table:table-cell office:value-type="currency" office:currency="USD" office:value="565235.622277916" calcext:value-type="currency">
            <text:p>$565,235.62</text:p>
          </table:table-cell>
          <table:table-cell table:formula="of:=([.$C101] - [.$B101] )/ [.$B101]" office:value-type="percentage" office:value="0.271028292639941" calcext:value-type="percentage">
            <text:p>27.10%</text:p>
          </table:table-cell>
          <table:table-cell table:style-name="ce3" table:formula="of:=[.$C101] - [.$B101]" office:value-type="currency" office:currency="USD" office:value="120528.273471451" calcext:value-type="currency">
            <text:p>$120,528</text:p>
          </table:table-cell>
          <table:table-cell office:value-type="currency" office:currency="USD" office:value="569382.268703459" calcext:value-type="currency">
            <text:p>$569,382</text:p>
          </table:table-cell>
          <table:table-cell office:value-type="currency" office:currency="USD" office:value="443218.102276126" calcext:value-type="currency">
            <text:p>$443,218</text:p>
          </table:table-cell>
        </table:table-row>
        <table:table-row table:style-name="ro1">
          <table:table-cell office:value-type="string" calcext:value-type="string">
            <text:p>Light Missile Launcher II</text:p>
          </table:table-cell>
          <table:table-cell office:value-type="currency" office:currency="USD" office:value="817832.36989178" calcext:value-type="currency">
            <text:p>$817,832</text:p>
          </table:table-cell>
          <table:table-cell office:value-type="currency" office:currency="USD" office:value="1304517.86856858" calcext:value-type="currency">
            <text:p>$1,304,517.87</text:p>
          </table:table-cell>
          <table:table-cell table:formula="of:=([.$C102] - [.$B102] )/ [.$B102]" office:value-type="percentage" office:value="0.595091997570604" calcext:value-type="percentage">
            <text:p>59.51%</text:p>
          </table:table-cell>
          <table:table-cell table:style-name="ce3" table:formula="of:=[.$C102] - [.$B102]" office:value-type="currency" office:currency="USD" office:value="486685.498676801" calcext:value-type="currency">
            <text:p>$486,685</text:p>
          </table:table-cell>
          <table:table-cell office:value-type="currency" office:currency="USD" office:value="1350804.08431707" calcext:value-type="currency">
            <text:p>$1,350,804</text:p>
          </table:table-cell>
          <table:table-cell office:value-type="currency" office:currency="USD" office:value="804948.47759806" calcext:value-type="currency">
            <text:p>$804,948</text:p>
          </table:table-cell>
        </table:table-row>
        <table:table-row table:style-name="ro1">
          <table:table-cell office:value-type="string" calcext:value-type="string">
            <text:p>Light Neutron Blaster II</text:p>
          </table:table-cell>
          <table:table-cell office:value-type="currency" office:currency="USD" office:value="503410.674913495" calcext:value-type="currency">
            <text:p>$503,411</text:p>
          </table:table-cell>
          <table:table-cell office:value-type="currency" office:currency="USD" office:value="666394.419600177" calcext:value-type="currency">
            <text:p>$666,394.42</text:p>
          </table:table-cell>
          <table:table-cell table:formula="of:=([.$C103] - [.$B103] )/ [.$B103]" office:value-type="percentage" office:value="0.323759015866497" calcext:value-type="percentage">
            <text:p>32.38%</text:p>
          </table:table-cell>
          <table:table-cell table:style-name="ce3" table:formula="of:=[.$C103] - [.$B103]" office:value-type="currency" office:currency="USD" office:value="162983.744686682" calcext:value-type="currency">
            <text:p>$162,984</text:p>
          </table:table-cell>
          <table:table-cell office:value-type="currency" office:currency="USD" office:value="659683.210095538" calcext:value-type="currency">
            <text:p>$659,683</text:p>
          </table:table-cell>
          <table:table-cell office:value-type="currency" office:currency="USD" office:value="505508.650605246" calcext:value-type="currency">
            <text:p>$505,509</text:p>
          </table:table-cell>
        </table:table-row>
        <table:table-row table:style-name="ro1">
          <table:table-cell office:value-type="string" calcext:value-type="string">
            <text:p>Magnetic Field Stabilizer II</text:p>
          </table:table-cell>
          <table:table-cell office:value-type="currency" office:currency="USD" office:value="863378.694856249" calcext:value-type="currency">
            <text:p>$863,379</text:p>
          </table:table-cell>
          <table:table-cell office:value-type="currency" office:currency="USD" office:value="987118.388912608" calcext:value-type="currency">
            <text:p>$987,118.39</text:p>
          </table:table-cell>
          <table:table-cell table:formula="of:=([.$C104] - [.$B104] )/ [.$B104]" office:value-type="percentage" office:value="0.143320300574433" calcext:value-type="percentage">
            <text:p>14.33%</text:p>
          </table:table-cell>
          <table:table-cell table:style-name="ce3" table:formula="of:=[.$C104] - [.$B104]" office:value-type="currency" office:currency="USD" office:value="123739.694056359" calcext:value-type="currency">
            <text:p>$123,740</text:p>
          </table:table-cell>
          <table:table-cell office:value-type="currency" office:currency="USD" office:value="978474.567405738" calcext:value-type="currency">
            <text:p>$978,475</text:p>
          </table:table-cell>
          <table:table-cell office:value-type="currency" office:currency="USD" office:value="862717.371035252" calcext:value-type="currency">
            <text:p>$862,717</text:p>
          </table:table-cell>
        </table:table-row>
        <table:table-row table:style-name="ro1">
          <table:table-cell office:value-type="string" calcext:value-type="string">
            <text:p>Malediction</text:p>
          </table:table-cell>
          <table:table-cell office:value-type="currency" office:currency="USD" office:value="19570810.1245238" calcext:value-type="currency">
            <text:p>$19,570,810</text:p>
          </table:table-cell>
          <table:table-cell office:value-type="currency" office:currency="USD" office:value="23223001.1025349" calcext:value-type="currency">
            <text:p>$23,223,001.10</text:p>
          </table:table-cell>
          <table:table-cell table:formula="of:=([.$C105] - [.$B105] )/ [.$B105]" office:value-type="percentage" office:value="0.186614195057497" calcext:value-type="percentage">
            <text:p>18.66%</text:p>
          </table:table-cell>
          <table:table-cell table:style-name="ce3" table:formula="of:=[.$C105] - [.$B105]" office:value-type="currency" office:currency="USD" office:value="3652190.97801112" calcext:value-type="currency">
            <text:p>$3,652,191</text:p>
          </table:table-cell>
          <table:table-cell office:value-type="currency" office:currency="USD" office:value="23161154.8158804" calcext:value-type="currency">
            <text:p>$23,161,155</text:p>
          </table:table-cell>
          <table:table-cell office:value-type="currency" office:currency="USD" office:value="19386776.5638164" calcext:value-type="currency">
            <text:p>$19,386,777</text:p>
          </table:table-cell>
        </table:table-row>
        <table:table-row table:style-name="ro1">
          <table:table-cell office:value-type="string" calcext:value-type="string">
            <text:p>Manticore</text:p>
          </table:table-cell>
          <table:table-cell office:value-type="currency" office:currency="USD" office:value="22785767.906087" calcext:value-type="currency">
            <text:p>$22,785,768</text:p>
          </table:table-cell>
          <table:table-cell office:value-type="currency" office:currency="USD" office:value="28596068.4303493" calcext:value-type="currency">
            <text:p>$28,596,068.43</text:p>
          </table:table-cell>
          <table:table-cell table:formula="of:=([.$C106] - [.$B106] )/ [.$B106]" office:value-type="percentage" office:value="0.254996915101125" calcext:value-type="percentage">
            <text:p>25.50%</text:p>
          </table:table-cell>
          <table:table-cell table:style-name="ce3" table:formula="of:=[.$C106] - [.$B106]" office:value-type="currency" office:currency="USD" office:value="5810300.52426239" calcext:value-type="currency">
            <text:p>$5,810,301</text:p>
          </table:table-cell>
          <table:table-cell office:value-type="currency" office:currency="USD" office:value="28770512.7624899" calcext:value-type="currency">
            <text:p>$28,770,513</text:p>
          </table:table-cell>
          <table:table-cell office:value-type="currency" office:currency="USD" office:value="22681745.5119867" calcext:value-type="currency">
            <text:p>$22,681,746</text:p>
          </table:table-cell>
        </table:table-row>
        <table:table-row table:style-name="ro1">
          <table:table-cell office:value-type="string" calcext:value-type="string">
            <text:p>Mark I Compact Capacitor Power Relay</text:p>
          </table:table-cell>
          <table:table-cell office:value-type="currency" office:currency="USD" office:value="2165.40952380952" calcext:value-type="currency">
            <text:p>$2,165</text:p>
          </table:table-cell>
          <table:table-cell office:value-type="currency" office:currency="USD" office:value="3238.01344656114" calcext:value-type="currency">
            <text:p>$3,238.01</text:p>
          </table:table-cell>
          <table:table-cell table:formula="of:=([.$C107] - [.$B107] )/ [.$B107]" office:value-type="percentage" office:value="0.495335367725098" calcext:value-type="percentage">
            <text:p>49.53%</text:p>
          </table:table-cell>
          <table:table-cell table:style-name="ce3" table:formula="of:=[.$C107] - [.$B107]" office:value-type="currency" office:currency="USD" office:value="1072.60392275162" calcext:value-type="currency">
            <text:p>$1,073</text:p>
          </table:table-cell>
          <table:table-cell office:value-type="currency" office:currency="USD" office:value="3964.37697286871" calcext:value-type="currency">
            <text:p>$3,964</text:p>
          </table:table-cell>
          <table:table-cell office:value-type="currency" office:currency="USD" office:value="2165.40952380952" calcext:value-type="currency">
            <text:p>$2,165</text:p>
          </table:table-cell>
        </table:table-row>
        <table:table-row table:style-name="ro1">
          <table:table-cell office:value-type="string" calcext:value-type="string">
            <text:p>Medium Anti-EM Screen Reinforcer II</text:p>
          </table:table-cell>
          <table:table-cell office:value-type="currency" office:currency="USD" office:value="3027943.4855504" calcext:value-type="currency">
            <text:p>$3,027,943</text:p>
          </table:table-cell>
          <table:table-cell office:value-type="currency" office:currency="USD" office:value="3817992.18202611" calcext:value-type="currency">
            <text:p>$3,817,992.18</text:p>
          </table:table-cell>
          <table:table-cell table:formula="of:=([.$C108] - [.$B108] )/ [.$B108]" office:value-type="percentage" office:value="0.260919234538521" calcext:value-type="percentage">
            <text:p>26.09%</text:p>
          </table:table-cell>
          <table:table-cell table:style-name="ce3" table:formula="of:=[.$C108] - [.$B108]" office:value-type="currency" office:currency="USD" office:value="790048.696475711" calcext:value-type="currency">
            <text:p>$790,049</text:p>
          </table:table-cell>
          <table:table-cell office:value-type="currency" office:currency="USD" office:value="3840882.14560121" calcext:value-type="currency">
            <text:p>$3,840,882</text:p>
          </table:table-cell>
          <table:table-cell office:value-type="currency" office:currency="USD" office:value="3030310.09982005" calcext:value-type="currency">
            <text:p>$3,030,310</text:p>
          </table:table-cell>
        </table:table-row>
        <table:table-row table:style-name="ro1">
          <table:table-cell office:value-type="string" calcext:value-type="string">
            <text:p>Medium Anti-Kinetic Screen Reinforcer II</text:p>
          </table:table-cell>
          <table:table-cell office:value-type="currency" office:currency="USD" office:value="4000413.83333333" calcext:value-type="currency">
            <text:p>$4,000,414</text:p>
          </table:table-cell>
          <table:table-cell office:value-type="currency" office:currency="USD" office:value="5365165.1968275" calcext:value-type="currency">
            <text:p>$5,365,165.20</text:p>
          </table:table-cell>
          <table:table-cell table:formula="of:=([.$C109] - [.$B109] )/ [.$B109]" office:value-type="percentage" office:value="0.341152545799741" calcext:value-type="percentage">
            <text:p>34.12%</text:p>
          </table:table-cell>
          <table:table-cell table:style-name="ce3" table:formula="of:=[.$C109] - [.$B109]" office:value-type="currency" office:currency="USD" office:value="1364751.36349417" calcext:value-type="currency">
            <text:p>$1,364,751</text:p>
          </table:table-cell>
          <table:table-cell office:value-type="currency" office:currency="USD" office:value="5495107.80630135" calcext:value-type="currency">
            <text:p>$5,495,108</text:p>
          </table:table-cell>
          <table:table-cell office:value-type="currency" office:currency="USD" office:value="3938909.17065217" calcext:value-type="currency">
            <text:p>$3,938,909</text:p>
          </table:table-cell>
        </table:table-row>
        <table:table-row table:style-name="ro1">
          <table:table-cell office:value-type="string" calcext:value-type="string">
            <text:p>Medium Anti-Thermal Screen Reinforcer II</text:p>
          </table:table-cell>
          <table:table-cell office:value-type="currency" office:currency="USD" office:value="3600038.19342975" calcext:value-type="currency">
            <text:p>$3,600,038</text:p>
          </table:table-cell>
          <table:table-cell office:value-type="currency" office:currency="USD" office:value="5311806.85936763" calcext:value-type="currency">
            <text:p>$5,311,806.86</text:p>
          </table:table-cell>
          <table:table-cell table:formula="of:=([.$C110] - [.$B110] )/ [.$B110]" office:value-type="percentage" office:value="0.475486251524204" calcext:value-type="percentage">
            <text:p>47.55%</text:p>
          </table:table-cell>
          <table:table-cell table:style-name="ce3" table:formula="of:=[.$C110] - [.$B110]" office:value-type="currency" office:currency="USD" office:value="1711768.66593788" calcext:value-type="currency">
            <text:p>$1,711,769</text:p>
          </table:table-cell>
          <table:table-cell office:value-type="currency" office:currency="USD" office:value="5316825.29664807" calcext:value-type="currency">
            <text:p>$5,316,825</text:p>
          </table:table-cell>
          <table:table-cell office:value-type="currency" office:currency="USD" office:value="3600013.26831103" calcext:value-type="currency">
            <text:p>$3,600,013</text:p>
          </table:table-cell>
        </table:table-row>
        <table:table-row table:style-name="ro1">
          <table:table-cell office:value-type="string" calcext:value-type="string">
            <text:p>Medium Armor Repairer II</text:p>
          </table:table-cell>
          <table:table-cell office:value-type="currency" office:currency="USD" office:value="1136545.9792055" calcext:value-type="currency">
            <text:p>$1,136,546</text:p>
          </table:table-cell>
          <table:table-cell office:value-type="currency" office:currency="USD" office:value="1480987.79099129" calcext:value-type="currency">
            <text:p>$1,480,987.79</text:p>
          </table:table-cell>
          <table:table-cell table:formula="of:=([.$C111] - [.$B111] )/ [.$B111]" office:value-type="percentage" office:value="0.303060164821995" calcext:value-type="percentage">
            <text:p>30.31%</text:p>
          </table:table-cell>
          <table:table-cell table:style-name="ce3" table:formula="of:=[.$C111] - [.$B111]" office:value-type="currency" office:currency="USD" office:value="344441.811785794" calcext:value-type="currency">
            <text:p>$344,442</text:p>
          </table:table-cell>
          <table:table-cell office:value-type="currency" office:currency="USD" office:value="1493124.73280279" calcext:value-type="currency">
            <text:p>$1,493,125</text:p>
          </table:table-cell>
          <table:table-cell office:value-type="currency" office:currency="USD" office:value="1127648.89012624" calcext:value-type="currency">
            <text:p>$1,127,649</text:p>
          </table:table-cell>
        </table:table-row>
        <table:table-row table:style-name="ro1">
          <table:table-cell office:value-type="string" calcext:value-type="string">
            <text:p>Medium Capacitor Booster II</text:p>
          </table:table-cell>
          <table:table-cell office:value-type="currency" office:currency="USD" office:value="883109.430012315" calcext:value-type="currency">
            <text:p>$883,109</text:p>
          </table:table-cell>
          <table:table-cell office:value-type="currency" office:currency="USD" office:value="1248842.57606117" calcext:value-type="currency">
            <text:p>$1,248,842.58</text:p>
          </table:table-cell>
          <table:table-cell table:formula="of:=([.$C112] - [.$B112] )/ [.$B112]" office:value-type="percentage" office:value="0.414142498788352" calcext:value-type="percentage">
            <text:p>41.41%</text:p>
          </table:table-cell>
          <table:table-cell table:style-name="ce3" table:formula="of:=[.$C112] - [.$B112]" office:value-type="currency" office:currency="USD" office:value="365733.146048857" calcext:value-type="currency">
            <text:p>$365,733</text:p>
          </table:table-cell>
          <table:table-cell office:value-type="currency" office:currency="USD" office:value="1264911.5539546" calcext:value-type="currency">
            <text:p>$1,264,912</text:p>
          </table:table-cell>
          <table:table-cell office:value-type="currency" office:currency="USD" office:value="883659.825714922" calcext:value-type="currency">
            <text:p>$883,660</text:p>
          </table:table-cell>
        </table:table-row>
        <table:table-row table:style-name="ro1">
          <table:table-cell office:value-type="string" calcext:value-type="string">
            <text:p>Medium Capacitor Control Circuit I</text:p>
          </table:table-cell>
          <table:table-cell office:value-type="currency" office:currency="USD" office:value="1615397.28135033" calcext:value-type="currency">
            <text:p>$1,615,397</text:p>
          </table:table-cell>
          <table:table-cell office:value-type="currency" office:currency="USD" office:value="1999999.99252542" calcext:value-type="currency">
            <text:p>$1,999,999.99</text:p>
          </table:table-cell>
          <table:table-cell table:formula="of:=([.$C113] - [.$B113] )/ [.$B113]" office:value-type="percentage" office:value="0.238085525842662" calcext:value-type="percentage">
            <text:p>23.81%</text:p>
          </table:table-cell>
          <table:table-cell table:style-name="ce3" table:formula="of:=[.$C113] - [.$B113]" office:value-type="currency" office:currency="USD" office:value="384602.711175098" calcext:value-type="currency">
            <text:p>$384,603</text:p>
          </table:table-cell>
          <table:table-cell office:value-type="currency" office:currency="USD" office:value="1972568.47692408" calcext:value-type="currency">
            <text:p>$1,972,568</text:p>
          </table:table-cell>
          <table:table-cell office:value-type="currency" office:currency="USD" office:value="1492654.31317963" calcext:value-type="currency">
            <text:p>$1,492,654</text:p>
          </table:table-cell>
        </table:table-row>
        <table:table-row table:style-name="ro1">
          <table:table-cell office:value-type="string" calcext:value-type="string">
            <text:p>Medium Capacitor Control Circuit II</text:p>
          </table:table-cell>
          <table:table-cell office:value-type="currency" office:currency="USD" office:value="10311916.6245129" calcext:value-type="currency">
            <text:p>$10,311,917</text:p>
          </table:table-cell>
          <table:table-cell office:value-type="currency" office:currency="USD" office:value="13547953.5320155" calcext:value-type="currency">
            <text:p>$13,547,953.53</text:p>
          </table:table-cell>
          <table:table-cell table:formula="of:=([.$C114] - [.$B114] )/ [.$B114]" office:value-type="percentage" office:value="0.313815270752879" calcext:value-type="percentage">
            <text:p>31.38%</text:p>
          </table:table-cell>
          <table:table-cell table:style-name="ce3" table:formula="of:=[.$C114] - [.$B114]" office:value-type="currency" office:currency="USD" office:value="3236036.90750262" calcext:value-type="currency">
            <text:p>$3,236,037</text:p>
          </table:table-cell>
          <table:table-cell office:value-type="currency" office:currency="USD" office:value="13558538.0426523" calcext:value-type="currency">
            <text:p>$13,558,538</text:p>
          </table:table-cell>
          <table:table-cell office:value-type="currency" office:currency="USD" office:value="10384175.48651" calcext:value-type="currency">
            <text:p>$10,384,175</text:p>
          </table:table-cell>
        </table:table-row>
        <table:table-row table:style-name="ro1">
          <table:table-cell office:value-type="string" calcext:value-type="string">
            <text:p>Medium Core Defense Field Extender I</text:p>
          </table:table-cell>
          <table:table-cell office:value-type="currency" office:currency="USD" office:value="2100917.01798973" calcext:value-type="currency">
            <text:p>$2,100,917</text:p>
          </table:table-cell>
          <table:table-cell office:value-type="currency" office:currency="USD" office:value="3509465.65411607" calcext:value-type="currency">
            <text:p>$3,509,465.65</text:p>
          </table:table-cell>
          <table:table-cell table:formula="of:=([.$C115] - [.$B115] )/ [.$B115]" office:value-type="percentage" office:value="0.670444679187811" calcext:value-type="percentage">
            <text:p>67.04%</text:p>
          </table:table-cell>
          <table:table-cell table:style-name="ce3" table:formula="of:=[.$C115] - [.$B115]" office:value-type="currency" office:currency="USD" office:value="1408548.63612634" calcext:value-type="currency">
            <text:p>$1,408,549</text:p>
          </table:table-cell>
          <table:table-cell office:value-type="currency" office:currency="USD" office:value="3323484.88669146" calcext:value-type="currency">
            <text:p>$3,323,485</text:p>
          </table:table-cell>
          <table:table-cell office:value-type="currency" office:currency="USD" office:value="2078572.22090189" calcext:value-type="currency">
            <text:p>$2,078,572</text:p>
          </table:table-cell>
        </table:table-row>
        <table:table-row table:style-name="ro1">
          <table:table-cell office:value-type="string" calcext:value-type="string">
            <text:p>Medium Core Defense Field Extender II</text:p>
          </table:table-cell>
          <table:table-cell office:value-type="currency" office:currency="USD" office:value="21902900.8270635" calcext:value-type="currency">
            <text:p>$21,902,901</text:p>
          </table:table-cell>
          <table:table-cell office:value-type="currency" office:currency="USD" office:value="24891983.9407503" calcext:value-type="currency">
            <text:p>$24,891,983.94</text:p>
          </table:table-cell>
          <table:table-cell table:formula="of:=([.$C116] - [.$B116] )/ [.$B116]" office:value-type="percentage" office:value="0.13646973692149" calcext:value-type="percentage">
            <text:p>13.65%</text:p>
          </table:table-cell>
          <table:table-cell table:style-name="ce3" table:formula="of:=[.$C116] - [.$B116]" office:value-type="currency" office:currency="USD" office:value="2989083.11368684" calcext:value-type="currency">
            <text:p>$2,989,083</text:p>
          </table:table-cell>
          <table:table-cell office:value-type="currency" office:currency="USD" office:value="25909174.5604169" calcext:value-type="currency">
            <text:p>$25,909,175</text:p>
          </table:table-cell>
          <table:table-cell office:value-type="currency" office:currency="USD" office:value="22012903.5449008" calcext:value-type="currency">
            <text:p>$22,012,904</text:p>
          </table:table-cell>
        </table:table-row>
        <table:table-row table:style-name="ro1">
          <table:table-cell office:value-type="string" calcext:value-type="string">
            <text:p>Medium Core Defense Field Purger I</text:p>
          </table:table-cell>
          <table:table-cell office:value-type="currency" office:currency="USD" office:value="1774595.47433566" calcext:value-type="currency">
            <text:p>$1,774,595</text:p>
          </table:table-cell>
          <table:table-cell office:value-type="currency" office:currency="USD" office:value="2623333.90765353" calcext:value-type="currency">
            <text:p>$2,623,333.91</text:p>
          </table:table-cell>
          <table:table-cell table:formula="of:=([.$C117] - [.$B117] )/ [.$B117]" office:value-type="percentage" office:value="0.478271496570561" calcext:value-type="percentage">
            <text:p>47.83%</text:p>
          </table:table-cell>
          <table:table-cell table:style-name="ce3" table:formula="of:=[.$C117] - [.$B117]" office:value-type="currency" office:currency="USD" office:value="848738.433317863" calcext:value-type="currency">
            <text:p>$848,738</text:p>
          </table:table-cell>
          <table:table-cell office:value-type="currency" office:currency="USD" office:value="2664705.14456443" calcext:value-type="currency">
            <text:p>$2,664,705</text:p>
          </table:table-cell>
          <table:table-cell office:value-type="currency" office:currency="USD" office:value="1922712.24545627" calcext:value-type="currency">
            <text:p>$1,922,712</text:p>
          </table:table-cell>
        </table:table-row>
        <table:table-row table:style-name="ro1">
          <table:table-cell office:value-type="string" calcext:value-type="string">
            <text:p>Medium Core Defense Field Purger II</text:p>
          </table:table-cell>
          <table:table-cell office:value-type="currency" office:currency="USD" office:value="22575938.7210656" calcext:value-type="currency">
            <text:p>$22,575,939</text:p>
          </table:table-cell>
          <table:table-cell office:value-type="currency" office:currency="USD" office:value="26552220.4643668" calcext:value-type="currency">
            <text:p>$26,552,220.46</text:p>
          </table:table-cell>
          <table:table-cell table:formula="of:=([.$C118] - [.$B118] )/ [.$B118]" office:value-type="percentage" office:value="0.176129187469444" calcext:value-type="percentage">
            <text:p>17.61%</text:p>
          </table:table-cell>
          <table:table-cell table:style-name="ce3" table:formula="of:=[.$C118] - [.$B118]" office:value-type="currency" office:currency="USD" office:value="3976281.74330123" calcext:value-type="currency">
            <text:p>$3,976,282</text:p>
          </table:table-cell>
          <table:table-cell office:value-type="currency" office:currency="USD" office:value="26839192.7786525" calcext:value-type="currency">
            <text:p>$26,839,193</text:p>
          </table:table-cell>
          <table:table-cell office:value-type="currency" office:currency="USD" office:value="22505376.1681697" calcext:value-type="currency">
            <text:p>$22,505,376</text:p>
          </table:table-cell>
        </table:table-row>
        <table:table-row table:style-name="ro1">
          <table:table-cell office:value-type="string" calcext:value-type="string">
            <text:p>Medium Electrochemical Capacitor Booster I</text:p>
          </table:table-cell>
          <table:table-cell office:value-type="currency" office:currency="USD" office:value="39800.0612935657" calcext:value-type="currency">
            <text:p>$39,800</text:p>
          </table:table-cell>
          <table:table-cell office:value-type="currency" office:currency="USD" office:value="99889.8196048773" calcext:value-type="currency">
            <text:p>$99,889.82</text:p>
          </table:table-cell>
          <table:table-cell table:formula="of:=([.$C119] - [.$B119] )/ [.$B119]" office:value-type="percentage" office:value="1.50979059725785" calcext:value-type="percentage">
            <text:p>150.98%</text:p>
          </table:table-cell>
          <table:table-cell table:style-name="ce3" table:formula="of:=[.$C119] - [.$B119]" office:value-type="currency" office:currency="USD" office:value="60089.7583113116" calcext:value-type="currency">
            <text:p>$60,090</text:p>
          </table:table-cell>
          <table:table-cell office:value-type="currency" office:currency="USD" office:value="94915.102477479" calcext:value-type="currency">
            <text:p>$94,915</text:p>
          </table:table-cell>
          <table:table-cell office:value-type="currency" office:currency="USD" office:value="35414.8700774879" calcext:value-type="currency">
            <text:p>$35,415</text:p>
          </table:table-cell>
        </table:table-row>
        <table:table-row table:style-name="ro1">
          <table:table-cell office:value-type="string" calcext:value-type="string">
            <text:p>Medium Energy Neutralizer II</text:p>
          </table:table-cell>
          <table:table-cell office:value-type="currency" office:currency="USD" office:value="2335804.54100791" calcext:value-type="currency">
            <text:p>$2,335,805</text:p>
          </table:table-cell>
          <table:table-cell office:value-type="currency" office:currency="USD" office:value="2946166.81793988" calcext:value-type="currency">
            <text:p>$2,946,166.82</text:p>
          </table:table-cell>
          <table:table-cell table:formula="of:=([.$C120] - [.$B120] )/ [.$B120]" office:value-type="percentage" office:value="0.261307085510073" calcext:value-type="percentage">
            <text:p>26.13%</text:p>
          </table:table-cell>
          <table:table-cell table:style-name="ce3" table:formula="of:=[.$C120] - [.$B120]" office:value-type="currency" office:currency="USD" office:value="610362.27693197" calcext:value-type="currency">
            <text:p>$610,362</text:p>
          </table:table-cell>
          <table:table-cell office:value-type="currency" office:currency="USD" office:value="2949502.76123612" calcext:value-type="currency">
            <text:p>$2,949,503</text:p>
          </table:table-cell>
          <table:table-cell office:value-type="currency" office:currency="USD" office:value="2329237.12349461" calcext:value-type="currency">
            <text:p>$2,329,237</text:p>
          </table:table-cell>
        </table:table-row>
        <table:table-row table:style-name="ro1">
          <table:table-cell office:value-type="string" calcext:value-type="string">
            <text:p>Medium Hydraulic Bay Thrusters I</text:p>
          </table:table-cell>
          <table:table-cell office:value-type="currency" office:currency="USD" office:value="1652100.12825647" calcext:value-type="currency">
            <text:p>$1,652,100</text:p>
          </table:table-cell>
          <table:table-cell office:value-type="currency" office:currency="USD" office:value="2436383.39711356" calcext:value-type="currency">
            <text:p>$2,436,383.40</text:p>
          </table:table-cell>
          <table:table-cell table:formula="of:=([.$C121] - [.$B121] )/ [.$B121]" office:value-type="percentage" office:value="0.474718968568076" calcext:value-type="percentage">
            <text:p>47.47%</text:p>
          </table:table-cell>
          <table:table-cell table:style-name="ce3" table:formula="of:=[.$C121] - [.$B121]" office:value-type="currency" office:currency="USD" office:value="784283.268857097" calcext:value-type="currency">
            <text:p>$784,283</text:p>
          </table:table-cell>
          <table:table-cell office:value-type="currency" office:currency="USD" office:value="2704465.6374449" calcext:value-type="currency">
            <text:p>$2,704,466</text:p>
          </table:table-cell>
          <table:table-cell office:value-type="currency" office:currency="USD" office:value="1610685.76423479" calcext:value-type="currency">
            <text:p>$1,610,686</text:p>
          </table:table-cell>
        </table:table-row>
        <table:table-row table:style-name="ro1">
          <table:table-cell office:value-type="string" calcext:value-type="string">
            <text:p>Medium Low Friction Nozzle Joints I</text:p>
          </table:table-cell>
          <table:table-cell office:value-type="currency" office:currency="USD" office:value="1389137.77656033" calcext:value-type="currency">
            <text:p>$1,389,138</text:p>
          </table:table-cell>
          <table:table-cell office:value-type="currency" office:currency="USD" office:value="1865411.22470392" calcext:value-type="currency">
            <text:p>$1,865,411.22</text:p>
          </table:table-cell>
          <table:table-cell table:formula="of:=([.$C122] - [.$B122] )/ [.$B122]" office:value-type="percentage" office:value="0.342855443268482" calcext:value-type="percentage">
            <text:p>34.29%</text:p>
          </table:table-cell>
          <table:table-cell table:style-name="ce3" table:formula="of:=[.$C122] - [.$B122]" office:value-type="currency" office:currency="USD" office:value="476273.448143587" calcext:value-type="currency">
            <text:p>$476,273</text:p>
          </table:table-cell>
          <table:table-cell office:value-type="currency" office:currency="USD" office:value="1894140.3497616" calcext:value-type="currency">
            <text:p>$1,894,140</text:p>
          </table:table-cell>
          <table:table-cell office:value-type="currency" office:currency="USD" office:value="1398725.57361154" calcext:value-type="currency">
            <text:p>$1,398,726</text:p>
          </table:table-cell>
        </table:table-row>
        <table:table-row table:style-name="ro1">
          <table:table-cell office:value-type="string" calcext:value-type="string">
            <text:p>Medium Micro Jump Drive</text:p>
          </table:table-cell>
          <table:table-cell office:value-type="currency" office:currency="USD" office:value="251663.922673797" calcext:value-type="currency">
            <text:p>$251,664</text:p>
          </table:table-cell>
          <table:table-cell office:value-type="currency" office:currency="USD" office:value="488584.8101398" calcext:value-type="currency">
            <text:p>$488,584.81</text:p>
          </table:table-cell>
          <table:table-cell table:formula="of:=([.$C123] - [.$B123] )/ [.$B123]" office:value-type="percentage" office:value="0.941417764409153" calcext:value-type="percentage">
            <text:p>94.14%</text:p>
          </table:table-cell>
          <table:table-cell table:style-name="ce3" table:formula="of:=[.$C123] - [.$B123]" office:value-type="currency" office:currency="USD" office:value="236920.887466004" calcext:value-type="currency">
            <text:p>$236,921</text:p>
          </table:table-cell>
          <table:table-cell office:value-type="currency" office:currency="USD" office:value="489917.580659422" calcext:value-type="currency">
            <text:p>$489,918</text:p>
          </table:table-cell>
          <table:table-cell office:value-type="currency" office:currency="USD" office:value="256199.678534934" calcext:value-type="currency">
            <text:p>$256,200</text:p>
          </table:table-cell>
        </table:table-row>
        <table:table-row table:style-name="ro1">
          <table:table-cell office:value-type="string" calcext:value-type="string">
            <text:p>Medium Murky Compact Remote Shield Booster</text:p>
          </table:table-cell>
          <table:table-cell office:value-type="currency" office:currency="USD" office:value="5262.34043478261" calcext:value-type="currency">
            <text:p>$5,262</text:p>
          </table:table-cell>
          <table:table-cell office:value-type="currency" office:currency="USD" office:value="107536.313409644" calcext:value-type="currency">
            <text:p>$107,536.31</text:p>
          </table:table-cell>
          <table:table-cell table:formula="of:=([.$C124] - [.$B124] )/ [.$B124]" office:value-type="percentage" office:value="19.4350734701349" calcext:value-type="percentage">
            <text:p>1943.51%</text:p>
          </table:table-cell>
          <table:table-cell table:style-name="ce3" table:formula="of:=[.$C124] - [.$B124]" office:value-type="currency" office:currency="USD" office:value="102273.972974862" calcext:value-type="currency">
            <text:p>$102,274</text:p>
          </table:table-cell>
          <table:table-cell office:value-type="currency" office:currency="USD" office:value="98810.5575452159" calcext:value-type="currency">
            <text:p>$98,811</text:p>
          </table:table-cell>
          <table:table-cell office:value-type="currency" office:currency="USD" office:value="5442.71318331624" calcext:value-type="currency">
            <text:p>$5,443</text:p>
          </table:table-cell>
        </table:table-row>
        <table:table-row table:style-name="ro1">
          <table:table-cell office:value-type="string" calcext:value-type="string">
            <text:p>Medium S95a Scoped Remote Shield Booster</text:p>
          </table:table-cell>
          <table:table-cell office:value-type="currency" office:currency="USD" office:value="5150.69199676637" calcext:value-type="currency">
            <text:p>$5,151</text:p>
          </table:table-cell>
          <table:table-cell office:value-type="currency" office:currency="USD" office:value="28608.3175432705" calcext:value-type="currency">
            <text:p>$28,608.32</text:p>
          </table:table-cell>
          <table:table-cell table:formula="of:=([.$C125] - [.$B125] )/ [.$B125]" office:value-type="percentage" office:value="4.55426679778774" calcext:value-type="percentage">
            <text:p>455.43%</text:p>
          </table:table-cell>
          <table:table-cell table:style-name="ce3" table:formula="of:=[.$C125] - [.$B125]" office:value-type="currency" office:currency="USD" office:value="23457.6255465041" calcext:value-type="currency">
            <text:p>$23,458</text:p>
          </table:table-cell>
          <table:table-cell office:value-type="currency" office:currency="USD" office:value="28530.3494053086" calcext:value-type="currency">
            <text:p>$28,530</text:p>
          </table:table-cell>
          <table:table-cell office:value-type="currency" office:currency="USD" office:value="6318.47605462773" calcext:value-type="currency">
            <text:p>$6,318</text:p>
          </table:table-cell>
        </table:table-row>
        <table:table-row table:style-name="ro1">
          <table:table-cell office:value-type="string" calcext:value-type="string">
            <text:p>Medium Shield Extender II</text:p>
          </table:table-cell>
          <table:table-cell office:value-type="currency" office:currency="USD" office:value="551526.957397476" calcext:value-type="currency">
            <text:p>$551,527</text:p>
          </table:table-cell>
          <table:table-cell office:value-type="currency" office:currency="USD" office:value="879856.776219365" calcext:value-type="currency">
            <text:p>$879,856.78</text:p>
          </table:table-cell>
          <table:table-cell table:formula="of:=([.$C126] - [.$B126] )/ [.$B126]" office:value-type="percentage" office:value="0.595310554485313" calcext:value-type="percentage">
            <text:p>59.53%</text:p>
          </table:table-cell>
          <table:table-cell table:style-name="ce3" table:formula="of:=[.$C126] - [.$B126]" office:value-type="currency" office:currency="USD" office:value="328329.818821889" calcext:value-type="currency">
            <text:p>$328,330</text:p>
          </table:table-cell>
          <table:table-cell office:value-type="currency" office:currency="USD" office:value="769811.088915791" calcext:value-type="currency">
            <text:p>$769,811</text:p>
          </table:table-cell>
          <table:table-cell office:value-type="currency" office:currency="USD" office:value="528143.490391716" calcext:value-type="currency">
            <text:p>$528,143</text:p>
          </table:table-cell>
        </table:table-row>
        <table:table-row table:style-name="ro1">
          <table:table-cell office:value-type="string" calcext:value-type="string">
            <text:p>Memory Augmentation - Basic</text:p>
          </table:table-cell>
          <table:table-cell office:value-type="currency" office:currency="USD" office:value="6981897.94293814" calcext:value-type="currency">
            <text:p>$6,981,898</text:p>
          </table:table-cell>
          <table:table-cell office:value-type="currency" office:currency="USD" office:value="8690879.80694114" calcext:value-type="currency">
            <text:p>$8,690,879.81</text:p>
          </table:table-cell>
          <table:table-cell table:formula="of:=([.$C127] - [.$B127] )/ [.$B127]" office:value-type="percentage" office:value="0.2447732519109" calcext:value-type="percentage">
            <text:p>24.48%</text:p>
          </table:table-cell>
          <table:table-cell table:style-name="ce3" table:formula="of:=[.$C127] - [.$B127]" office:value-type="currency" office:currency="USD" office:value="1708981.86400299" calcext:value-type="currency">
            <text:p>$1,708,982</text:p>
          </table:table-cell>
          <table:table-cell office:value-type="currency" office:currency="USD" office:value="8749740.02503105" calcext:value-type="currency">
            <text:p>$8,749,740</text:p>
          </table:table-cell>
          <table:table-cell office:value-type="currency" office:currency="USD" office:value="7059255.90176375" calcext:value-type="currency">
            <text:p>$7,059,256</text:p>
          </table:table-cell>
        </table:table-row>
        <table:table-row table:style-name="ro1">
          <table:table-cell office:value-type="string" calcext:value-type="string">
            <text:p>Memory Augmentation - Standard</text:p>
          </table:table-cell>
          <table:table-cell office:value-type="currency" office:currency="USD" office:value="14272561.4133046" calcext:value-type="currency">
            <text:p>$14,272,561</text:p>
          </table:table-cell>
          <table:table-cell office:value-type="currency" office:currency="USD" office:value="18058599.0317466" calcext:value-type="currency">
            <text:p>$18,058,599.03</text:p>
          </table:table-cell>
          <table:table-cell table:formula="of:=([.$C128] - [.$B128] )/ [.$B128]" office:value-type="percentage" office:value="0.265266864776827" calcext:value-type="percentage">
            <text:p>26.53%</text:p>
          </table:table-cell>
          <table:table-cell table:style-name="ce3" table:formula="of:=[.$C128] - [.$B128]" office:value-type="currency" office:currency="USD" office:value="3786037.61844203" calcext:value-type="currency">
            <text:p>$3,786,038</text:p>
          </table:table-cell>
          <table:table-cell office:value-type="currency" office:currency="USD" office:value="18087787.2660744" calcext:value-type="currency">
            <text:p>$18,087,787</text:p>
          </table:table-cell>
          <table:table-cell office:value-type="currency" office:currency="USD" office:value="14266151.5770824" calcext:value-type="currency">
            <text:p>$14,266,152</text:p>
          </table:table-cell>
        </table:table-row>
        <table:table-row table:style-name="ro1">
          <table:table-cell office:value-type="string" calcext:value-type="string">
            <text:p>Micro Auxiliary Power Core II</text:p>
          </table:table-cell>
          <table:table-cell office:value-type="currency" office:currency="USD" office:value="680759.280115958" calcext:value-type="currency">
            <text:p>$680,759</text:p>
          </table:table-cell>
          <table:table-cell office:value-type="currency" office:currency="USD" office:value="918806.431815369" calcext:value-type="currency">
            <text:p>$918,806.43</text:p>
          </table:table-cell>
          <table:table-cell table:formula="of:=([.$C129] - [.$B129] )/ [.$B129]" office:value-type="percentage" office:value="0.349678893336368" calcext:value-type="percentage">
            <text:p>34.97%</text:p>
          </table:table-cell>
          <table:table-cell table:style-name="ce3" table:formula="of:=[.$C129] - [.$B129]" office:value-type="currency" office:currency="USD" office:value="238047.151699411" calcext:value-type="currency">
            <text:p>$238,047</text:p>
          </table:table-cell>
          <table:table-cell office:value-type="currency" office:currency="USD" office:value="932914.935843695" calcext:value-type="currency">
            <text:p>$932,915</text:p>
          </table:table-cell>
          <table:table-cell office:value-type="currency" office:currency="USD" office:value="689811.677079451" calcext:value-type="currency">
            <text:p>$689,812</text:p>
          </table:table-cell>
        </table:table-row>
        <table:table-row table:style-name="ro1">
          <table:table-cell office:value-type="string" calcext:value-type="string">
            <text:p>Mining Laser Upgrade II</text:p>
          </table:table-cell>
          <table:table-cell office:value-type="currency" office:currency="USD" office:value="569740.15150163" calcext:value-type="currency">
            <text:p>$569,740</text:p>
          </table:table-cell>
          <table:table-cell office:value-type="currency" office:currency="USD" office:value="1083576.5227215" calcext:value-type="currency">
            <text:p>$1,083,576.52</text:p>
          </table:table-cell>
          <table:table-cell table:formula="of:=([.$C130] - [.$B130] )/ [.$B130]" office:value-type="percentage" office:value="0.901878461375035" calcext:value-type="percentage">
            <text:p>90.19%</text:p>
          </table:table-cell>
          <table:table-cell table:style-name="ce3" table:formula="of:=[.$C130] - [.$B130]" office:value-type="currency" office:currency="USD" office:value="513836.371219869" calcext:value-type="currency">
            <text:p>$513,836</text:p>
          </table:table-cell>
          <table:table-cell office:value-type="currency" office:currency="USD" office:value="1132000.66212954" calcext:value-type="currency">
            <text:p>$1,132,001</text:p>
          </table:table-cell>
          <table:table-cell office:value-type="currency" office:currency="USD" office:value="561016.585408013" calcext:value-type="currency">
            <text:p>$561,017</text:p>
          </table:table-cell>
        </table:table-row>
        <table:table-row table:style-name="ro1">
          <table:table-cell office:value-type="string" calcext:value-type="string">
            <text:p>Missile Guidance Enhancer II</text:p>
          </table:table-cell>
          <table:table-cell office:value-type="currency" office:currency="USD" office:value="843416.834163424" calcext:value-type="currency">
            <text:p>$843,417</text:p>
          </table:table-cell>
          <table:table-cell office:value-type="currency" office:currency="USD" office:value="1041004.64558042" calcext:value-type="currency">
            <text:p>$1,041,004.65</text:p>
          </table:table-cell>
          <table:table-cell table:formula="of:=([.$C131] - [.$B131] )/ [.$B131]" office:value-type="percentage" office:value="0.234270651727008" calcext:value-type="percentage">
            <text:p>23.43%</text:p>
          </table:table-cell>
          <table:table-cell table:style-name="ce3" table:formula="of:=[.$C131] - [.$B131]" office:value-type="currency" office:currency="USD" office:value="197587.811416996" calcext:value-type="currency">
            <text:p>$197,588</text:p>
          </table:table-cell>
          <table:table-cell office:value-type="currency" office:currency="USD" office:value="1041197.71007512" calcext:value-type="currency">
            <text:p>$1,041,198</text:p>
          </table:table-cell>
          <table:table-cell office:value-type="currency" office:currency="USD" office:value="838715.637539926" calcext:value-type="currency">
            <text:p>$838,716</text:p>
          </table:table-cell>
        </table:table-row>
        <table:table-row table:style-name="ro1">
          <table:table-cell office:value-type="string" calcext:value-type="string">
            <text:p>Mobile Depot</text:p>
          </table:table-cell>
          <table:table-cell office:value-type="currency" office:currency="USD" office:value="1368726.72860907" calcext:value-type="currency">
            <text:p>$1,368,727</text:p>
          </table:table-cell>
          <table:table-cell office:value-type="currency" office:currency="USD" office:value="1818420.99526894" calcext:value-type="currency">
            <text:p>$1,818,421.00</text:p>
          </table:table-cell>
          <table:table-cell table:formula="of:=([.$C132] - [.$B132] )/ [.$B132]" office:value-type="percentage" office:value="0.32854934243657" calcext:value-type="percentage">
            <text:p>32.85%</text:p>
          </table:table-cell>
          <table:table-cell table:style-name="ce3" table:formula="of:=[.$C132] - [.$B132]" office:value-type="currency" office:currency="USD" office:value="449694.266659867" calcext:value-type="currency">
            <text:p>$449,694</text:p>
          </table:table-cell>
          <table:table-cell office:value-type="currency" office:currency="USD" office:value="1766512.25056011" calcext:value-type="currency">
            <text:p>$1,766,512</text:p>
          </table:table-cell>
          <table:table-cell office:value-type="currency" office:currency="USD" office:value="1352827.25148004" calcext:value-type="currency">
            <text:p>$1,352,827</text:p>
          </table:table-cell>
        </table:table-row>
        <table:table-row table:style-name="ro1">
          <table:table-cell office:value-type="string" calcext:value-type="string">
            <text:p>Mobile Small Warp Disruptor I</text:p>
          </table:table-cell>
          <table:table-cell office:value-type="currency" office:currency="USD" office:value="620006.557307692" calcext:value-type="currency">
            <text:p>$620,007</text:p>
          </table:table-cell>
          <table:table-cell office:value-type="currency" office:currency="USD" office:value="974339.64415883" calcext:value-type="currency">
            <text:p>$974,339.64</text:p>
          </table:table-cell>
          <table:table-cell table:formula="of:=([.$C133] - [.$B133] )/ [.$B133]" office:value-type="percentage" office:value="0.571498934446417" calcext:value-type="percentage">
            <text:p>57.15%</text:p>
          </table:table-cell>
          <table:table-cell table:style-name="ce3" table:formula="of:=[.$C133] - [.$B133]" office:value-type="currency" office:currency="USD" office:value="354333.086851138" calcext:value-type="currency">
            <text:p>$354,333</text:p>
          </table:table-cell>
          <table:table-cell office:value-type="currency" office:currency="USD" office:value="976551.268840079" calcext:value-type="currency">
            <text:p>$976,551</text:p>
          </table:table-cell>
          <table:table-cell office:value-type="currency" office:currency="USD" office:value="620005.677809128" calcext:value-type="currency">
            <text:p>$620,006</text:p>
          </table:table-cell>
        </table:table-row>
        <table:table-row table:style-name="ro1">
          <table:table-cell office:value-type="string" calcext:value-type="string">
            <text:p>Mobile Tractor Unit</text:p>
          </table:table-cell>
          <table:table-cell office:value-type="currency" office:currency="USD" office:value="7654272.04483736" calcext:value-type="currency">
            <text:p>$7,654,272</text:p>
          </table:table-cell>
          <table:table-cell office:value-type="currency" office:currency="USD" office:value="9748912.22819848" calcext:value-type="currency">
            <text:p>$9,748,912.23</text:p>
          </table:table-cell>
          <table:table-cell table:formula="of:=([.$C134] - [.$B134] )/ [.$B134]" office:value-type="percentage" office:value="0.273656354398053" calcext:value-type="percentage">
            <text:p>27.37%</text:p>
          </table:table-cell>
          <table:table-cell table:style-name="ce3" table:formula="of:=[.$C134] - [.$B134]" office:value-type="currency" office:currency="USD" office:value="2094640.18336112" calcext:value-type="currency">
            <text:p>$2,094,640</text:p>
          </table:table-cell>
          <table:table-cell office:value-type="currency" office:currency="USD" office:value="9853933.69670451" calcext:value-type="currency">
            <text:p>$9,853,934</text:p>
          </table:table-cell>
          <table:table-cell office:value-type="currency" office:currency="USD" office:value="7719000.55798524" calcext:value-type="currency">
            <text:p>$7,719,001</text:p>
          </table:table-cell>
        </table:table-row>
        <table:table-row table:style-name="ro1">
          <table:table-cell office:value-type="string" calcext:value-type="string">
            <text:p>Nanite Repair Paste</text:p>
          </table:table-cell>
          <table:table-cell office:value-type="currency" office:currency="USD" office:value="24514.6858644686" calcext:value-type="currency">
            <text:p>$24,515</text:p>
          </table:table-cell>
          <table:table-cell office:value-type="currency" office:currency="USD" office:value="34796.1427426702" calcext:value-type="currency">
            <text:p>$34,796.14</text:p>
          </table:table-cell>
          <table:table-cell table:formula="of:=([.$C135] - [.$B135] )/ [.$B135]" office:value-type="percentage" office:value="0.419399903186338" calcext:value-type="percentage">
            <text:p>41.94%</text:p>
          </table:table-cell>
          <table:table-cell table:style-name="ce3" table:formula="of:=[.$C135] - [.$B135]" office:value-type="currency" office:currency="USD" office:value="10281.4568782016" calcext:value-type="currency">
            <text:p>$10,281</text:p>
          </table:table-cell>
          <table:table-cell office:value-type="currency" office:currency="USD" office:value="42661.9704911576" calcext:value-type="currency">
            <text:p>$42,662</text:p>
          </table:table-cell>
          <table:table-cell office:value-type="currency" office:currency="USD" office:value="24979.2201115411" calcext:value-type="currency">
            <text:p>$24,979</text:p>
          </table:table-cell>
        </table:table-row>
        <table:table-row table:style-name="ro1">
          <table:table-cell office:value-type="string" calcext:value-type="string">
            <text:p>Nanofiber Internal Structure II</text:p>
          </table:table-cell>
          <table:table-cell office:value-type="currency" office:currency="USD" office:value="234727.678214876" calcext:value-type="currency">
            <text:p>$234,728</text:p>
          </table:table-cell>
          <table:table-cell office:value-type="currency" office:currency="USD" office:value="385494.651033393" calcext:value-type="currency">
            <text:p>$385,494.65</text:p>
          </table:table-cell>
          <table:table-cell table:formula="of:=([.$C136] - [.$B136] )/ [.$B136]" office:value-type="percentage" office:value="0.642305900885283" calcext:value-type="percentage">
            <text:p>64.23%</text:p>
          </table:table-cell>
          <table:table-cell table:style-name="ce3" table:formula="of:=[.$C136] - [.$B136]" office:value-type="currency" office:currency="USD" office:value="150766.972818517" calcext:value-type="currency">
            <text:p>$150,767</text:p>
          </table:table-cell>
          <table:table-cell office:value-type="currency" office:currency="USD" office:value="371521.941808023" calcext:value-type="currency">
            <text:p>$371,522</text:p>
          </table:table-cell>
          <table:table-cell office:value-type="currency" office:currency="USD" office:value="223946.785109073" calcext:value-type="currency">
            <text:p>$223,947</text:p>
          </table:table-cell>
        </table:table-row>
        <table:table-row table:style-name="ro1">
          <table:table-cell office:value-type="string" calcext:value-type="string">
            <text:p>Navy Cap Booster 100</text:p>
          </table:table-cell>
          <table:table-cell office:value-type="currency" office:currency="USD" office:value="21622.6345945781" calcext:value-type="currency">
            <text:p>$21,623</text:p>
          </table:table-cell>
          <table:table-cell office:value-type="currency" office:currency="USD" office:value="35394.6229351482" calcext:value-type="currency">
            <text:p>$35,394.62</text:p>
          </table:table-cell>
          <table:table-cell table:formula="of:=([.$C137] - [.$B137] )/ [.$B137]" office:value-type="percentage" office:value="0.636924620833365" calcext:value-type="percentage">
            <text:p>63.69%</text:p>
          </table:table-cell>
          <table:table-cell table:style-name="ce3" table:formula="of:=[.$C137] - [.$B137]" office:value-type="currency" office:currency="USD" office:value="13771.9883405701" calcext:value-type="currency">
            <text:p>$13,772</text:p>
          </table:table-cell>
          <table:table-cell office:value-type="currency" office:currency="USD" office:value="37010.585163307" calcext:value-type="currency">
            <text:p>$37,011</text:p>
          </table:table-cell>
          <table:table-cell office:value-type="currency" office:currency="USD" office:value="21425.5419842304" calcext:value-type="currency">
            <text:p>$21,426</text:p>
          </table:table-cell>
        </table:table-row>
        <table:table-row table:style-name="ro1">
          <table:table-cell office:value-type="string" calcext:value-type="string">
            <text:p>Navy Cap Booster 200</text:p>
          </table:table-cell>
          <table:table-cell office:value-type="currency" office:currency="USD" office:value="41965.1951690363" calcext:value-type="currency">
            <text:p>$41,965</text:p>
          </table:table-cell>
          <table:table-cell office:value-type="currency" office:currency="USD" office:value="87627.2788116061" calcext:value-type="currency">
            <text:p>$87,627.28</text:p>
          </table:table-cell>
          <table:table-cell table:formula="of:=([.$C138] - [.$B138] )/ [.$B138]" office:value-type="percentage" office:value="1.08809415656575" calcext:value-type="percentage">
            <text:p>108.81%</text:p>
          </table:table-cell>
          <table:table-cell table:style-name="ce3" table:formula="of:=[.$C138] - [.$B138]" office:value-type="currency" office:currency="USD" office:value="45662.0836425697" calcext:value-type="currency">
            <text:p>$45,662</text:p>
          </table:table-cell>
          <table:table-cell office:value-type="currency" office:currency="USD" office:value="78210.7296770212" calcext:value-type="currency">
            <text:p>$78,211</text:p>
          </table:table-cell>
          <table:table-cell office:value-type="currency" office:currency="USD" office:value="42240.2344227584" calcext:value-type="currency">
            <text:p>$42,240</text:p>
          </table:table-cell>
        </table:table-row>
        <table:table-row table:style-name="ro1">
          <table:table-cell office:value-type="string" calcext:value-type="string">
            <text:p>Navy Cap Booster 400</text:p>
          </table:table-cell>
          <table:table-cell office:value-type="currency" office:currency="USD" office:value="87840.8177515369" calcext:value-type="currency">
            <text:p>$87,841</text:p>
          </table:table-cell>
          <table:table-cell office:value-type="currency" office:currency="USD" office:value="160557.622445837" calcext:value-type="currency">
            <text:p>$160,557.62</text:p>
          </table:table-cell>
          <table:table-cell table:formula="of:=([.$C139] - [.$B139] )/ [.$B139]" office:value-type="percentage" office:value="0.827824769345662" calcext:value-type="percentage">
            <text:p>82.78%</text:p>
          </table:table-cell>
          <table:table-cell table:style-name="ce3" table:formula="of:=[.$C139] - [.$B139]" office:value-type="currency" office:currency="USD" office:value="72716.8046943004" calcext:value-type="currency">
            <text:p>$72,717</text:p>
          </table:table-cell>
          <table:table-cell office:value-type="currency" office:currency="USD" office:value="147228.168596461" calcext:value-type="currency">
            <text:p>$147,228</text:p>
          </table:table-cell>
          <table:table-cell office:value-type="currency" office:currency="USD" office:value="87956.519427004" calcext:value-type="currency">
            <text:p>$87,957</text:p>
          </table:table-cell>
        </table:table-row>
        <table:table-row table:style-name="ro1">
          <table:table-cell office:value-type="string" calcext:value-type="string">
            <text:p>Navy Cap Booster 50</text:p>
          </table:table-cell>
          <table:table-cell office:value-type="currency" office:currency="USD" office:value="11796.2958659685" calcext:value-type="currency">
            <text:p>$11,796</text:p>
          </table:table-cell>
          <table:table-cell office:value-type="currency" office:currency="USD" office:value="17461.6826108755" calcext:value-type="currency">
            <text:p>$17,461.68</text:p>
          </table:table-cell>
          <table:table-cell table:formula="of:=([.$C140] - [.$B140] )/ [.$B140]" office:value-type="percentage" office:value="0.480268281609593" calcext:value-type="percentage">
            <text:p>48.03%</text:p>
          </table:table-cell>
          <table:table-cell table:style-name="ce3" table:formula="of:=[.$C140] - [.$B140]" office:value-type="currency" office:currency="USD" office:value="5665.38674490703" calcext:value-type="currency">
            <text:p>$5,665</text:p>
          </table:table-cell>
          <table:table-cell office:value-type="currency" office:currency="USD" office:value="17279.5918382726" calcext:value-type="currency">
            <text:p>$17,280</text:p>
          </table:table-cell>
          <table:table-cell office:value-type="currency" office:currency="USD" office:value="11657.1966948074" calcext:value-type="currency">
            <text:p>$11,657</text:p>
          </table:table-cell>
        </table:table-row>
        <table:table-row table:style-name="ro1">
          <table:table-cell office:value-type="string" calcext:value-type="string">
            <text:p>Navy Cap Booster 800</text:p>
          </table:table-cell>
          <table:table-cell office:value-type="currency" office:currency="USD" office:value="176034.827230325" calcext:value-type="currency">
            <text:p>$176,035</text:p>
          </table:table-cell>
          <table:table-cell office:value-type="currency" office:currency="USD" office:value="224612.449679807" calcext:value-type="currency">
            <text:p>$224,612.45</text:p>
          </table:table-cell>
          <table:table-cell table:formula="of:=([.$C141] - [.$B141] )/ [.$B141]" office:value-type="percentage" office:value="0.275954612015061" calcext:value-type="percentage">
            <text:p>27.60%</text:p>
          </table:table-cell>
          <table:table-cell table:style-name="ce3" table:formula="of:=[.$C141] - [.$B141]" office:value-type="currency" office:currency="USD" office:value="48577.6224494826" calcext:value-type="currency">
            <text:p>$48,578</text:p>
          </table:table-cell>
          <table:table-cell office:value-type="currency" office:currency="USD" office:value="225086.023227436" calcext:value-type="currency">
            <text:p>$225,086</text:p>
          </table:table-cell>
          <table:table-cell office:value-type="currency" office:currency="USD" office:value="178222.646906384" calcext:value-type="currency">
            <text:p>$178,223</text:p>
          </table:table-cell>
        </table:table-row>
        <table:table-row table:style-name="ro1">
          <table:table-cell office:value-type="string" calcext:value-type="string">
            <text:p>Navy Micro Auxiliary Power Core</text:p>
          </table:table-cell>
          <table:table-cell office:value-type="currency" office:currency="USD" office:value="6630460.14473068" calcext:value-type="currency">
            <text:p>$6,630,460</text:p>
          </table:table-cell>
          <table:table-cell office:value-type="currency" office:currency="USD" office:value="9992391.37926635" calcext:value-type="currency">
            <text:p>$9,992,391.38</text:p>
          </table:table-cell>
          <table:table-cell table:formula="of:=([.$C142] - [.$B142] )/ [.$B142]" office:value-type="percentage" office:value="0.507043427024811" calcext:value-type="percentage">
            <text:p>50.70%</text:p>
          </table:table-cell>
          <table:table-cell table:style-name="ce3" table:formula="of:=[.$C142] - [.$B142]" office:value-type="currency" office:currency="USD" office:value="3361931.23453567" calcext:value-type="currency">
            <text:p>$3,361,931</text:p>
          </table:table-cell>
          <table:table-cell office:value-type="currency" office:currency="USD" office:value="10157235.1400353" calcext:value-type="currency">
            <text:p>$10,157,235</text:p>
          </table:table-cell>
          <table:table-cell office:value-type="currency" office:currency="USD" office:value="6615739.1579694" calcext:value-type="currency">
            <text:p>$6,615,739</text:p>
          </table:table-cell>
        </table:table-row>
        <table:table-row table:style-name="ro1">
          <table:table-cell office:value-type="string" calcext:value-type="string">
            <text:p>Nemesis</text:p>
          </table:table-cell>
          <table:table-cell office:value-type="currency" office:currency="USD" office:value="23379879.4460219" calcext:value-type="currency">
            <text:p>$23,379,879</text:p>
          </table:table-cell>
          <table:table-cell office:value-type="currency" office:currency="USD" office:value="31442465.8740984" calcext:value-type="currency">
            <text:p>$31,442,465.87</text:p>
          </table:table-cell>
          <table:table-cell table:formula="of:=([.$C143] - [.$B143] )/ [.$B143]" office:value-type="percentage" office:value="0.344851497061433" calcext:value-type="percentage">
            <text:p>34.49%</text:p>
          </table:table-cell>
          <table:table-cell table:style-name="ce3" table:formula="of:=[.$C143] - [.$B143]" office:value-type="currency" office:currency="USD" office:value="8062586.42807647" calcext:value-type="currency">
            <text:p>$8,062,586</text:p>
          </table:table-cell>
          <table:table-cell office:value-type="currency" office:currency="USD" office:value="44257232.2063386" calcext:value-type="currency">
            <text:p>$44,257,232</text:p>
          </table:table-cell>
          <table:table-cell office:value-type="currency" office:currency="USD" office:value="21614450.3802126" calcext:value-type="currency">
            <text:p>$21,614,450</text:p>
          </table:table-cell>
        </table:table-row>
        <table:table-row table:style-name="ro1">
          <table:table-cell office:value-type="string" calcext:value-type="string">
            <text:p>Neural Boost - Basic</text:p>
          </table:table-cell>
          <table:table-cell office:value-type="currency" office:currency="USD" office:value="6592780.42325949" calcext:value-type="currency">
            <text:p>$6,592,780</text:p>
          </table:table-cell>
          <table:table-cell office:value-type="currency" office:currency="USD" office:value="8210036.36052326" calcext:value-type="currency">
            <text:p>$8,210,036.36</text:p>
          </table:table-cell>
          <table:table-cell table:formula="of:=([.$C144] - [.$B144] )/ [.$B144]" office:value-type="percentage" office:value="0.245307113757049" calcext:value-type="percentage">
            <text:p>24.53%</text:p>
          </table:table-cell>
          <table:table-cell table:style-name="ce3" table:formula="of:=[.$C144] - [.$B144]" office:value-type="currency" office:currency="USD" office:value="1617255.93726376" calcext:value-type="currency">
            <text:p>$1,617,256</text:p>
          </table:table-cell>
          <table:table-cell office:value-type="currency" office:currency="USD" office:value="8409691.59619162" calcext:value-type="currency">
            <text:p>$8,409,692</text:p>
          </table:table-cell>
          <table:table-cell office:value-type="currency" office:currency="USD" office:value="6672689.84958203" calcext:value-type="currency">
            <text:p>$6,672,690</text:p>
          </table:table-cell>
        </table:table-row>
        <table:table-row table:style-name="ro1">
          <table:table-cell office:value-type="string" calcext:value-type="string">
            <text:p>Neural Boost - Standard</text:p>
          </table:table-cell>
          <table:table-cell office:value-type="currency" office:currency="USD" office:value="15009993.3014029" calcext:value-type="currency">
            <text:p>$15,009,993</text:p>
          </table:table-cell>
          <table:table-cell office:value-type="currency" office:currency="USD" office:value="18556042.2754839" calcext:value-type="currency">
            <text:p>$18,556,042.28</text:p>
          </table:table-cell>
          <table:table-cell table:formula="of:=([.$C145] - [.$B145] )/ [.$B145]" office:value-type="percentage" office:value="0.236245873191001" calcext:value-type="percentage">
            <text:p>23.62%</text:p>
          </table:table-cell>
          <table:table-cell table:style-name="ce3" table:formula="of:=[.$C145] - [.$B145]" office:value-type="currency" office:currency="USD" office:value="3546048.97408099" calcext:value-type="currency">
            <text:p>$3,546,049</text:p>
          </table:table-cell>
          <table:table-cell office:value-type="currency" office:currency="USD" office:value="18531654.4232948" calcext:value-type="currency">
            <text:p>$18,531,654</text:p>
          </table:table-cell>
          <table:table-cell office:value-type="currency" office:currency="USD" office:value="14838125.4592272" calcext:value-type="currency">
            <text:p>$14,838,125</text:p>
          </table:table-cell>
        </table:table-row>
        <table:table-row table:style-name="ro1">
          <table:table-cell office:value-type="string" calcext:value-type="string">
            <text:p>Nightmare</text:p>
          </table:table-cell>
          <table:table-cell office:value-type="currency" office:currency="USD" office:value="22600126.420274" calcext:value-type="currency">
            <text:p>$22,600,126</text:p>
          </table:table-cell>
          <table:table-cell office:value-type="currency" office:currency="USD" office:value="343171828.500207" calcext:value-type="currency">
            <text:p>$343,171,828.50</text:p>
          </table:table-cell>
          <table:table-cell table:formula="of:=([.$C146] - [.$B146] )/ [.$B146]" office:value-type="percentage" office:value="14.1845092420526" calcext:value-type="percentage">
            <text:p>1418.45%</text:p>
          </table:table-cell>
          <table:table-cell table:style-name="ce3" table:formula="of:=[.$C146] - [.$B146]" office:value-type="currency" office:currency="USD" office:value="320571702.079933" calcext:value-type="currency">
            <text:p>$320,571,702</text:p>
          </table:table-cell>
          <table:table-cell office:value-type="currency" office:currency="USD" office:value="345692903.106768" calcext:value-type="currency">
            <text:p>$345,692,903</text:p>
          </table:table-cell>
          <table:table-cell office:value-type="currency" office:currency="USD" office:value="80560142.8177746" calcext:value-type="currency">
            <text:p>$80,560,143</text:p>
          </table:table-cell>
        </table:table-row>
        <table:table-row table:style-name="ro1">
          <table:table-cell office:value-type="string" calcext:value-type="string">
            <text:p>Nitrogen Isotopes</text:p>
          </table:table-cell>
          <table:table-cell office:value-type="currency" office:currency="USD" office:value="485.324287976148" calcext:value-type="currency">
            <text:p>$485</text:p>
          </table:table-cell>
          <table:table-cell office:value-type="currency" office:currency="USD" office:value="780.419022773132" calcext:value-type="currency">
            <text:p>$780.42</text:p>
          </table:table-cell>
          <table:table-cell table:formula="of:=([.$C147] - [.$B147] )/ [.$B147]" office:value-type="percentage" office:value="0.608036197874126" calcext:value-type="percentage">
            <text:p>60.80%</text:p>
          </table:table-cell>
          <table:table-cell table:style-name="ce3" table:formula="of:=[.$C147] - [.$B147]" office:value-type="currency" office:currency="USD" office:value="295.094734796984" calcext:value-type="currency">
            <text:p>$295</text:p>
          </table:table-cell>
          <table:table-cell office:value-type="currency" office:currency="USD" office:value="786.371289478951" calcext:value-type="currency">
            <text:p>$786</text:p>
          </table:table-cell>
          <table:table-cell office:value-type="currency" office:currency="USD" office:value="480.053874208493" calcext:value-type="currency">
            <text:p>$480</text:p>
          </table:table-cell>
        </table:table-row>
        <table:table-row table:style-name="ro1">
          <table:table-cell office:value-type="string" calcext:value-type="string">
            <text:p>Null S</text:p>
          </table:table-cell>
          <table:table-cell office:value-type="currency" office:currency="USD" office:value="28.8134750527055" calcext:value-type="currency">
            <text:p>$29</text:p>
          </table:table-cell>
          <table:table-cell office:value-type="currency" office:currency="USD" office:value="39.2292226459481" calcext:value-type="currency">
            <text:p>$39.23</text:p>
          </table:table-cell>
          <table:table-cell table:formula="of:=([.$C148] - [.$B148] )/ [.$B148]" office:value-type="percentage" office:value="0.361488767814021" calcext:value-type="percentage">
            <text:p>36.15%</text:p>
          </table:table-cell>
          <table:table-cell table:style-name="ce3" table:formula="of:=[.$C148] - [.$B148]" office:value-type="currency" office:currency="USD" office:value="10.4157475932426" calcext:value-type="currency">
            <text:p>$10</text:p>
          </table:table-cell>
          <table:table-cell office:value-type="currency" office:currency="USD" office:value="40.696822187163" calcext:value-type="currency">
            <text:p>$41</text:p>
          </table:table-cell>
          <table:table-cell office:value-type="currency" office:currency="USD" office:value="28.35281195626" calcext:value-type="currency">
            <text:p>$28</text:p>
          </table:table-cell>
        </table:table-row>
        <table:table-row table:style-name="ro1">
          <table:table-cell office:value-type="string" calcext:value-type="string">
            <text:p>Ocular Filter - Basic</text:p>
          </table:table-cell>
          <table:table-cell office:value-type="currency" office:currency="USD" office:value="6263652.10301724" calcext:value-type="currency">
            <text:p>$6,263,652</text:p>
          </table:table-cell>
          <table:table-cell office:value-type="currency" office:currency="USD" office:value="8296653.02944686" calcext:value-type="currency">
            <text:p>$8,296,653.03</text:p>
          </table:table-cell>
          <table:table-cell table:formula="of:=([.$C149] - [.$B149] )/ [.$B149]" office:value-type="percentage" office:value="0.324571175568693" calcext:value-type="percentage">
            <text:p>32.46%</text:p>
          </table:table-cell>
          <table:table-cell table:style-name="ce3" table:formula="of:=[.$C149] - [.$B149]" office:value-type="currency" office:currency="USD" office:value="2033000.92642962" calcext:value-type="currency">
            <text:p>$2,033,001</text:p>
          </table:table-cell>
          <table:table-cell office:value-type="currency" office:currency="USD" office:value="8385172.51828825" calcext:value-type="currency">
            <text:p>$8,385,173</text:p>
          </table:table-cell>
          <table:table-cell office:value-type="currency" office:currency="USD" office:value="6462941.97190946" calcext:value-type="currency">
            <text:p>$6,462,942</text:p>
          </table:table-cell>
        </table:table-row>
        <table:table-row table:style-name="ro1">
          <table:table-cell office:value-type="string" calcext:value-type="string">
            <text:p>Ocular Filter - Standard</text:p>
          </table:table-cell>
          <table:table-cell office:value-type="currency" office:currency="USD" office:value="15135227.3340395" calcext:value-type="currency">
            <text:p>$15,135,227</text:p>
          </table:table-cell>
          <table:table-cell office:value-type="currency" office:currency="USD" office:value="18239383.7832889" calcext:value-type="currency">
            <text:p>$18,239,383.78</text:p>
          </table:table-cell>
          <table:table-cell table:formula="of:=([.$C150] - [.$B150] )/ [.$B150]" office:value-type="percentage" office:value="0.20509480173238" calcext:value-type="percentage">
            <text:p>20.51%</text:p>
          </table:table-cell>
          <table:table-cell table:style-name="ce3" table:formula="of:=[.$C150] - [.$B150]" office:value-type="currency" office:currency="USD" office:value="3104156.44924934" calcext:value-type="currency">
            <text:p>$3,104,156</text:p>
          </table:table-cell>
          <table:table-cell office:value-type="currency" office:currency="USD" office:value="18303719.4571825" calcext:value-type="currency">
            <text:p>$18,303,719</text:p>
          </table:table-cell>
          <table:table-cell office:value-type="currency" office:currency="USD" office:value="15082779.3748984" calcext:value-type="currency">
            <text:p>$15,082,779</text:p>
          </table:table-cell>
        </table:table-row>
        <table:table-row table:style-name="ro1">
          <table:table-cell office:value-type="string" calcext:value-type="string">
            <text:p>Ogre II</text:p>
          </table:table-cell>
          <table:table-cell office:value-type="currency" office:currency="USD" office:value="1219402.07091917" calcext:value-type="currency">
            <text:p>$1,219,402</text:p>
          </table:table-cell>
          <table:table-cell office:value-type="currency" office:currency="USD" office:value="1808417.69768701" calcext:value-type="currency">
            <text:p>$1,808,417.70</text:p>
          </table:table-cell>
          <table:table-cell table:formula="of:=([.$C151] - [.$B151] )/ [.$B151]" office:value-type="percentage" office:value="0.483036433031353" calcext:value-type="percentage">
            <text:p>48.30%</text:p>
          </table:table-cell>
          <table:table-cell table:style-name="ce3" table:formula="of:=[.$C151] - [.$B151]" office:value-type="currency" office:currency="USD" office:value="589015.62676784" calcext:value-type="currency">
            <text:p>$589,016</text:p>
          </table:table-cell>
          <table:table-cell office:value-type="currency" office:currency="USD" office:value="1822743.60588321" calcext:value-type="currency">
            <text:p>$1,822,744</text:p>
          </table:table-cell>
          <table:table-cell office:value-type="currency" office:currency="USD" office:value="1224953.05095688" calcext:value-type="currency">
            <text:p>$1,224,953</text:p>
          </table:table-cell>
        </table:table-row>
        <table:table-row table:style-name="ro1">
          <table:table-cell office:value-type="string" calcext:value-type="string">
            <text:p>Omnidirectional Tracking Enhancer II</text:p>
          </table:table-cell>
          <table:table-cell office:value-type="currency" office:currency="USD" office:value="667585.580682095" calcext:value-type="currency">
            <text:p>$667,586</text:p>
          </table:table-cell>
          <table:table-cell office:value-type="currency" office:currency="USD" office:value="1113195.02838737" calcext:value-type="currency">
            <text:p>$1,113,195.03</text:p>
          </table:table-cell>
          <table:table-cell table:formula="of:=([.$C152] - [.$B152] )/ [.$B152]" office:value-type="percentage" office:value="0.667494117008909" calcext:value-type="percentage">
            <text:p>66.75%</text:p>
          </table:table-cell>
          <table:table-cell table:style-name="ce3" table:formula="of:=[.$C152] - [.$B152]" office:value-type="currency" office:currency="USD" office:value="445609.447705275" calcext:value-type="currency">
            <text:p>$445,609</text:p>
          </table:table-cell>
          <table:table-cell office:value-type="currency" office:currency="USD" office:value="1140430.19075836" calcext:value-type="currency">
            <text:p>$1,140,430</text:p>
          </table:table-cell>
          <table:table-cell office:value-type="currency" office:currency="USD" office:value="655513.843483072" calcext:value-type="currency">
            <text:p>$655,514</text:p>
          </table:table-cell>
        </table:table-row>
        <table:table-row table:style-name="ro1">
          <table:table-cell office:value-type="string" calcext:value-type="string">
            <text:p>Omnidirectional Tracking Link II</text:p>
          </table:table-cell>
          <table:table-cell office:value-type="currency" office:currency="USD" office:value="798100.239211892" calcext:value-type="currency">
            <text:p>$798,100</text:p>
          </table:table-cell>
          <table:table-cell office:value-type="currency" office:currency="USD" office:value="1738473.21145718" calcext:value-type="currency">
            <text:p>$1,738,473.21</text:p>
          </table:table-cell>
          <table:table-cell table:formula="of:=([.$C153] - [.$B153] )/ [.$B153]" office:value-type="percentage" office:value="1.17826424055941" calcext:value-type="percentage">
            <text:p>117.83%</text:p>
          </table:table-cell>
          <table:table-cell table:style-name="ce3" table:formula="of:=[.$C153] - [.$B153]" office:value-type="currency" office:currency="USD" office:value="940372.972245284" calcext:value-type="currency">
            <text:p>$940,373</text:p>
          </table:table-cell>
          <table:table-cell office:value-type="currency" office:currency="USD" office:value="1727008.99100239" calcext:value-type="currency">
            <text:p>$1,727,009</text:p>
          </table:table-cell>
          <table:table-cell office:value-type="currency" office:currency="USD" office:value="783859.627874976" calcext:value-type="currency">
            <text:p>$783,860</text:p>
          </table:table-cell>
        </table:table-row>
        <table:table-row table:style-name="ro1">
          <table:table-cell office:value-type="string" calcext:value-type="string">
            <text:p>Onyx</text:p>
          </table:table-cell>
          <table:table-cell office:value-type="currency" office:currency="USD" office:value="270497452.48" calcext:value-type="currency">
            <text:p>$270,497,452</text:p>
          </table:table-cell>
          <table:table-cell office:value-type="currency" office:currency="USD" office:value="315183275.603597" calcext:value-type="currency">
            <text:p>$315,183,275.60</text:p>
          </table:table-cell>
          <table:table-cell table:formula="of:=([.$C154] - [.$B154] )/ [.$B154]" office:value-type="percentage" office:value="0.165198683809787" calcext:value-type="percentage">
            <text:p>16.52%</text:p>
          </table:table-cell>
          <table:table-cell table:style-name="ce3" table:formula="of:=[.$C154] - [.$B154]" office:value-type="currency" office:currency="USD" office:value="44685823.1235965" calcext:value-type="currency">
            <text:p>$44,685,823</text:p>
          </table:table-cell>
          <table:table-cell office:value-type="currency" office:currency="USD" office:value="319576300.185543" calcext:value-type="currency">
            <text:p>$319,576,300</text:p>
          </table:table-cell>
          <table:table-cell office:value-type="currency" office:currency="USD" office:value="268421531.919457" calcext:value-type="currency">
            <text:p>$268,421,532</text:p>
          </table:table-cell>
        </table:table-row>
        <table:table-row table:style-name="ro1">
          <table:table-cell office:value-type="string" calcext:value-type="string">
            <text:p>Overdrive Injector System II</text:p>
          </table:table-cell>
          <table:table-cell office:value-type="currency" office:currency="USD" office:value="350000.4615" calcext:value-type="currency">
            <text:p>$350,000</text:p>
          </table:table-cell>
          <table:table-cell office:value-type="currency" office:currency="USD" office:value="489139.141796642" calcext:value-type="currency">
            <text:p>$489,139.14</text:p>
          </table:table-cell>
          <table:table-cell table:formula="of:=([.$C155] - [.$B155] )/ [.$B155]" office:value-type="percentage" office:value="0.397538562378843" calcext:value-type="percentage">
            <text:p>39.75%</text:p>
          </table:table-cell>
          <table:table-cell table:style-name="ce3" table:formula="of:=[.$C155] - [.$B155]" office:value-type="currency" office:currency="USD" office:value="139138.680296642" calcext:value-type="currency">
            <text:p>$139,139</text:p>
          </table:table-cell>
          <table:table-cell office:value-type="currency" office:currency="USD" office:value="492958.92321372" calcext:value-type="currency">
            <text:p>$492,959</text:p>
          </table:table-cell>
          <table:table-cell office:value-type="currency" office:currency="USD" office:value="287642.405595153" calcext:value-type="currency">
            <text:p>$287,642</text:p>
          </table:table-cell>
        </table:table-row>
        <table:table-row table:style-name="ro1">
          <table:table-cell office:value-type="string" calcext:value-type="string">
            <text:p>Power Diagnostic System II</text:p>
          </table:table-cell>
          <table:table-cell office:value-type="currency" office:currency="USD" office:value="511596.608197306" calcext:value-type="currency">
            <text:p>$511,597</text:p>
          </table:table-cell>
          <table:table-cell office:value-type="currency" office:currency="USD" office:value="717460.733588654" calcext:value-type="currency">
            <text:p>$717,460.73</text:p>
          </table:table-cell>
          <table:table-cell table:formula="of:=([.$C156] - [.$B156] )/ [.$B156]" office:value-type="percentage" office:value="0.402395407031224" calcext:value-type="percentage">
            <text:p>40.24%</text:p>
          </table:table-cell>
          <table:table-cell table:style-name="ce3" table:formula="of:=[.$C156] - [.$B156]" office:value-type="currency" office:currency="USD" office:value="205864.125391348" calcext:value-type="currency">
            <text:p>$205,864</text:p>
          </table:table-cell>
          <table:table-cell office:value-type="currency" office:currency="USD" office:value="717250.874435541" calcext:value-type="currency">
            <text:p>$717,251</text:p>
          </table:table-cell>
          <table:table-cell office:value-type="currency" office:currency="USD" office:value="490404.402339576" calcext:value-type="currency">
            <text:p>$490,404</text:p>
          </table:table-cell>
        </table:table-row>
        <table:table-row table:style-name="ro1">
          <table:table-cell office:value-type="string" calcext:value-type="string">
            <text:p>Prototype 'Arbalest' Rapid Light Missile Launcher</text:p>
          </table:table-cell>
          <table:table-cell office:value-type="currency" office:currency="USD" office:value="1154416.81982714" calcext:value-type="currency">
            <text:p>$1,154,417</text:p>
          </table:table-cell>
          <table:table-cell office:value-type="currency" office:currency="USD" office:value="2276750.46746575" calcext:value-type="currency">
            <text:p>$2,276,750.47</text:p>
          </table:table-cell>
          <table:table-cell table:formula="of:=([.$C157] - [.$B157] )/ [.$B157]" office:value-type="percentage" office:value="0.972208329229524" calcext:value-type="percentage">
            <text:p>97.22%</text:p>
          </table:table-cell>
          <table:table-cell table:style-name="ce3" table:formula="of:=[.$C157] - [.$B157]" office:value-type="currency" office:currency="USD" office:value="1122333.64763861" calcext:value-type="currency">
            <text:p>$1,122,334</text:p>
          </table:table-cell>
          <table:table-cell office:value-type="currency" office:currency="USD" office:value="2056832.01920993" calcext:value-type="currency">
            <text:p>$2,056,832</text:p>
          </table:table-cell>
          <table:table-cell office:value-type="currency" office:currency="USD" office:value="1137161.37068479" calcext:value-type="currency">
            <text:p>$1,137,161</text:p>
          </table:table-cell>
        </table:table-row>
        <table:table-row table:style-name="ro1">
          <table:table-cell office:value-type="string" calcext:value-type="string">
            <text:p>Prototype 'Arbalest' Torpedo Launcher</text:p>
          </table:table-cell>
          <table:table-cell office:value-type="currency" office:currency="USD" office:value="50688.8246427814" calcext:value-type="currency">
            <text:p>$50,689</text:p>
          </table:table-cell>
          <table:table-cell office:value-type="currency" office:currency="USD" office:value="177959.092463135" calcext:value-type="currency">
            <text:p>$177,959.09</text:p>
          </table:table-cell>
          <table:table-cell table:formula="of:=([.$C158] - [.$B158] )/ [.$B158]" office:value-type="percentage" office:value="2.5108151297108" calcext:value-type="percentage">
            <text:p>251.08%</text:p>
          </table:table-cell>
          <table:table-cell table:style-name="ce3" table:formula="of:=[.$C158] - [.$B158]" office:value-type="currency" office:currency="USD" office:value="127270.267820353" calcext:value-type="currency">
            <text:p>$127,270</text:p>
          </table:table-cell>
          <table:table-cell office:value-type="currency" office:currency="USD" office:value="207084.841465048" calcext:value-type="currency">
            <text:p>$207,085</text:p>
          </table:table-cell>
          <table:table-cell office:value-type="currency" office:currency="USD" office:value="83751.8465483408" calcext:value-type="currency">
            <text:p>$83,752</text:p>
          </table:table-cell>
        </table:table-row>
        <table:table-row table:style-name="ro1">
          <table:table-cell office:value-type="string" calcext:value-type="string">
            <text:p>Prototype Cloaking Device I</text:p>
          </table:table-cell>
          <table:table-cell office:value-type="currency" office:currency="USD" office:value="1346260.35299539" calcext:value-type="currency">
            <text:p>$1,346,260</text:p>
          </table:table-cell>
          <table:table-cell office:value-type="currency" office:currency="USD" office:value="1922122.13929072" calcext:value-type="currency">
            <text:p>$1,922,122.14</text:p>
          </table:table-cell>
          <table:table-cell table:formula="of:=([.$C159] - [.$B159] )/ [.$B159]" office:value-type="percentage" office:value="0.427749198001747" calcext:value-type="percentage">
            <text:p>42.77%</text:p>
          </table:table-cell>
          <table:table-cell table:style-name="ce3" table:formula="of:=[.$C159] - [.$B159]" office:value-type="currency" office:currency="USD" office:value="575861.786295328" calcext:value-type="currency">
            <text:p>$575,862</text:p>
          </table:table-cell>
          <table:table-cell office:value-type="currency" office:currency="USD" office:value="1970360.13469979" calcext:value-type="currency">
            <text:p>$1,970,360</text:p>
          </table:table-cell>
          <table:table-cell office:value-type="currency" office:currency="USD" office:value="1311963.39752104" calcext:value-type="currency">
            <text:p>$1,311,963</text:p>
          </table:table-cell>
        </table:table-row>
        <table:table-row table:style-name="ro1">
          <table:table-cell office:value-type="string" calcext:value-type="string">
            <text:p>Purifier</text:p>
          </table:table-cell>
          <table:table-cell office:value-type="currency" office:currency="USD" office:value="21111133.5556235" calcext:value-type="currency">
            <text:p>$21,111,134</text:p>
          </table:table-cell>
          <table:table-cell office:value-type="currency" office:currency="USD" office:value="27635678.4952356" calcext:value-type="currency">
            <text:p>$27,635,678.50</text:p>
          </table:table-cell>
          <table:table-cell table:formula="of:=([.$C160] - [.$B160] )/ [.$B160]" office:value-type="percentage" office:value="0.309057063298913" calcext:value-type="percentage">
            <text:p>30.91%</text:p>
          </table:table-cell>
          <table:table-cell table:style-name="ce3" table:formula="of:=[.$C160] - [.$B160]" office:value-type="currency" office:currency="USD" office:value="6524544.93961213" calcext:value-type="currency">
            <text:p>$6,524,545</text:p>
          </table:table-cell>
          <table:table-cell office:value-type="currency" office:currency="USD" office:value="33609334.7444083" calcext:value-type="currency">
            <text:p>$33,609,335</text:p>
          </table:table-cell>
          <table:table-cell office:value-type="currency" office:currency="USD" office:value="21082877.1879027" calcext:value-type="currency">
            <text:p>$21,082,877</text:p>
          </table:table-cell>
        </table:table-row>
        <table:table-row table:style-name="ro1">
          <table:table-cell office:value-type="string" calcext:value-type="string">
            <text:p>Rapid Light Missile Launcher II</text:p>
          </table:table-cell>
          <table:table-cell office:value-type="currency" office:currency="USD" office:value="781444.831608601" calcext:value-type="currency">
            <text:p>$781,445</text:p>
          </table:table-cell>
          <table:table-cell office:value-type="currency" office:currency="USD" office:value="1105552.27332762" calcext:value-type="currency">
            <text:p>$1,105,552.27</text:p>
          </table:table-cell>
          <table:table-cell table:formula="of:=([.$C161] - [.$B161] )/ [.$B161]" office:value-type="percentage" office:value="0.414754092175445" calcext:value-type="percentage">
            <text:p>41.48%</text:p>
          </table:table-cell>
          <table:table-cell table:style-name="ce3" table:formula="of:=[.$C161] - [.$B161]" office:value-type="currency" office:currency="USD" office:value="324107.441719019" calcext:value-type="currency">
            <text:p>$324,107</text:p>
          </table:table-cell>
          <table:table-cell office:value-type="currency" office:currency="USD" office:value="1107334.41895714" calcext:value-type="currency">
            <text:p>$1,107,334</text:p>
          </table:table-cell>
          <table:table-cell office:value-type="currency" office:currency="USD" office:value="775837.560695954" calcext:value-type="currency">
            <text:p>$775,838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currency" office:currency="USD" office:value="145258356.641579" calcext:value-type="currency">
            <text:p>$145,258,357</text:p>
          </table:table-cell>
          <table:table-cell office:value-type="currency" office:currency="USD" office:value="180373811.299028" calcext:value-type="currency">
            <text:p>$180,373,811.30</text:p>
          </table:table-cell>
          <table:table-cell table:formula="of:=([.$C162] - [.$B162] )/ [.$B162]" office:value-type="percentage" office:value="0.241744815715459" calcext:value-type="percentage">
            <text:p>24.17%</text:p>
          </table:table-cell>
          <table:table-cell table:style-name="ce3" table:formula="of:=[.$C162] - [.$B162]" office:value-type="currency" office:currency="USD" office:value="35115454.6574489" calcext:value-type="currency">
            <text:p>$35,115,455</text:p>
          </table:table-cell>
          <table:table-cell office:value-type="currency" office:currency="USD" office:value="180771780.612715" calcext:value-type="currency">
            <text:p>$180,771,781</text:p>
          </table:table-cell>
          <table:table-cell office:value-type="currency" office:currency="USD" office:value="142881282.678529" calcext:value-type="currency">
            <text:p>$142,881,283</text:p>
          </table:table-cell>
        </table:table-row>
        <table:table-row table:style-name="ro1">
          <table:table-cell office:value-type="string" calcext:value-type="string">
            <text:p>Raptor</text:p>
          </table:table-cell>
          <table:table-cell office:value-type="currency" office:currency="USD" office:value="20636321.180613" calcext:value-type="currency">
            <text:p>$20,636,321</text:p>
          </table:table-cell>
          <table:table-cell office:value-type="currency" office:currency="USD" office:value="27360139.5232414" calcext:value-type="currency">
            <text:p>$27,360,139.52</text:p>
          </table:table-cell>
          <table:table-cell table:formula="of:=([.$C163] - [.$B163] )/ [.$B163]" office:value-type="percentage" office:value="0.325824466666331" calcext:value-type="percentage">
            <text:p>32.58%</text:p>
          </table:table-cell>
          <table:table-cell table:style-name="ce3" table:formula="of:=[.$C163] - [.$B163]" office:value-type="currency" office:currency="USD" office:value="6723818.34262835" calcext:value-type="currency">
            <text:p>$6,723,818</text:p>
          </table:table-cell>
          <table:table-cell office:value-type="currency" office:currency="USD" office:value="26969335.7923963" calcext:value-type="currency">
            <text:p>$26,969,336</text:p>
          </table:table-cell>
          <table:table-cell office:value-type="currency" office:currency="USD" office:value="20606993.1728592" calcext:value-type="currency">
            <text:p>$20,606,993</text:p>
          </table:table-cell>
        </table:table-row>
        <table:table-row table:style-name="ro1">
          <table:table-cell office:value-type="string" calcext:value-type="string">
            <text:p>Rattlesnake</text:p>
          </table:table-cell>
          <table:table-cell office:value-type="currency" office:currency="USD" office:value="331406994.354118" calcext:value-type="currency">
            <text:p>$331,406,994</text:p>
          </table:table-cell>
          <table:table-cell office:value-type="currency" office:currency="USD" office:value="401634134.698219" calcext:value-type="currency">
            <text:p>$401,634,134.70</text:p>
          </table:table-cell>
          <table:table-cell table:formula="of:=([.$C164] - [.$B164] )/ [.$B164]" office:value-type="percentage" office:value="0.211906029566358" calcext:value-type="percentage">
            <text:p>21.19%</text:p>
          </table:table-cell>
          <table:table-cell table:style-name="ce3" table:formula="of:=[.$C164] - [.$B164]" office:value-type="currency" office:currency="USD" office:value="70227140.3441014" calcext:value-type="currency">
            <text:p>$70,227,140</text:p>
          </table:table-cell>
          <table:table-cell office:value-type="currency" office:currency="USD" office:value="405917556.327187" calcext:value-type="currency">
            <text:p>$405,917,556</text:p>
          </table:table-cell>
          <table:table-cell office:value-type="currency" office:currency="USD" office:value="336177713.485524" calcext:value-type="currency">
            <text:p>$336,177,713</text:p>
          </table:table-cell>
        </table:table-row>
        <table:table-row table:style-name="ro1">
          <table:table-cell office:value-type="string" calcext:value-type="string">
            <text:p>Reactive Armor Hardener</text:p>
          </table:table-cell>
          <table:table-cell office:value-type="currency" office:currency="USD" office:value="266515.381890547" calcext:value-type="currency">
            <text:p>$266,515</text:p>
          </table:table-cell>
          <table:table-cell office:value-type="currency" office:currency="USD" office:value="473170.504825871" calcext:value-type="currency">
            <text:p>$473,170.50</text:p>
          </table:table-cell>
          <table:table-cell table:formula="of:=([.$C165] - [.$B165] )/ [.$B165]" office:value-type="percentage" office:value="0.775396607390536" calcext:value-type="percentage">
            <text:p>77.54%</text:p>
          </table:table-cell>
          <table:table-cell table:style-name="ce3" table:formula="of:=[.$C165] - [.$B165]" office:value-type="currency" office:currency="USD" office:value="206655.122935323" calcext:value-type="currency">
            <text:p>$206,655</text:p>
          </table:table-cell>
          <table:table-cell office:value-type="currency" office:currency="USD" office:value="478009.230572852" calcext:value-type="currency">
            <text:p>$478,009</text:p>
          </table:table-cell>
          <table:table-cell office:value-type="currency" office:currency="USD" office:value="267151.01261549" calcext:value-type="currency">
            <text:p>$267,151</text:p>
          </table:table-cell>
        </table:table-row>
        <table:table-row table:style-name="ro1">
          <table:table-cell office:value-type="string" calcext:value-type="string">
            <text:p>Reactor Control Unit II</text:p>
          </table:table-cell>
          <table:table-cell office:value-type="currency" office:currency="USD" office:value="431229.484563037" calcext:value-type="currency">
            <text:p>$431,229</text:p>
          </table:table-cell>
          <table:table-cell office:value-type="currency" office:currency="USD" office:value="549999.014362389" calcext:value-type="currency">
            <text:p>$549,999.01</text:p>
          </table:table-cell>
          <table:table-cell table:formula="of:=([.$C166] - [.$B166] )/ [.$B166]" office:value-type="percentage" office:value="0.275420707653375" calcext:value-type="percentage">
            <text:p>27.54%</text:p>
          </table:table-cell>
          <table:table-cell table:style-name="ce3" table:formula="of:=[.$C166] - [.$B166]" office:value-type="currency" office:currency="USD" office:value="118769.529799352" calcext:value-type="currency">
            <text:p>$118,770</text:p>
          </table:table-cell>
          <table:table-cell office:value-type="currency" office:currency="USD" office:value="549675.795203334" calcext:value-type="currency">
            <text:p>$549,676</text:p>
          </table:table-cell>
          <table:table-cell office:value-type="currency" office:currency="USD" office:value="427178.200762238" calcext:value-type="currency">
            <text:p>$427,178</text:p>
          </table:table-cell>
        </table:table-row>
        <table:table-row table:style-name="ro1">
          <table:table-cell office:value-type="string" calcext:value-type="string">
            <text:p>Reinforced Bulkheads II</text:p>
          </table:table-cell>
          <table:table-cell office:value-type="currency" office:currency="USD" office:value="200760.752790698" calcext:value-type="currency">
            <text:p>$200,761</text:p>
          </table:table-cell>
          <table:table-cell office:value-type="currency" office:currency="USD" office:value="547139.008607559" calcext:value-type="currency">
            <text:p>$547,139.01</text:p>
          </table:table-cell>
          <table:table-cell table:formula="of:=([.$C167] - [.$B167] )/ [.$B167]" office:value-type="percentage" office:value="1.7253285365889" calcext:value-type="percentage">
            <text:p>172.53%</text:p>
          </table:table-cell>
          <table:table-cell table:style-name="ce3" table:formula="of:=[.$C167] - [.$B167]" office:value-type="currency" office:currency="USD" office:value="346378.255816861" calcext:value-type="currency">
            <text:p>$346,378</text:p>
          </table:table-cell>
          <table:table-cell office:value-type="currency" office:currency="USD" office:value="543535.259877626" calcext:value-type="currency">
            <text:p>$543,535</text:p>
          </table:table-cell>
          <table:table-cell office:value-type="currency" office:currency="USD" office:value="208222.269902626" calcext:value-type="currency">
            <text:p>$208,222</text:p>
          </table:table-cell>
        </table:table-row>
        <table:table-row table:style-name="ro1">
          <table:table-cell office:value-type="string" calcext:value-type="string">
            <text:p>Republic Fleet Medium Shield Extender</text:p>
          </table:table-cell>
          <table:table-cell office:value-type="currency" office:currency="USD" office:value="8276867.56477231" calcext:value-type="currency">
            <text:p>$8,276,868</text:p>
          </table:table-cell>
          <table:table-cell office:value-type="currency" office:currency="USD" office:value="10077554.7386524" calcext:value-type="currency">
            <text:p>$10,077,554.74</text:p>
          </table:table-cell>
          <table:table-cell table:formula="of:=([.$C168] - [.$B168] )/ [.$B168]" office:value-type="percentage" office:value="0.217556600946964" calcext:value-type="percentage">
            <text:p>21.76%</text:p>
          </table:table-cell>
          <table:table-cell table:style-name="ce3" table:formula="of:=[.$C168] - [.$B168]" office:value-type="currency" office:currency="USD" office:value="1800687.17388004" calcext:value-type="currency">
            <text:p>$1,800,687</text:p>
          </table:table-cell>
          <table:table-cell office:value-type="currency" office:currency="USD" office:value="10125928.5265619" calcext:value-type="currency">
            <text:p>$10,125,929</text:p>
          </table:table-cell>
          <table:table-cell office:value-type="currency" office:currency="USD" office:value="8246289.24331934" calcext:value-type="currency">
            <text:p>$8,246,289</text:p>
          </table:table-cell>
        </table:table-row>
        <table:table-row table:style-name="ro1">
          <table:table-cell office:value-type="string" calcext:value-type="string">
            <text:p>Republic Fleet Warp Disruptor</text:p>
          </table:table-cell>
          <table:table-cell office:value-type="currency" office:currency="USD" office:value="80290037.9316883" calcext:value-type="currency">
            <text:p>$80,290,038</text:p>
          </table:table-cell>
          <table:table-cell office:value-type="currency" office:currency="USD" office:value="115618574.33497" calcext:value-type="currency">
            <text:p>$115,618,574.33</text:p>
          </table:table-cell>
          <table:table-cell table:formula="of:=([.$C169] - [.$B169] )/ [.$B169]" office:value-type="percentage" office:value="0.440011454887338" calcext:value-type="percentage">
            <text:p>44.00%</text:p>
          </table:table-cell>
          <table:table-cell table:style-name="ce3" table:formula="of:=[.$C169] - [.$B169]" office:value-type="currency" office:currency="USD" office:value="35328536.4032817" calcext:value-type="currency">
            <text:p>$35,328,536</text:p>
          </table:table-cell>
          <table:table-cell office:value-type="currency" office:currency="USD" office:value="119753809.29038" calcext:value-type="currency">
            <text:p>$119,753,809</text:p>
          </table:table-cell>
          <table:table-cell office:value-type="currency" office:currency="USD" office:value="82527919.7423416" calcext:value-type="currency">
            <text:p>$82,527,920</text:p>
          </table:table-cell>
        </table:table-row>
        <table:table-row table:style-name="ro1">
          <table:table-cell office:value-type="string" calcext:value-type="string">
            <text:p>Rocket Launcher II</text:p>
          </table:table-cell>
          <table:table-cell office:value-type="currency" office:currency="USD" office:value="286154.194597701" calcext:value-type="currency">
            <text:p>$286,154</text:p>
          </table:table-cell>
          <table:table-cell office:value-type="currency" office:currency="USD" office:value="471247.323023967" calcext:value-type="currency">
            <text:p>$471,247.32</text:p>
          </table:table-cell>
          <table:table-cell table:formula="of:=([.$C170] - [.$B170] )/ [.$B170]" office:value-type="percentage" office:value="0.646830037513464" calcext:value-type="percentage">
            <text:p>64.68%</text:p>
          </table:table-cell>
          <table:table-cell table:style-name="ce3" table:formula="of:=[.$C170] - [.$B170]" office:value-type="currency" office:currency="USD" office:value="185093.128426266" calcext:value-type="currency">
            <text:p>$185,093</text:p>
          </table:table-cell>
          <table:table-cell office:value-type="currency" office:currency="USD" office:value="488877.496576555" calcext:value-type="currency">
            <text:p>$488,877</text:p>
          </table:table-cell>
          <table:table-cell office:value-type="currency" office:currency="USD" office:value="294615.911253435" calcext:value-type="currency">
            <text:p>$294,616</text:p>
          </table:table-cell>
        </table:table-row>
        <table:table-row table:style-name="ro1">
          <table:table-cell office:value-type="string" calcext:value-type="string">
            <text:p>Sabre</text:p>
          </table:table-cell>
          <table:table-cell office:value-type="currency" office:currency="USD" office:value="43584112.743211" calcext:value-type="currency">
            <text:p>$43,584,113</text:p>
          </table:table-cell>
          <table:table-cell office:value-type="currency" office:currency="USD" office:value="52434398.6834364" calcext:value-type="currency">
            <text:p>$52,434,398.68</text:p>
          </table:table-cell>
          <table:table-cell table:formula="of:=([.$C171] - [.$B171] )/ [.$B171]" office:value-type="percentage" office:value="0.203062202788651" calcext:value-type="percentage">
            <text:p>20.31%</text:p>
          </table:table-cell>
          <table:table-cell table:style-name="ce3" table:formula="of:=[.$C171] - [.$B171]" office:value-type="currency" office:currency="USD" office:value="8850285.94022536" calcext:value-type="currency">
            <text:p>$8,850,286</text:p>
          </table:table-cell>
          <table:table-cell office:value-type="currency" office:currency="USD" office:value="53204083.4425149" calcext:value-type="currency">
            <text:p>$53,204,083</text:p>
          </table:table-cell>
          <table:table-cell office:value-type="currency" office:currency="USD" office:value="42509677.94976" calcext:value-type="currency">
            <text:p>$42,509,678</text:p>
          </table:table-cell>
        </table:table-row>
        <table:table-row table:style-name="ro1">
          <table:table-cell office:value-type="string" calcext:value-type="string">
            <text:p>Scimitar</text:p>
          </table:table-cell>
          <table:table-cell office:value-type="currency" office:currency="USD" office:value="133054201.178519" calcext:value-type="currency">
            <text:p>$133,054,201</text:p>
          </table:table-cell>
          <table:table-cell office:value-type="currency" office:currency="USD" office:value="154914341.993182" calcext:value-type="currency">
            <text:p>$154,914,341.99</text:p>
          </table:table-cell>
          <table:table-cell table:formula="of:=([.$C172] - [.$B172] )/ [.$B172]" office:value-type="percentage" office:value="0.164295006253381" calcext:value-type="percentage">
            <text:p>16.43%</text:p>
          </table:table-cell>
          <table:table-cell table:style-name="ce3" table:formula="of:=[.$C172] - [.$B172]" office:value-type="currency" office:currency="USD" office:value="21860140.8146633" calcext:value-type="currency">
            <text:p>$21,860,141</text:p>
          </table:table-cell>
          <table:table-cell office:value-type="currency" office:currency="USD" office:value="156306889.567004" calcext:value-type="currency">
            <text:p>$156,306,890</text:p>
          </table:table-cell>
          <table:table-cell office:value-type="currency" office:currency="USD" office:value="133859344.171811" calcext:value-type="currency">
            <text:p>$133,859,344</text:p>
          </table:table-cell>
        </table:table-row>
        <table:table-row table:style-name="ro1">
          <table:table-cell office:value-type="string" calcext:value-type="string">
            <text:p>Scorch M</text:p>
          </table:table-cell>
          <table:table-cell office:value-type="currency" office:currency="USD" office:value="21788.1018587048" calcext:value-type="currency">
            <text:p>$21,788</text:p>
          </table:table-cell>
          <table:table-cell office:value-type="currency" office:currency="USD" office:value="174924.925951435" calcext:value-type="currency">
            <text:p>$174,924.93</text:p>
          </table:table-cell>
          <table:table-cell table:formula="of:=([.$C173] - [.$B173] )/ [.$B173]" office:value-type="percentage" office:value="7.02846099608941" calcext:value-type="percentage">
            <text:p>702.85%</text:p>
          </table:table-cell>
          <table:table-cell table:style-name="ce3" table:formula="of:=[.$C173] - [.$B173]" office:value-type="currency" office:currency="USD" office:value="153136.82409273" calcext:value-type="currency">
            <text:p>$153,137</text:p>
          </table:table-cell>
          <table:table-cell office:value-type="currency" office:currency="USD" office:value="176586.105342535" calcext:value-type="currency">
            <text:p>$176,586</text:p>
          </table:table-cell>
          <table:table-cell office:value-type="currency" office:currency="USD" office:value="82630.8334742134" calcext:value-type="currency">
            <text:p>$82,631</text:p>
          </table:table-cell>
        </table:table-row>
        <table:table-row table:style-name="ro1">
          <table:table-cell office:value-type="string" calcext:value-type="string">
            <text:p>Scorch S</text:p>
          </table:table-cell>
          <table:table-cell office:value-type="currency" office:currency="USD" office:value="45737.5603233467" calcext:value-type="currency">
            <text:p>$45,738</text:p>
          </table:table-cell>
          <table:table-cell office:value-type="currency" office:currency="USD" office:value="83273.4269779674" calcext:value-type="currency">
            <text:p>$83,273.43</text:p>
          </table:table-cell>
          <table:table-cell table:formula="of:=([.$C174] - [.$B174] )/ [.$B174]" office:value-type="percentage" office:value="0.820679248942374" calcext:value-type="percentage">
            <text:p>82.07%</text:p>
          </table:table-cell>
          <table:table-cell table:style-name="ce3" table:formula="of:=[.$C174] - [.$B174]" office:value-type="currency" office:currency="USD" office:value="37535.8666546207" calcext:value-type="currency">
            <text:p>$37,536</text:p>
          </table:table-cell>
          <table:table-cell office:value-type="currency" office:currency="USD" office:value="97880.1291516753" calcext:value-type="currency">
            <text:p>$97,880</text:p>
          </table:table-cell>
          <table:table-cell office:value-type="currency" office:currency="USD" office:value="44739.9908114315" calcext:value-type="currency">
            <text:p>$44,740</text:p>
          </table:table-cell>
        </table:table-row>
        <table:table-row table:style-name="ro1">
          <table:table-cell office:value-type="string" calcext:value-type="string">
            <text:p>Scourge Fury Heavy Missile</text:p>
          </table:table-cell>
          <table:table-cell office:value-type="currency" office:currency="USD" office:value="345.832218532988" calcext:value-type="currency">
            <text:p>$346</text:p>
          </table:table-cell>
          <table:table-cell office:value-type="currency" office:currency="USD" office:value="451.366774047542" calcext:value-type="currency">
            <text:p>$451.37</text:p>
          </table:table-cell>
          <table:table-cell table:formula="of:=([.$C175] - [.$B175] )/ [.$B175]" office:value-type="percentage" office:value="0.305161144216779" calcext:value-type="percentage">
            <text:p>30.52%</text:p>
          </table:table-cell>
          <table:table-cell table:style-name="ce3" table:formula="of:=[.$C175] - [.$B175]" office:value-type="currency" office:currency="USD" office:value="105.534555514554" calcext:value-type="currency">
            <text:p>$106</text:p>
          </table:table-cell>
          <table:table-cell office:value-type="currency" office:currency="USD" office:value="448.058810210351" calcext:value-type="currency">
            <text:p>$448</text:p>
          </table:table-cell>
          <table:table-cell office:value-type="currency" office:currency="USD" office:value="344.703010964839" calcext:value-type="currency">
            <text:p>$345</text:p>
          </table:table-cell>
        </table:table-row>
        <table:table-row table:style-name="ro1">
          <table:table-cell office:value-type="string" calcext:value-type="string">
            <text:p>Scourge Fury Light Missile</text:p>
          </table:table-cell>
          <table:table-cell office:value-type="currency" office:currency="USD" office:value="69.0324223602484" calcext:value-type="currency">
            <text:p>$69</text:p>
          </table:table-cell>
          <table:table-cell office:value-type="currency" office:currency="USD" office:value="98.4017410704569" calcext:value-type="currency">
            <text:p>$98.40</text:p>
          </table:table-cell>
          <table:table-cell table:formula="of:=([.$C176] - [.$B176] )/ [.$B176]" office:value-type="percentage" office:value="0.425442389330387" calcext:value-type="percentage">
            <text:p>42.54%</text:p>
          </table:table-cell>
          <table:table-cell table:style-name="ce3" table:formula="of:=[.$C176] - [.$B176]" office:value-type="currency" office:currency="USD" office:value="29.3693187102085" calcext:value-type="currency">
            <text:p>$29</text:p>
          </table:table-cell>
          <table:table-cell office:value-type="currency" office:currency="USD" office:value="98.9844861649561" calcext:value-type="currency">
            <text:p>$99</text:p>
          </table:table-cell>
          <table:table-cell office:value-type="currency" office:currency="USD" office:value="69.3403551230467" calcext:value-type="currency">
            <text:p>$69</text:p>
          </table:table-cell>
        </table:table-row>
        <table:table-row table:style-name="ro1">
          <table:table-cell office:value-type="string" calcext:value-type="string">
            <text:p>Sensor Booster II</text:p>
          </table:table-cell>
          <table:table-cell office:value-type="currency" office:currency="USD" office:value="853887.643244032" calcext:value-type="currency">
            <text:p>$853,888</text:p>
          </table:table-cell>
          <table:table-cell office:value-type="currency" office:currency="USD" office:value="1544236.89785278" calcext:value-type="currency">
            <text:p>$1,544,236.90</text:p>
          </table:table-cell>
          <table:table-cell table:formula="of:=([.$C177] - [.$B177] )/ [.$B177]" office:value-type="percentage" office:value="0.808477860138626" calcext:value-type="percentage">
            <text:p>80.85%</text:p>
          </table:table-cell>
          <table:table-cell table:style-name="ce3" table:formula="of:=[.$C177] - [.$B177]" office:value-type="currency" office:currency="USD" office:value="690349.25460875" calcext:value-type="currency">
            <text:p>$690,349</text:p>
          </table:table-cell>
          <table:table-cell office:value-type="currency" office:currency="USD" office:value="1531020.44421654" calcext:value-type="currency">
            <text:p>$1,531,020</text:p>
          </table:table-cell>
          <table:table-cell office:value-type="currency" office:currency="USD" office:value="837293.420047285" calcext:value-type="currency">
            <text:p>$837,293</text:p>
          </table:table-cell>
        </table:table-row>
        <table:table-row table:style-name="ro1">
          <table:table-cell office:value-type="string" calcext:value-type="string">
            <text:p>Shield Power Relay II</text:p>
          </table:table-cell>
          <table:table-cell office:value-type="currency" office:currency="USD" office:value="423010.283454106" calcext:value-type="currency">
            <text:p>$423,010</text:p>
          </table:table-cell>
          <table:table-cell office:value-type="currency" office:currency="USD" office:value="672160.63750801" calcext:value-type="currency">
            <text:p>$672,160.64</text:p>
          </table:table-cell>
          <table:table-cell table:formula="of:=([.$C178] - [.$B178] )/ [.$B178]" office:value-type="percentage" office:value="0.588993610319488" calcext:value-type="percentage">
            <text:p>58.90%</text:p>
          </table:table-cell>
          <table:table-cell table:style-name="ce3" table:formula="of:=[.$C178] - [.$B178]" office:value-type="currency" office:currency="USD" office:value="249150.354053904" calcext:value-type="currency">
            <text:p>$249,150</text:p>
          </table:table-cell>
          <table:table-cell office:value-type="currency" office:currency="USD" office:value="666964.193208711" calcext:value-type="currency">
            <text:p>$666,964</text:p>
          </table:table-cell>
          <table:table-cell office:value-type="currency" office:currency="USD" office:value="403549.778675014" calcext:value-type="currency">
            <text:p>$403,550</text:p>
          </table:table-cell>
        </table:table-row>
        <table:table-row table:style-name="ro1">
          <table:table-cell office:value-type="string" calcext:value-type="string">
            <text:p>Signal Amplifier II</text:p>
          </table:table-cell>
          <table:table-cell office:value-type="currency" office:currency="USD" office:value="406738.429025641" calcext:value-type="currency">
            <text:p>$406,738</text:p>
          </table:table-cell>
          <table:table-cell office:value-type="currency" office:currency="USD" office:value="695623.632716483" calcext:value-type="currency">
            <text:p>$695,623.63</text:p>
          </table:table-cell>
          <table:table-cell table:formula="of:=([.$C179] - [.$B179] )/ [.$B179]" office:value-type="percentage" office:value="0.710248117894537" calcext:value-type="percentage">
            <text:p>71.02%</text:p>
          </table:table-cell>
          <table:table-cell table:style-name="ce3" table:formula="of:=[.$C179] - [.$B179]" office:value-type="currency" office:currency="USD" office:value="288885.203690842" calcext:value-type="currency">
            <text:p>$288,885</text:p>
          </table:table-cell>
          <table:table-cell office:value-type="currency" office:currency="USD" office:value="700880.994101292" calcext:value-type="currency">
            <text:p>$700,881</text:p>
          </table:table-cell>
          <table:table-cell office:value-type="currency" office:currency="USD" office:value="402716.907358305" calcext:value-type="currency">
            <text:p>$402,717</text:p>
          </table:table-cell>
        </table:table-row>
        <table:table-row table:style-name="ro1">
          <table:table-cell office:value-type="string" calcext:value-type="string">
            <text:p>Sisters Combat Scanner Probe</text:p>
          </table:table-cell>
          <table:table-cell office:value-type="currency" office:currency="USD" office:value="376797.7187215" calcext:value-type="currency">
            <text:p>$376,798</text:p>
          </table:table-cell>
          <table:table-cell office:value-type="currency" office:currency="USD" office:value="449059.903386039" calcext:value-type="currency">
            <text:p>$449,059.90</text:p>
          </table:table-cell>
          <table:table-cell table:formula="of:=([.$C180] - [.$B180] )/ [.$B180]" office:value-type="percentage" office:value="0.191779782822809" calcext:value-type="percentage">
            <text:p>19.18%</text:p>
          </table:table-cell>
          <table:table-cell table:style-name="ce3" table:formula="of:=[.$C180] - [.$B180]" office:value-type="currency" office:currency="USD" office:value="72262.1846645392" calcext:value-type="currency">
            <text:p>$72,262</text:p>
          </table:table-cell>
          <table:table-cell office:value-type="currency" office:currency="USD" office:value="450844.943131427" calcext:value-type="currency">
            <text:p>$450,845</text:p>
          </table:table-cell>
          <table:table-cell office:value-type="currency" office:currency="USD" office:value="382512.15010314" calcext:value-type="currency">
            <text:p>$382,512</text:p>
          </table:table-cell>
        </table:table-row>
        <table:table-row table:style-name="ro1">
          <table:table-cell office:value-type="string" calcext:value-type="string">
            <text:p>Sisters Core Probe Launcher</text:p>
          </table:table-cell>
          <table:table-cell office:value-type="currency" office:currency="USD" office:value="25790183.3181295" calcext:value-type="currency">
            <text:p>$25,790,183</text:p>
          </table:table-cell>
          <table:table-cell office:value-type="currency" office:currency="USD" office:value="33059749.9020157" calcext:value-type="currency">
            <text:p>$33,059,749.90</text:p>
          </table:table-cell>
          <table:table-cell table:formula="of:=([.$C181] - [.$B181] )/ [.$B181]" office:value-type="percentage" office:value="0.281873397106721" calcext:value-type="percentage">
            <text:p>28.19%</text:p>
          </table:table-cell>
          <table:table-cell table:style-name="ce3" table:formula="of:=[.$C181] - [.$B181]" office:value-type="currency" office:currency="USD" office:value="7269566.58388625" calcext:value-type="currency">
            <text:p>$7,269,567</text:p>
          </table:table-cell>
          <table:table-cell office:value-type="currency" office:currency="USD" office:value="32921426.4259772" calcext:value-type="currency">
            <text:p>$32,921,426</text:p>
          </table:table-cell>
          <table:table-cell office:value-type="currency" office:currency="USD" office:value="25716187.3857422" calcext:value-type="currency">
            <text:p>$25,716,187</text:p>
          </table:table-cell>
        </table:table-row>
        <table:table-row table:style-name="ro1">
          <table:table-cell office:value-type="string" calcext:value-type="string">
            <text:p>Sisters Core Scanner Probe</text:p>
          </table:table-cell>
          <table:table-cell office:value-type="currency" office:currency="USD" office:value="352443.439977623" calcext:value-type="currency">
            <text:p>$352,443</text:p>
          </table:table-cell>
          <table:table-cell office:value-type="currency" office:currency="USD" office:value="469351.904414957" calcext:value-type="currency">
            <text:p>$469,351.90</text:p>
          </table:table-cell>
          <table:table-cell table:formula="of:=([.$C182] - [.$B182] )/ [.$B182]" office:value-type="percentage" office:value="0.331708442196444" calcext:value-type="percentage">
            <text:p>33.17%</text:p>
          </table:table-cell>
          <table:table-cell table:style-name="ce3" table:formula="of:=[.$C182] - [.$B182]" office:value-type="currency" office:currency="USD" office:value="116908.464437333" calcext:value-type="currency">
            <text:p>$116,908</text:p>
          </table:table-cell>
          <table:table-cell office:value-type="currency" office:currency="USD" office:value="423107.52056998" calcext:value-type="currency">
            <text:p>$423,108</text:p>
          </table:table-cell>
          <table:table-cell office:value-type="currency" office:currency="USD" office:value="339585.396685846" calcext:value-type="currency">
            <text:p>$339,585</text:p>
          </table:table-cell>
        </table:table-row>
        <table:table-row table:style-name="ro1">
          <table:table-cell office:value-type="string" calcext:value-type="string">
            <text:p>Sisters Expanded Probe Launcher</text:p>
          </table:table-cell>
          <table:table-cell office:value-type="currency" office:currency="USD" office:value="25190740.3741892" calcext:value-type="currency">
            <text:p>$25,190,740</text:p>
          </table:table-cell>
          <table:table-cell office:value-type="currency" office:currency="USD" office:value="33699467.2400873" calcext:value-type="currency">
            <text:p>$33,699,467.24</text:p>
          </table:table-cell>
          <table:table-cell table:formula="of:=([.$C183] - [.$B183] )/ [.$B183]" office:value-type="percentage" office:value="0.337772004296322" calcext:value-type="percentage">
            <text:p>33.78%</text:p>
          </table:table-cell>
          <table:table-cell table:style-name="ce3" table:formula="of:=[.$C183] - [.$B183]" office:value-type="currency" office:currency="USD" office:value="8508726.86589815" calcext:value-type="currency">
            <text:p>$8,508,727</text:p>
          </table:table-cell>
          <table:table-cell office:value-type="currency" office:currency="USD" office:value="33638753.5015305" calcext:value-type="currency">
            <text:p>$33,638,754</text:p>
          </table:table-cell>
          <table:table-cell office:value-type="currency" office:currency="USD" office:value="25330167.6139079" calcext:value-type="currency">
            <text:p>$25,330,168</text:p>
          </table:table-cell>
        </table:table-row>
        <table:table-row table:style-name="ro1">
          <table:table-cell office:value-type="string" calcext:value-type="string">
            <text:p>Small Ancillary Current Router I</text:p>
          </table:table-cell>
          <table:table-cell office:value-type="currency" office:currency="USD" office:value="711964.249151637" calcext:value-type="currency">
            <text:p>$711,964</text:p>
          </table:table-cell>
          <table:table-cell office:value-type="currency" office:currency="USD" office:value="992227.405734311" calcext:value-type="currency">
            <text:p>$992,227.41</text:p>
          </table:table-cell>
          <table:table-cell table:formula="of:=([.$C184] - [.$B184] )/ [.$B184]" office:value-type="percentage" office:value="0.393647794698443" calcext:value-type="percentage">
            <text:p>39.36%</text:p>
          </table:table-cell>
          <table:table-cell table:style-name="ce3" table:formula="of:=[.$C184] - [.$B184]" office:value-type="currency" office:currency="USD" office:value="280263.156582675" calcext:value-type="currency">
            <text:p>$280,263</text:p>
          </table:table-cell>
          <table:table-cell office:value-type="currency" office:currency="USD" office:value="984670.801425104" calcext:value-type="currency">
            <text:p>$984,671</text:p>
          </table:table-cell>
          <table:table-cell office:value-type="currency" office:currency="USD" office:value="738694.855549948" calcext:value-type="currency">
            <text:p>$738,695</text:p>
          </table:table-cell>
        </table:table-row>
        <table:table-row table:style-name="ro1">
          <table:table-cell office:value-type="string" calcext:value-type="string">
            <text:p>Small Ancillary Current Router II</text:p>
          </table:table-cell>
          <table:table-cell office:value-type="currency" office:currency="USD" office:value="4239524.11675127" calcext:value-type="currency">
            <text:p>$4,239,524</text:p>
          </table:table-cell>
          <table:table-cell office:value-type="currency" office:currency="USD" office:value="5192256.29829346" calcext:value-type="currency">
            <text:p>$5,192,256.30</text:p>
          </table:table-cell>
          <table:table-cell table:formula="of:=([.$C185] - [.$B185] )/ [.$B185]" office:value-type="percentage" office:value="0.22472620872181" calcext:value-type="percentage">
            <text:p>22.47%</text:p>
          </table:table-cell>
          <table:table-cell table:style-name="ce3" table:formula="of:=[.$C185] - [.$B185]" office:value-type="currency" office:currency="USD" office:value="952732.181542192" calcext:value-type="currency">
            <text:p>$952,732</text:p>
          </table:table-cell>
          <table:table-cell office:value-type="currency" office:currency="USD" office:value="5220057.91917009" calcext:value-type="currency">
            <text:p>$5,220,058</text:p>
          </table:table-cell>
          <table:table-cell office:value-type="currency" office:currency="USD" office:value="4238796.83204352" calcext:value-type="currency">
            <text:p>$4,238,797</text:p>
          </table:table-cell>
        </table:table-row>
        <table:table-row table:style-name="ro1">
          <table:table-cell office:value-type="string" calcext:value-type="string">
            <text:p>Small Anti-EM Screen Reinforcer II</text:p>
          </table:table-cell>
          <table:table-cell office:value-type="currency" office:currency="USD" office:value="1896714.19055136" calcext:value-type="currency">
            <text:p>$1,896,714</text:p>
          </table:table-cell>
          <table:table-cell office:value-type="currency" office:currency="USD" office:value="3725053.57594181" calcext:value-type="currency">
            <text:p>$3,725,053.58</text:p>
          </table:table-cell>
          <table:table-cell table:formula="of:=([.$C186] - [.$B186] )/ [.$B186]" office:value-type="percentage" office:value="0.963950918118549" calcext:value-type="percentage">
            <text:p>96.40%</text:p>
          </table:table-cell>
          <table:table-cell table:style-name="ce3" table:formula="of:=[.$C186] - [.$B186]" office:value-type="currency" office:currency="USD" office:value="1828339.38539046" calcext:value-type="currency">
            <text:p>$1,828,339</text:p>
          </table:table-cell>
          <table:table-cell office:value-type="currency" office:currency="USD" office:value="3799475.23381152" calcext:value-type="currency">
            <text:p>$3,799,475</text:p>
          </table:table-cell>
          <table:table-cell office:value-type="currency" office:currency="USD" office:value="1821474.65985731" calcext:value-type="currency">
            <text:p>$1,821,475</text:p>
          </table:table-cell>
        </table:table-row>
        <table:table-row table:style-name="ro1">
          <table:table-cell office:value-type="string" calcext:value-type="string">
            <text:p>Small Armor Repairer II</text:p>
          </table:table-cell>
          <table:table-cell office:value-type="currency" office:currency="USD" office:value="483689.993725144" calcext:value-type="currency">
            <text:p>$483,690</text:p>
          </table:table-cell>
          <table:table-cell office:value-type="currency" office:currency="USD" office:value="582552.093603831" calcext:value-type="currency">
            <text:p>$582,552.09</text:p>
          </table:table-cell>
          <table:table-cell table:formula="of:=([.$C187] - [.$B187] )/ [.$B187]" office:value-type="percentage" office:value="0.204391451469358" calcext:value-type="percentage">
            <text:p>20.44%</text:p>
          </table:table-cell>
          <table:table-cell table:style-name="ce3" table:formula="of:=[.$C187] - [.$B187]" office:value-type="currency" office:currency="USD" office:value="98862.0998786869" calcext:value-type="currency">
            <text:p>$98,862</text:p>
          </table:table-cell>
          <table:table-cell office:value-type="currency" office:currency="USD" office:value="583021.296340809" calcext:value-type="currency">
            <text:p>$583,021</text:p>
          </table:table-cell>
          <table:table-cell office:value-type="currency" office:currency="USD" office:value="483824.582950306" calcext:value-type="currency">
            <text:p>$483,825</text:p>
          </table:table-cell>
        </table:table-row>
        <table:table-row table:style-name="ro1">
          <table:table-cell office:value-type="string" calcext:value-type="string">
            <text:p>Small Capacitor Booster II</text:p>
          </table:table-cell>
          <table:table-cell office:value-type="currency" office:currency="USD" office:value="652555.644907975" calcext:value-type="currency">
            <text:p>$652,556</text:p>
          </table:table-cell>
          <table:table-cell office:value-type="currency" office:currency="USD" office:value="892106.495391131" calcext:value-type="currency">
            <text:p>$892,106.50</text:p>
          </table:table-cell>
          <table:table-cell table:formula="of:=([.$C188] - [.$B188] )/ [.$B188]" office:value-type="percentage" office:value="0.367096434384438" calcext:value-type="percentage">
            <text:p>36.71%</text:p>
          </table:table-cell>
          <table:table-cell table:style-name="ce3" table:formula="of:=[.$C188] - [.$B188]" office:value-type="currency" office:currency="USD" office:value="239550.850483155" calcext:value-type="currency">
            <text:p>$239,551</text:p>
          </table:table-cell>
          <table:table-cell office:value-type="currency" office:currency="USD" office:value="906580.954725534" calcext:value-type="currency">
            <text:p>$906,581</text:p>
          </table:table-cell>
          <table:table-cell office:value-type="currency" office:currency="USD" office:value="650118.915462166" calcext:value-type="currency">
            <text:p>$650,119</text:p>
          </table:table-cell>
        </table:table-row>
        <table:table-row table:style-name="ro1">
          <table:table-cell office:value-type="string" calcext:value-type="string">
            <text:p>Small Capacitor Control Circuit II</text:p>
          </table:table-cell>
          <table:table-cell office:value-type="currency" office:currency="USD" office:value="4925189.2445946" calcext:value-type="currency">
            <text:p>$4,925,189</text:p>
          </table:table-cell>
          <table:table-cell office:value-type="currency" office:currency="USD" office:value="5872743.97829966" calcext:value-type="currency">
            <text:p>$5,872,743.98</text:p>
          </table:table-cell>
          <table:table-cell table:formula="of:=([.$C189] - [.$B189] )/ [.$B189]" office:value-type="percentage" office:value="0.192389507620446" calcext:value-type="percentage">
            <text:p>19.24%</text:p>
          </table:table-cell>
          <table:table-cell table:style-name="ce3" table:formula="of:=[.$C189] - [.$B189]" office:value-type="currency" office:currency="USD" office:value="947554.733705069" calcext:value-type="currency">
            <text:p>$947,555</text:p>
          </table:table-cell>
          <table:table-cell office:value-type="currency" office:currency="USD" office:value="5915273.5149404" calcext:value-type="currency">
            <text:p>$5,915,274</text:p>
          </table:table-cell>
          <table:table-cell office:value-type="currency" office:currency="USD" office:value="4972801.79527136" calcext:value-type="currency">
            <text:p>$4,972,802</text:p>
          </table:table-cell>
        </table:table-row>
        <table:table-row table:style-name="ro1">
          <table:table-cell office:value-type="string" calcext:value-type="string">
            <text:p>Small Core Defense Field Extender I</text:p>
          </table:table-cell>
          <table:table-cell office:value-type="currency" office:currency="USD" office:value="372386.643747188" calcext:value-type="currency">
            <text:p>$372,387</text:p>
          </table:table-cell>
          <table:table-cell office:value-type="currency" office:currency="USD" office:value="585039.178904218" calcext:value-type="currency">
            <text:p>$585,039.18</text:p>
          </table:table-cell>
          <table:table-cell table:formula="of:=([.$C190] - [.$B190] )/ [.$B190]" office:value-type="percentage" office:value="0.571053067363497" calcext:value-type="percentage">
            <text:p>57.11%</text:p>
          </table:table-cell>
          <table:table-cell table:style-name="ce3" table:formula="of:=[.$C190] - [.$B190]" office:value-type="currency" office:currency="USD" office:value="212652.53515703" calcext:value-type="currency">
            <text:p>$212,653</text:p>
          </table:table-cell>
          <table:table-cell office:value-type="currency" office:currency="USD" office:value="586719.976478337" calcext:value-type="currency">
            <text:p>$586,720</text:p>
          </table:table-cell>
          <table:table-cell office:value-type="currency" office:currency="USD" office:value="373754.278975015" calcext:value-type="currency">
            <text:p>$373,754</text:p>
          </table:table-cell>
        </table:table-row>
        <table:table-row table:style-name="ro1">
          <table:table-cell office:value-type="string" calcext:value-type="string">
            <text:p>Small Core Defense Field Extender II</text:p>
          </table:table-cell>
          <table:table-cell office:value-type="currency" office:currency="USD" office:value="5614930.2124031" calcext:value-type="currency">
            <text:p>$5,614,930</text:p>
          </table:table-cell>
          <table:table-cell office:value-type="currency" office:currency="USD" office:value="7622647.16469902" calcext:value-type="currency">
            <text:p>$7,622,647.16</text:p>
          </table:table-cell>
          <table:table-cell table:formula="of:=([.$C191] - [.$B191] )/ [.$B191]" office:value-type="percentage" office:value="0.357567570093921" calcext:value-type="percentage">
            <text:p>35.76%</text:p>
          </table:table-cell>
          <table:table-cell table:style-name="ce3" table:formula="of:=[.$C191] - [.$B191]" office:value-type="currency" office:currency="USD" office:value="2007716.95229592" calcext:value-type="currency">
            <text:p>$2,007,717</text:p>
          </table:table-cell>
          <table:table-cell office:value-type="currency" office:currency="USD" office:value="7699507.80738872" calcext:value-type="currency">
            <text:p>$7,699,508</text:p>
          </table:table-cell>
          <table:table-cell office:value-type="currency" office:currency="USD" office:value="5692083.48128283" calcext:value-type="currency">
            <text:p>$5,692,083</text:p>
          </table:table-cell>
        </table:table-row>
        <table:table-row table:style-name="ro1">
          <table:table-cell office:value-type="string" calcext:value-type="string">
            <text:p>Small Energy Neutralizer II</text:p>
          </table:table-cell>
          <table:table-cell office:value-type="currency" office:currency="USD" office:value="914227.081740217" calcext:value-type="currency">
            <text:p>$914,227</text:p>
          </table:table-cell>
          <table:table-cell office:value-type="currency" office:currency="USD" office:value="1393299.6957635" calcext:value-type="currency">
            <text:p>$1,393,299.70</text:p>
          </table:table-cell>
          <table:table-cell table:formula="of:=([.$C192] - [.$B192] )/ [.$B192]" office:value-type="percentage" office:value="0.524019276601802" calcext:value-type="percentage">
            <text:p>52.40%</text:p>
          </table:table-cell>
          <table:table-cell table:style-name="ce3" table:formula="of:=[.$C192] - [.$B192]" office:value-type="currency" office:currency="USD" office:value="479072.614023284" calcext:value-type="currency">
            <text:p>$479,073</text:p>
          </table:table-cell>
          <table:table-cell office:value-type="currency" office:currency="USD" office:value="1375504.81828094" calcext:value-type="currency">
            <text:p>$1,375,505</text:p>
          </table:table-cell>
          <table:table-cell office:value-type="currency" office:currency="USD" office:value="909440.147290742" calcext:value-type="currency">
            <text:p>$909,440</text:p>
          </table:table-cell>
        </table:table-row>
        <table:table-row table:style-name="ro1">
          <table:table-cell office:value-type="string" calcext:value-type="string">
            <text:p>Small Energy Nosferatu II</text:p>
          </table:table-cell>
          <table:table-cell office:value-type="currency" office:currency="USD" office:value="1273098.65235294" calcext:value-type="currency">
            <text:p>$1,273,099</text:p>
          </table:table-cell>
          <table:table-cell office:value-type="currency" office:currency="USD" office:value="2051357.69377113" calcext:value-type="currency">
            <text:p>$2,051,357.69</text:p>
          </table:table-cell>
          <table:table-cell table:formula="of:=([.$C193] - [.$B193] )/ [.$B193]" office:value-type="percentage" office:value="0.611310867370578" calcext:value-type="percentage">
            <text:p>61.13%</text:p>
          </table:table-cell>
          <table:table-cell table:style-name="ce3" table:formula="of:=[.$C193] - [.$B193]" office:value-type="currency" office:currency="USD" office:value="778259.04141819" calcext:value-type="currency">
            <text:p>$778,259</text:p>
          </table:table-cell>
          <table:table-cell office:value-type="currency" office:currency="USD" office:value="2080183.28475125" calcext:value-type="currency">
            <text:p>$2,080,183</text:p>
          </table:table-cell>
          <table:table-cell office:value-type="currency" office:currency="USD" office:value="1267627.31888442" calcext:value-type="currency">
            <text:p>$1,267,627</text:p>
          </table:table-cell>
        </table:table-row>
        <table:table-row table:style-name="ro1">
          <table:table-cell office:value-type="string" calcext:value-type="string">
            <text:p>Small Focused Beam Laser II</text:p>
          </table:table-cell>
          <table:table-cell office:value-type="currency" office:currency="USD" office:value="526313.042219251" calcext:value-type="currency">
            <text:p>$526,313</text:p>
          </table:table-cell>
          <table:table-cell office:value-type="currency" office:currency="USD" office:value="816484.41368701" calcext:value-type="currency">
            <text:p>$816,484.41</text:p>
          </table:table-cell>
          <table:table-cell table:formula="of:=([.$C194] - [.$B194] )/ [.$B194]" office:value-type="percentage" office:value="0.55132848360402" calcext:value-type="percentage">
            <text:p>55.13%</text:p>
          </table:table-cell>
          <table:table-cell table:style-name="ce3" table:formula="of:=[.$C194] - [.$B194]" office:value-type="currency" office:currency="USD" office:value="290171.371467759" calcext:value-type="currency">
            <text:p>$290,171</text:p>
          </table:table-cell>
          <table:table-cell office:value-type="currency" office:currency="USD" office:value="792453.644465853" calcext:value-type="currency">
            <text:p>$792,454</text:p>
          </table:table-cell>
          <table:table-cell office:value-type="currency" office:currency="USD" office:value="518310.232531231" calcext:value-type="currency">
            <text:p>$518,310</text:p>
          </table:table-cell>
        </table:table-row>
        <table:table-row table:style-name="ro1">
          <table:table-cell office:value-type="string" calcext:value-type="string">
            <text:p>Small Focused Pulse Laser II</text:p>
          </table:table-cell>
          <table:table-cell office:value-type="currency" office:currency="USD" office:value="400725.505538967" calcext:value-type="currency">
            <text:p>$400,726</text:p>
          </table:table-cell>
          <table:table-cell office:value-type="currency" office:currency="USD" office:value="531762.590299674" calcext:value-type="currency">
            <text:p>$531,762.59</text:p>
          </table:table-cell>
          <table:table-cell table:formula="of:=([.$C195] - [.$B195] )/ [.$B195]" office:value-type="percentage" office:value="0.326999611827716" calcext:value-type="percentage">
            <text:p>32.70%</text:p>
          </table:table-cell>
          <table:table-cell table:style-name="ce3" table:formula="of:=[.$C195] - [.$B195]" office:value-type="currency" office:currency="USD" office:value="131037.084760707" calcext:value-type="currency">
            <text:p>$131,037</text:p>
          </table:table-cell>
          <table:table-cell office:value-type="currency" office:currency="USD" office:value="530670.961183141" calcext:value-type="currency">
            <text:p>$530,671</text:p>
          </table:table-cell>
          <table:table-cell office:value-type="currency" office:currency="USD" office:value="399348.790640391" calcext:value-type="currency">
            <text:p>$399,349</text:p>
          </table:table-cell>
        </table:table-row>
        <table:table-row table:style-name="ro1">
          <table:table-cell office:value-type="string" calcext:value-type="string">
            <text:p>Small Gravity Capacitor Upgrade II</text:p>
          </table:table-cell>
          <table:table-cell office:value-type="currency" office:currency="USD" office:value="1827483.8047178" calcext:value-type="currency">
            <text:p>$1,827,484</text:p>
          </table:table-cell>
          <table:table-cell office:value-type="currency" office:currency="USD" office:value="2971996.64791111" calcext:value-type="currency">
            <text:p>$2,971,996.65</text:p>
          </table:table-cell>
          <table:table-cell table:formula="of:=([.$C196] - [.$B196] )/ [.$B196]" office:value-type="percentage" office:value="0.626277967683575" calcext:value-type="percentage">
            <text:p>62.63%</text:p>
          </table:table-cell>
          <table:table-cell table:style-name="ce3" table:formula="of:=[.$C196] - [.$B196]" office:value-type="currency" office:currency="USD" office:value="1144512.84319331" calcext:value-type="currency">
            <text:p>$1,144,513</text:p>
          </table:table-cell>
          <table:table-cell office:value-type="currency" office:currency="USD" office:value="3385459.0040237" calcext:value-type="currency">
            <text:p>$3,385,459</text:p>
          </table:table-cell>
          <table:table-cell office:value-type="currency" office:currency="USD" office:value="1799385.85077688" calcext:value-type="currency">
            <text:p>$1,799,386</text:p>
          </table:table-cell>
        </table:table-row>
        <table:table-row table:style-name="ro1">
          <table:table-cell office:value-type="string" calcext:value-type="string">
            <text:p>Small Gremlin Compact Energy Neutralizer</text:p>
          </table:table-cell>
          <table:table-cell office:value-type="currency" office:currency="USD" office:value="4361.67019008719" calcext:value-type="currency">
            <text:p>$4,362</text:p>
          </table:table-cell>
          <table:table-cell office:value-type="currency" office:currency="USD" office:value="29049.5778974359" calcext:value-type="currency">
            <text:p>$29,049.58</text:p>
          </table:table-cell>
          <table:table-cell table:formula="of:=([.$C197] - [.$B197] )/ [.$B197]" office:value-type="percentage" office:value="5.66019589547536" calcext:value-type="percentage">
            <text:p>566.02%</text:p>
          </table:table-cell>
          <table:table-cell table:style-name="ce3" table:formula="of:=[.$C197] - [.$B197]" office:value-type="currency" office:currency="USD" office:value="24687.9077073487" calcext:value-type="currency">
            <text:p>$24,688</text:p>
          </table:table-cell>
          <table:table-cell office:value-type="currency" office:currency="USD" office:value="28608.6197553248" calcext:value-type="currency">
            <text:p>$28,609</text:p>
          </table:table-cell>
          <table:table-cell office:value-type="currency" office:currency="USD" office:value="3260.53786127638" calcext:value-type="currency">
            <text:p>$3,261</text:p>
          </table:table-cell>
        </table:table-row>
        <table:table-row table:style-name="ro1">
          <table:table-cell office:value-type="string" calcext:value-type="string">
            <text:p>Small Hydraulic Bay Thrusters I</text:p>
          </table:table-cell>
          <table:table-cell office:value-type="currency" office:currency="USD" office:value="179613.164690909" calcext:value-type="currency">
            <text:p>$179,613</text:p>
          </table:table-cell>
          <table:table-cell office:value-type="currency" office:currency="USD" office:value="453473.974688129" calcext:value-type="currency">
            <text:p>$453,473.97</text:p>
          </table:table-cell>
          <table:table-cell table:formula="of:=([.$C198] - [.$B198] )/ [.$B198]" office:value-type="percentage" office:value="1.52472570965774" calcext:value-type="percentage">
            <text:p>152.47%</text:p>
          </table:table-cell>
          <table:table-cell table:style-name="ce3" table:formula="of:=[.$C198] - [.$B198]" office:value-type="currency" office:currency="USD" office:value="273860.80999722" calcext:value-type="currency">
            <text:p>$273,861</text:p>
          </table:table-cell>
          <table:table-cell office:value-type="currency" office:currency="USD" office:value="453658.801385185" calcext:value-type="currency">
            <text:p>$453,659</text:p>
          </table:table-cell>
          <table:table-cell office:value-type="currency" office:currency="USD" office:value="163273.264279605" calcext:value-type="currency">
            <text:p>$163,273</text:p>
          </table:table-cell>
        </table:table-row>
        <table:table-row table:style-name="ro1">
          <table:table-cell office:value-type="string" calcext:value-type="string">
            <text:p>Small Hyperspatial Velocity Optimizer I</text:p>
          </table:table-cell>
          <table:table-cell office:value-type="currency" office:currency="USD" office:value="256521.337252396" calcext:value-type="currency">
            <text:p>$256,521</text:p>
          </table:table-cell>
          <table:table-cell office:value-type="currency" office:currency="USD" office:value="411123.816402357" calcext:value-type="currency">
            <text:p>$411,123.82</text:p>
          </table:table-cell>
          <table:table-cell table:formula="of:=([.$C199] - [.$B199] )/ [.$B199]" office:value-type="percentage" office:value="0.602688574782551" calcext:value-type="percentage">
            <text:p>60.27%</text:p>
          </table:table-cell>
          <table:table-cell table:style-name="ce3" table:formula="of:=[.$C199] - [.$B199]" office:value-type="currency" office:currency="USD" office:value="154602.479149961" calcext:value-type="currency">
            <text:p>$154,602</text:p>
          </table:table-cell>
          <table:table-cell office:value-type="currency" office:currency="USD" office:value="411133.425777426" calcext:value-type="currency">
            <text:p>$411,133</text:p>
          </table:table-cell>
          <table:table-cell office:value-type="currency" office:currency="USD" office:value="262321.862745485" calcext:value-type="currency">
            <text:p>$262,322</text:p>
          </table:table-cell>
        </table:table-row>
        <table:table-row table:style-name="ro1">
          <table:table-cell office:value-type="string" calcext:value-type="string">
            <text:p>Small Hyperspatial Velocity Optimizer II</text:p>
          </table:table-cell>
          <table:table-cell office:value-type="currency" office:currency="USD" office:value="3120972.95008929" calcext:value-type="currency">
            <text:p>$3,120,973</text:p>
          </table:table-cell>
          <table:table-cell office:value-type="currency" office:currency="USD" office:value="3792558.96480816" calcext:value-type="currency">
            <text:p>$3,792,558.96</text:p>
          </table:table-cell>
          <table:table-cell table:formula="of:=([.$C200] - [.$B200] )/ [.$B200]" office:value-type="percentage" office:value="0.215184823918344" calcext:value-type="percentage">
            <text:p>21.52%</text:p>
          </table:table-cell>
          <table:table-cell table:style-name="ce3" table:formula="of:=[.$C200] - [.$B200]" office:value-type="currency" office:currency="USD" office:value="671586.014718878" calcext:value-type="currency">
            <text:p>$671,586</text:p>
          </table:table-cell>
          <table:table-cell office:value-type="currency" office:currency="USD" office:value="3825125.53605343" calcext:value-type="currency">
            <text:p>$3,825,126</text:p>
          </table:table-cell>
          <table:table-cell office:value-type="currency" office:currency="USD" office:value="3049369.88115859" calcext:value-type="currency">
            <text:p>$3,049,370</text:p>
          </table:table-cell>
        </table:table-row>
        <table:table-row table:style-name="ro1">
          <table:table-cell office:value-type="string" calcext:value-type="string">
            <text:p>Small Low Friction Nozzle Joints I</text:p>
          </table:table-cell>
          <table:table-cell office:value-type="currency" office:currency="USD" office:value="300420.697001477" calcext:value-type="currency">
            <text:p>$300,421</text:p>
          </table:table-cell>
          <table:table-cell office:value-type="currency" office:currency="USD" office:value="430669.848756794" calcext:value-type="currency">
            <text:p>$430,669.85</text:p>
          </table:table-cell>
          <table:table-cell table:formula="of:=([.$C201] - [.$B201] )/ [.$B201]" office:value-type="percentage" office:value="0.43355585369232" calcext:value-type="percentage">
            <text:p>43.36%</text:p>
          </table:table-cell>
          <table:table-cell table:style-name="ce3" table:formula="of:=[.$C201] - [.$B201]" office:value-type="currency" office:currency="USD" office:value="130249.151755317" calcext:value-type="currency">
            <text:p>$130,249</text:p>
          </table:table-cell>
          <table:table-cell office:value-type="currency" office:currency="USD" office:value="431204.564043995" calcext:value-type="currency">
            <text:p>$431,205</text:p>
          </table:table-cell>
          <table:table-cell office:value-type="currency" office:currency="USD" office:value="299263.741511571" calcext:value-type="currency">
            <text:p>$299,264</text:p>
          </table:table-cell>
        </table:table-row>
        <table:table-row table:style-name="ro1">
          <table:table-cell office:value-type="string" calcext:value-type="string">
            <text:p>Small Low Friction Nozzle Joints II</text:p>
          </table:table-cell>
          <table:table-cell office:value-type="currency" office:currency="USD" office:value="2590535.08156327" calcext:value-type="currency">
            <text:p>$2,590,535</text:p>
          </table:table-cell>
          <table:table-cell office:value-type="currency" office:currency="USD" office:value="3636850.3472077" calcext:value-type="currency">
            <text:p>$3,636,850.35</text:p>
          </table:table-cell>
          <table:table-cell table:formula="of:=([.$C202] - [.$B202] )/ [.$B202]" office:value-type="percentage" office:value="0.403899284395339" calcext:value-type="percentage">
            <text:p>40.39%</text:p>
          </table:table-cell>
          <table:table-cell table:style-name="ce3" table:formula="of:=[.$C202] - [.$B202]" office:value-type="currency" office:currency="USD" office:value="1046315.26564443" calcext:value-type="currency">
            <text:p>$1,046,315</text:p>
          </table:table-cell>
          <table:table-cell office:value-type="currency" office:currency="USD" office:value="3631766.26876371" calcext:value-type="currency">
            <text:p>$3,631,766</text:p>
          </table:table-cell>
          <table:table-cell office:value-type="currency" office:currency="USD" office:value="2483479.2315598" calcext:value-type="currency">
            <text:p>$2,483,479</text:p>
          </table:table-cell>
        </table:table-row>
        <table:table-row table:style-name="ro1">
          <table:table-cell office:value-type="string" calcext:value-type="string">
            <text:p>Small Polycarbon Engine Housing I</text:p>
          </table:table-cell>
          <table:table-cell office:value-type="currency" office:currency="USD" office:value="211004.257928543" calcext:value-type="currency">
            <text:p>$211,004</text:p>
          </table:table-cell>
          <table:table-cell office:value-type="currency" office:currency="USD" office:value="288256.777334582" calcext:value-type="currency">
            <text:p>$288,256.78</text:p>
          </table:table-cell>
          <table:table-cell table:formula="of:=([.$C203] - [.$B203] )/ [.$B203]" office:value-type="percentage" office:value="0.366118296210882" calcext:value-type="percentage">
            <text:p>36.61%</text:p>
          </table:table-cell>
          <table:table-cell table:style-name="ce3" table:formula="of:=[.$C203] - [.$B203]" office:value-type="currency" office:currency="USD" office:value="77252.5194060395" calcext:value-type="currency">
            <text:p>$77,253</text:p>
          </table:table-cell>
          <table:table-cell office:value-type="currency" office:currency="USD" office:value="288688.373379989" calcext:value-type="currency">
            <text:p>$288,688</text:p>
          </table:table-cell>
          <table:table-cell office:value-type="currency" office:currency="USD" office:value="211002.351757905" calcext:value-type="currency">
            <text:p>$211,002</text:p>
          </table:table-cell>
        </table:table-row>
        <table:table-row table:style-name="ro1">
          <table:table-cell office:value-type="string" calcext:value-type="string">
            <text:p>Small Shield Extender II</text:p>
          </table:table-cell>
          <table:table-cell office:value-type="currency" office:currency="USD" office:value="277989.970390219" calcext:value-type="currency">
            <text:p>$277,990</text:p>
          </table:table-cell>
          <table:table-cell office:value-type="currency" office:currency="USD" office:value="499998.849291119" calcext:value-type="currency">
            <text:p>$499,998.85</text:p>
          </table:table-cell>
          <table:table-cell table:formula="of:=([.$C204] - [.$B204] )/ [.$B204]" office:value-type="percentage" office:value="0.798621902039356" calcext:value-type="percentage">
            <text:p>79.86%</text:p>
          </table:table-cell>
          <table:table-cell table:style-name="ce3" table:formula="of:=[.$C204] - [.$B204]" office:value-type="currency" office:currency="USD" office:value="222008.8789009" calcext:value-type="currency">
            <text:p>$222,009</text:p>
          </table:table-cell>
          <table:table-cell office:value-type="currency" office:currency="USD" office:value="467453.918645489" calcext:value-type="currency">
            <text:p>$467,454</text:p>
          </table:table-cell>
          <table:table-cell office:value-type="currency" office:currency="USD" office:value="270971.972275313" calcext:value-type="currency">
            <text:p>$270,972</text:p>
          </table:table-cell>
        </table:table-row>
        <table:table-row table:style-name="ro1">
          <table:table-cell office:value-type="string" calcext:value-type="string">
            <text:p>Small Warhead Calefaction Catalyst I</text:p>
          </table:table-cell>
          <table:table-cell office:value-type="currency" office:currency="USD" office:value="373719.262195122" calcext:value-type="currency">
            <text:p>$373,719</text:p>
          </table:table-cell>
          <table:table-cell office:value-type="currency" office:currency="USD" office:value="616555.758886324" calcext:value-type="currency">
            <text:p>$616,555.76</text:p>
          </table:table-cell>
          <table:table-cell table:formula="of:=([.$C205] - [.$B205] )/ [.$B205]" office:value-type="percentage" office:value="0.649783196254988" calcext:value-type="percentage">
            <text:p>64.98%</text:p>
          </table:table-cell>
          <table:table-cell table:style-name="ce3" table:formula="of:=[.$C205] - [.$B205]" office:value-type="currency" office:currency="USD" office:value="242836.496691202" calcext:value-type="currency">
            <text:p>$242,836</text:p>
          </table:table-cell>
          <table:table-cell office:value-type="currency" office:currency="USD" office:value="609793.923667932" calcext:value-type="currency">
            <text:p>$609,794</text:p>
          </table:table-cell>
          <table:table-cell office:value-type="currency" office:currency="USD" office:value="372074.290343949" calcext:value-type="currency">
            <text:p>$372,074</text:p>
          </table:table-cell>
        </table:table-row>
        <table:table-row table:style-name="ro1">
          <table:table-cell office:value-type="string" calcext:value-type="string">
            <text:p>Social Adaptation Chip - Basic</text:p>
          </table:table-cell>
          <table:table-cell office:value-type="currency" office:currency="USD" office:value="6308408.79359606" calcext:value-type="currency">
            <text:p>$6,308,409</text:p>
          </table:table-cell>
          <table:table-cell office:value-type="currency" office:currency="USD" office:value="7911934.27976362" calcext:value-type="currency">
            <text:p>$7,911,934.28</text:p>
          </table:table-cell>
          <table:table-cell table:formula="of:=([.$C206] - [.$B206] )/ [.$B206]" office:value-type="percentage" office:value="0.254188582039161" calcext:value-type="percentage">
            <text:p>25.42%</text:p>
          </table:table-cell>
          <table:table-cell table:style-name="ce3" table:formula="of:=[.$C206] - [.$B206]" office:value-type="currency" office:currency="USD" office:value="1603525.48616756" calcext:value-type="currency">
            <text:p>$1,603,525</text:p>
          </table:table-cell>
          <table:table-cell office:value-type="currency" office:currency="USD" office:value="7986722.54300507" calcext:value-type="currency">
            <text:p>$7,986,723</text:p>
          </table:table-cell>
          <table:table-cell office:value-type="currency" office:currency="USD" office:value="6449953.27102635" calcext:value-type="currency">
            <text:p>$6,449,953</text:p>
          </table:table-cell>
        </table:table-row>
        <table:table-row table:style-name="ro1">
          <table:table-cell office:value-type="string" calcext:value-type="string">
            <text:p>Social Adaptation Chip - Standard</text:p>
          </table:table-cell>
          <table:table-cell office:value-type="currency" office:currency="USD" office:value="15943567.6939286" calcext:value-type="currency">
            <text:p>$15,943,568</text:p>
          </table:table-cell>
          <table:table-cell office:value-type="currency" office:currency="USD" office:value="18439153.8185548" calcext:value-type="currency">
            <text:p>$18,439,153.82</text:p>
          </table:table-cell>
          <table:table-cell table:formula="of:=([.$C207] - [.$B207] )/ [.$B207]" office:value-type="percentage" office:value="0.156526203703863" calcext:value-type="percentage">
            <text:p>15.65%</text:p>
          </table:table-cell>
          <table:table-cell table:style-name="ce3" table:formula="of:=[.$C207] - [.$B207]" office:value-type="currency" office:currency="USD" office:value="2495586.12462619" calcext:value-type="currency">
            <text:p>$2,495,586</text:p>
          </table:table-cell>
          <table:table-cell office:value-type="currency" office:currency="USD" office:value="18488877.0083746" calcext:value-type="currency">
            <text:p>$18,488,877</text:p>
          </table:table-cell>
          <table:table-cell office:value-type="currency" office:currency="USD" office:value="15950246.9673273" calcext:value-type="currency">
            <text:p>$15,950,247</text:p>
          </table:table-cell>
        </table:table-row>
        <table:table-row table:style-name="ro1">
          <table:table-cell office:value-type="string" calcext:value-type="string">
            <text:p>Spike S</text:p>
          </table:table-cell>
          <table:table-cell office:value-type="currency" office:currency="USD" office:value="27.1363713080169" calcext:value-type="currency">
            <text:p>$27</text:p>
          </table:table-cell>
          <table:table-cell office:value-type="currency" office:currency="USD" office:value="52.4379995380212" calcext:value-type="currency">
            <text:p>$52.44</text:p>
          </table:table-cell>
          <table:table-cell table:formula="of:=([.$C208] - [.$B208] )/ [.$B208]" office:value-type="percentage" office:value="0.932388046390323" calcext:value-type="percentage">
            <text:p>93.24%</text:p>
          </table:table-cell>
          <table:table-cell table:style-name="ce3" table:formula="of:=[.$C208] - [.$B208]" office:value-type="currency" office:currency="USD" office:value="25.3016282300043" calcext:value-type="currency">
            <text:p>$25</text:p>
          </table:table-cell>
          <table:table-cell office:value-type="currency" office:currency="USD" office:value="52.3971196764025" calcext:value-type="currency">
            <text:p>$52</text:p>
          </table:table-cell>
          <table:table-cell office:value-type="currency" office:currency="USD" office:value="26.7485343851086" calcext:value-type="currency">
            <text:p>$27</text:p>
          </table:table-cell>
        </table:table-row>
        <table:table-row table:style-name="ro1">
          <table:table-cell office:value-type="string" calcext:value-type="string">
            <text:p>Stasis Webifier II</text:p>
          </table:table-cell>
          <table:table-cell office:value-type="currency" office:currency="USD" office:value="829953.420198192" calcext:value-type="currency">
            <text:p>$829,953</text:p>
          </table:table-cell>
          <table:table-cell office:value-type="currency" office:currency="USD" office:value="1072305.9858735" calcext:value-type="currency">
            <text:p>$1,072,305.99</text:p>
          </table:table-cell>
          <table:table-cell table:formula="of:=([.$C209] - [.$B209] )/ [.$B209]" office:value-type="percentage" office:value="0.292007430510294" calcext:value-type="percentage">
            <text:p>29.20%</text:p>
          </table:table-cell>
          <table:table-cell table:style-name="ce3" table:formula="of:=[.$C209] - [.$B209]" office:value-type="currency" office:currency="USD" office:value="242352.565675304" calcext:value-type="currency">
            <text:p>$242,353</text:p>
          </table:table-cell>
          <table:table-cell office:value-type="currency" office:currency="USD" office:value="1082349.95917917" calcext:value-type="currency">
            <text:p>$1,082,350</text:p>
          </table:table-cell>
          <table:table-cell office:value-type="currency" office:currency="USD" office:value="830779.593147347" calcext:value-type="currency">
            <text:p>$830,780</text:p>
          </table:table-cell>
        </table:table-row>
        <table:table-row table:style-name="ro1">
          <table:table-cell office:value-type="string" calcext:value-type="string">
            <text:p>Stiletto</text:p>
          </table:table-cell>
          <table:table-cell office:value-type="currency" office:currency="USD" office:value="19323944.018" calcext:value-type="currency">
            <text:p>$19,323,944</text:p>
          </table:table-cell>
          <table:table-cell office:value-type="currency" office:currency="USD" office:value="25805583.2206782" calcext:value-type="currency">
            <text:p>$25,805,583.22</text:p>
          </table:table-cell>
          <table:table-cell table:formula="of:=([.$C210] - [.$B210] )/ [.$B210]" office:value-type="percentage" office:value="0.335420098331928" calcext:value-type="percentage">
            <text:p>33.54%</text:p>
          </table:table-cell>
          <table:table-cell table:style-name="ce3" table:formula="of:=[.$C210] - [.$B210]" office:value-type="currency" office:currency="USD" office:value="6481639.20267823" calcext:value-type="currency">
            <text:p>$6,481,639</text:p>
          </table:table-cell>
          <table:table-cell office:value-type="currency" office:currency="USD" office:value="26722830.9528686" calcext:value-type="currency">
            <text:p>$26,722,831</text:p>
          </table:table-cell>
          <table:table-cell office:value-type="currency" office:currency="USD" office:value="19685689.6561351" calcext:value-type="currency">
            <text:p>$19,685,690</text:p>
          </table:table-cell>
        </table:table-row>
        <table:table-row table:style-name="ro1">
          <table:table-cell office:value-type="string" calcext:value-type="string">
            <text:p>Stratios</text:p>
          </table:table-cell>
          <table:table-cell office:value-type="currency" office:currency="USD" office:value="163617827.804815" calcext:value-type="currency">
            <text:p>$163,617,828</text:p>
          </table:table-cell>
          <table:table-cell office:value-type="currency" office:currency="USD" office:value="221506028.903796" calcext:value-type="currency">
            <text:p>$221,506,028.90</text:p>
          </table:table-cell>
          <table:table-cell table:formula="of:=([.$C211] - [.$B211] )/ [.$B211]" office:value-type="percentage" office:value="0.353801305613454" calcext:value-type="percentage">
            <text:p>35.38%</text:p>
          </table:table-cell>
          <table:table-cell table:style-name="ce3" table:formula="of:=[.$C211] - [.$B211]" office:value-type="currency" office:currency="USD" office:value="57888201.0989809" calcext:value-type="currency">
            <text:p>$57,888,201</text:p>
          </table:table-cell>
          <table:table-cell office:value-type="currency" office:currency="USD" office:value="216282357.531772" calcext:value-type="currency">
            <text:p>$216,282,358</text:p>
          </table:table-cell>
          <table:table-cell office:value-type="currency" office:currency="USD" office:value="165406686.111949" calcext:value-type="currency">
            <text:p>$165,406,686</text:p>
          </table:table-cell>
        </table:table-row>
        <table:table-row table:style-name="ro1">
          <table:table-cell office:value-type="string" calcext:value-type="string">
            <text:p>Strip Miner I</text:p>
          </table:table-cell>
          <table:table-cell office:value-type="currency" office:currency="USD" office:value="1631783.63024528" calcext:value-type="currency">
            <text:p>$1,631,784</text:p>
          </table:table-cell>
          <table:table-cell office:value-type="currency" office:currency="USD" office:value="2135351.22376079" calcext:value-type="currency">
            <text:p>$2,135,351.22</text:p>
          </table:table-cell>
          <table:table-cell table:formula="of:=([.$C212] - [.$B212] )/ [.$B212]" office:value-type="percentage" office:value="0.308599488425933" calcext:value-type="percentage">
            <text:p>30.86%</text:p>
          </table:table-cell>
          <table:table-cell table:style-name="ce3" table:formula="of:=[.$C212] - [.$B212]" office:value-type="currency" office:currency="USD" office:value="503567.593515507" calcext:value-type="currency">
            <text:p>$503,568</text:p>
          </table:table-cell>
          <table:table-cell office:value-type="currency" office:currency="USD" office:value="2078838.43426821" calcext:value-type="currency">
            <text:p>$2,078,838</text:p>
          </table:table-cell>
          <table:table-cell office:value-type="currency" office:currency="USD" office:value="1618738.64145894" calcext:value-type="currency">
            <text:p>$1,618,739</text:p>
          </table:table-cell>
        </table:table-row>
        <table:table-row table:style-name="ro1">
          <table:table-cell office:value-type="string" calcext:value-type="string">
            <text:p>Svipul</text:p>
          </table:table-cell>
          <table:table-cell office:value-type="currency" office:currency="USD" office:value="29595292.2907971" calcext:value-type="currency">
            <text:p>$29,595,292</text:p>
          </table:table-cell>
          <table:table-cell office:value-type="currency" office:currency="USD" office:value="36987341.8364139" calcext:value-type="currency">
            <text:p>$36,987,341.84</text:p>
          </table:table-cell>
          <table:table-cell table:formula="of:=([.$C213] - [.$B213] )/ [.$B213]" office:value-type="percentage" office:value="0.249771128224855" calcext:value-type="percentage">
            <text:p>24.98%</text:p>
          </table:table-cell>
          <table:table-cell table:style-name="ce3" table:formula="of:=[.$C213] - [.$B213]" office:value-type="currency" office:currency="USD" office:value="7392049.54561675" calcext:value-type="currency">
            <text:p>$7,392,050</text:p>
          </table:table-cell>
          <table:table-cell office:value-type="currency" office:currency="USD" office:value="37514784.3213028" calcext:value-type="currency">
            <text:p>$37,514,784</text:p>
          </table:table-cell>
          <table:table-cell office:value-type="currency" office:currency="USD" office:value="29326496.9913701" calcext:value-type="currency">
            <text:p>$29,326,497</text:p>
          </table:table-cell>
        </table:table-row>
        <table:table-row table:style-name="ro1">
          <table:table-cell office:value-type="string" calcext:value-type="string">
            <text:p>Tachyon Beam Laser II</text:p>
          </table:table-cell>
          <table:table-cell office:value-type="currency" office:currency="USD" office:value="4192823.08543046" calcext:value-type="currency">
            <text:p>$4,192,823</text:p>
          </table:table-cell>
          <table:table-cell office:value-type="currency" office:currency="USD" office:value="5330484.35066059" calcext:value-type="currency">
            <text:p>$5,330,484.35</text:p>
          </table:table-cell>
          <table:table-cell table:formula="of:=([.$C214] - [.$B214] )/ [.$B214]" office:value-type="percentage" office:value="0.271335384787247" calcext:value-type="percentage">
            <text:p>27.13%</text:p>
          </table:table-cell>
          <table:table-cell table:style-name="ce3" table:formula="of:=[.$C214] - [.$B214]" office:value-type="currency" office:currency="USD" office:value="1137661.26523013" calcext:value-type="currency">
            <text:p>$1,137,661</text:p>
          </table:table-cell>
          <table:table-cell office:value-type="currency" office:currency="USD" office:value="5339078.80745358" calcext:value-type="currency">
            <text:p>$5,339,079</text:p>
          </table:table-cell>
          <table:table-cell office:value-type="currency" office:currency="USD" office:value="4157825.26467146" calcext:value-type="currency">
            <text:p>$4,157,825</text:p>
          </table:table-cell>
        </table:table-row>
        <table:table-row table:style-name="ro1">
          <table:table-cell office:value-type="string" calcext:value-type="string">
            <text:p>Target Painter II</text:p>
          </table:table-cell>
          <table:table-cell office:value-type="currency" office:currency="USD" office:value="272647.783403141" calcext:value-type="currency">
            <text:p>$272,648</text:p>
          </table:table-cell>
          <table:table-cell office:value-type="currency" office:currency="USD" office:value="968954.081614776" calcext:value-type="currency">
            <text:p>$968,954.08</text:p>
          </table:table-cell>
          <table:table-cell table:formula="of:=([.$C215] - [.$B215] )/ [.$B215]" office:value-type="percentage" office:value="2.55386744583236" calcext:value-type="percentage">
            <text:p>255.39%</text:p>
          </table:table-cell>
          <table:table-cell table:style-name="ce3" table:formula="of:=[.$C215] - [.$B215]" office:value-type="currency" office:currency="USD" office:value="696306.298211634" calcext:value-type="currency">
            <text:p>$696,306</text:p>
          </table:table-cell>
          <table:table-cell office:value-type="currency" office:currency="USD" office:value="969028.281792151" calcext:value-type="currency">
            <text:p>$969,028</text:p>
          </table:table-cell>
          <table:table-cell office:value-type="currency" office:currency="USD" office:value="543573.105414069" calcext:value-type="currency">
            <text:p>$543,573</text:p>
          </table:table-cell>
        </table:table-row>
        <table:table-row table:style-name="ro1">
          <table:table-cell office:value-type="string" calcext:value-type="string">
            <text:p>Tengu</text:p>
          </table:table-cell>
          <table:table-cell office:value-type="currency" office:currency="USD" office:value="133386708.190286" calcext:value-type="currency">
            <text:p>$133,386,708</text:p>
          </table:table-cell>
          <table:table-cell office:value-type="currency" office:currency="USD" office:value="183061191.734651" calcext:value-type="currency">
            <text:p>$183,061,191.73</text:p>
          </table:table-cell>
          <table:table-cell table:formula="of:=([.$C216] - [.$B216] )/ [.$B216]" office:value-type="percentage" office:value="0.372409546785586" calcext:value-type="percentage">
            <text:p>37.24%</text:p>
          </table:table-cell>
          <table:table-cell table:style-name="ce3" table:formula="of:=[.$C216] - [.$B216]" office:value-type="currency" office:currency="USD" office:value="49674483.5443655" calcext:value-type="currency">
            <text:p>$49,674,484</text:p>
          </table:table-cell>
          <table:table-cell office:value-type="currency" office:currency="USD" office:value="188458184.619524" calcext:value-type="currency">
            <text:p>$188,458,185</text:p>
          </table:table-cell>
          <table:table-cell office:value-type="currency" office:currency="USD" office:value="139309703.272691" calcext:value-type="currency">
            <text:p>$139,309,703</text:p>
          </table:table-cell>
        </table:table-row>
        <table:table-row table:style-name="ro1">
          <table:table-cell office:value-type="string" calcext:value-type="string">
            <text:p>Thermal Dissipation Field II</text:p>
          </table:table-cell>
          <table:table-cell office:value-type="currency" office:currency="USD" office:value="1239435.34539749" calcext:value-type="currency">
            <text:p>$1,239,435</text:p>
          </table:table-cell>
          <table:table-cell office:value-type="currency" office:currency="USD" office:value="1716265.00308186" calcext:value-type="currency">
            <text:p>$1,716,265.00</text:p>
          </table:table-cell>
          <table:table-cell table:formula="of:=([.$C217] - [.$B217] )/ [.$B217]" office:value-type="percentage" office:value="0.384715232993012" calcext:value-type="percentage">
            <text:p>38.47%</text:p>
          </table:table-cell>
          <table:table-cell table:style-name="ce3" table:formula="of:=[.$C217] - [.$B217]" office:value-type="currency" office:currency="USD" office:value="476829.65768437" calcext:value-type="currency">
            <text:p>$476,830</text:p>
          </table:table-cell>
          <table:table-cell office:value-type="currency" office:currency="USD" office:value="1713075.18973541" calcext:value-type="currency">
            <text:p>$1,713,075</text:p>
          </table:table-cell>
          <table:table-cell office:value-type="currency" office:currency="USD" office:value="1163882.45738259" calcext:value-type="currency">
            <text:p>$1,163,882</text:p>
          </table:table-cell>
        </table:table-row>
        <table:table-row table:style-name="ro1">
          <table:table-cell office:value-type="string" calcext:value-type="string">
            <text:p>Tracking Computer II</text:p>
          </table:table-cell>
          <table:table-cell office:value-type="currency" office:currency="USD" office:value="773622.589182991" calcext:value-type="currency">
            <text:p>$773,623</text:p>
          </table:table-cell>
          <table:table-cell office:value-type="currency" office:currency="USD" office:value="1078546.11907216" calcext:value-type="currency">
            <text:p>$1,078,546.12</text:p>
          </table:table-cell>
          <table:table-cell table:formula="of:=([.$C218] - [.$B218] )/ [.$B218]" office:value-type="percentage" office:value="0.394150240896143" calcext:value-type="percentage">
            <text:p>39.42%</text:p>
          </table:table-cell>
          <table:table-cell table:style-name="ce3" table:formula="of:=[.$C218] - [.$B218]" office:value-type="currency" office:currency="USD" office:value="304923.529889174" calcext:value-type="currency">
            <text:p>$304,924</text:p>
          </table:table-cell>
          <table:table-cell office:value-type="currency" office:currency="USD" office:value="1014235.89903862" calcext:value-type="currency">
            <text:p>$1,014,236</text:p>
          </table:table-cell>
          <table:table-cell office:value-type="currency" office:currency="USD" office:value="765556.755886413" calcext:value-type="currency">
            <text:p>$765,557</text:p>
          </table:table-cell>
        </table:table-row>
        <table:table-row table:style-name="ro1">
          <table:table-cell office:value-type="string" calcext:value-type="string">
            <text:p>Tracking Enhancer II</text:p>
          </table:table-cell>
          <table:table-cell office:value-type="currency" office:currency="USD" office:value="551007.272054575" calcext:value-type="currency">
            <text:p>$551,007</text:p>
          </table:table-cell>
          <table:table-cell office:value-type="currency" office:currency="USD" office:value="718523.821622227" calcext:value-type="currency">
            <text:p>$718,523.82</text:p>
          </table:table-cell>
          <table:table-cell table:formula="of:=([.$C219] - [.$B219] )/ [.$B219]" office:value-type="percentage" office:value="0.304018763569168" calcext:value-type="percentage">
            <text:p>30.40%</text:p>
          </table:table-cell>
          <table:table-cell table:style-name="ce3" table:formula="of:=[.$C219] - [.$B219]" office:value-type="currency" office:currency="USD" office:value="167516.549567652" calcext:value-type="currency">
            <text:p>$167,517</text:p>
          </table:table-cell>
          <table:table-cell office:value-type="currency" office:currency="USD" office:value="718448.898295554" calcext:value-type="currency">
            <text:p>$718,449</text:p>
          </table:table-cell>
          <table:table-cell office:value-type="currency" office:currency="USD" office:value="539372.09274873" calcext:value-type="currency">
            <text:p>$539,372</text:p>
          </table:table-cell>
        </table:table-row>
        <table:table-row table:style-name="ro1">
          <table:table-cell office:value-type="string" calcext:value-type="string">
            <text:p>Vespa II</text:p>
          </table:table-cell>
          <table:table-cell office:value-type="currency" office:currency="USD" office:value="739509.715990338" calcext:value-type="currency">
            <text:p>$739,510</text:p>
          </table:table-cell>
          <table:table-cell office:value-type="currency" office:currency="USD" office:value="992767.87" calcext:value-type="currency">
            <text:p>$992,767.87</text:p>
          </table:table-cell>
          <table:table-cell table:formula="of:=([.$C220] - [.$B220] )/ [.$B220]" office:value-type="percentage" office:value="0.342467649218784" calcext:value-type="percentage">
            <text:p>34.25%</text:p>
          </table:table-cell>
          <table:table-cell table:style-name="ce3" table:formula="of:=[.$C220] - [.$B220]" office:value-type="currency" office:currency="USD" office:value="253258.154009662" calcext:value-type="currency">
            <text:p>$253,258</text:p>
          </table:table-cell>
          <table:table-cell office:value-type="currency" office:currency="USD" office:value="993099.198659951" calcext:value-type="currency">
            <text:p>$993,099</text:p>
          </table:table-cell>
          <table:table-cell office:value-type="currency" office:currency="USD" office:value="689476.220611014" calcext:value-type="currency">
            <text:p>$689,476</text:p>
          </table:table-cell>
        </table:table-row>
        <table:table-row table:style-name="ro1">
          <table:table-cell office:value-type="string" calcext:value-type="string">
            <text:p>Vexor Navy Issue</text:p>
          </table:table-cell>
          <table:table-cell office:value-type="currency" office:currency="USD" office:value="63207278.4896296" calcext:value-type="currency">
            <text:p>$63,207,278</text:p>
          </table:table-cell>
          <table:table-cell office:value-type="currency" office:currency="USD" office:value="78348854.7701866" calcext:value-type="currency">
            <text:p>$78,348,854.77</text:p>
          </table:table-cell>
          <table:table-cell table:formula="of:=([.$C221] - [.$B221] )/ [.$B221]" office:value-type="percentage" office:value="0.239554314667118" calcext:value-type="percentage">
            <text:p>23.96%</text:p>
          </table:table-cell>
          <table:table-cell table:style-name="ce3" table:formula="of:=[.$C221] - [.$B221]" office:value-type="currency" office:currency="USD" office:value="15141576.2805569" calcext:value-type="currency">
            <text:p>$15,141,576</text:p>
          </table:table-cell>
          <table:table-cell office:value-type="currency" office:currency="USD" office:value="77818112.0615188" calcext:value-type="currency">
            <text:p>$77,818,112</text:p>
          </table:table-cell>
          <table:table-cell office:value-type="currency" office:currency="USD" office:value="62275711.3775557" calcext:value-type="currency">
            <text:p>$62,275,711</text:p>
          </table:table-cell>
        </table:table-row>
        <table:table-row table:style-name="ro1">
          <table:table-cell office:value-type="string" calcext:value-type="string">
            <text:p>Void M</text:p>
          </table:table-cell>
          <table:table-cell office:value-type="currency" office:currency="USD" office:value="67.6254756455297" calcext:value-type="currency">
            <text:p>$68</text:p>
          </table:table-cell>
          <table:table-cell office:value-type="currency" office:currency="USD" office:value="183.471809914001" calcext:value-type="currency">
            <text:p>$183.47</text:p>
          </table:table-cell>
          <table:table-cell table:formula="of:=([.$C222] - [.$B222] )/ [.$B222]" office:value-type="percentage" office:value="1.71305758906154" calcext:value-type="percentage">
            <text:p>171.31%</text:p>
          </table:table-cell>
          <table:table-cell table:style-name="ce3" table:formula="of:=[.$C222] - [.$B222]" office:value-type="currency" office:currency="USD" office:value="115.846334268471" calcext:value-type="currency">
            <text:p>$116</text:p>
          </table:table-cell>
          <table:table-cell office:value-type="currency" office:currency="USD" office:value="186.976873023526" calcext:value-type="currency">
            <text:p>$187</text:p>
          </table:table-cell>
          <table:table-cell office:value-type="currency" office:currency="USD" office:value="67.9361322907484" calcext:value-type="currency">
            <text:p>$68</text:p>
          </table:table-cell>
        </table:table-row>
        <table:table-row table:style-name="ro1">
          <table:table-cell office:value-type="string" calcext:value-type="string">
            <text:p>Void S</text:p>
          </table:table-cell>
          <table:table-cell office:value-type="currency" office:currency="USD" office:value="27.6561239590796" calcext:value-type="currency">
            <text:p>$28</text:p>
          </table:table-cell>
          <table:table-cell office:value-type="currency" office:currency="USD" office:value="52.9205011651325" calcext:value-type="currency">
            <text:p>$52.92</text:p>
          </table:table-cell>
          <table:table-cell table:formula="of:=([.$C223] - [.$B223] )/ [.$B223]" office:value-type="percentage" office:value="0.913518367340063" calcext:value-type="percentage">
            <text:p>91.35%</text:p>
          </table:table-cell>
          <table:table-cell table:style-name="ce3" table:formula="of:=[.$C223] - [.$B223]" office:value-type="currency" office:currency="USD" office:value="25.2643772060528" calcext:value-type="currency">
            <text:p>$25</text:p>
          </table:table-cell>
          <table:table-cell office:value-type="currency" office:currency="USD" office:value="54.1485739246098" calcext:value-type="currency">
            <text:p>$54</text:p>
          </table:table-cell>
          <table:table-cell office:value-type="currency" office:currency="USD" office:value="28.5365727978627" calcext:value-type="currency">
            <text:p>$29</text:p>
          </table:table-cell>
        </table:table-row>
        <table:table-row table:style-name="ro1">
          <table:table-cell office:value-type="string" calcext:value-type="string">
            <text:p>Warp Core Stabilizer II</text:p>
          </table:table-cell>
          <table:table-cell office:value-type="currency" office:currency="USD" office:value="352752.176081505" calcext:value-type="currency">
            <text:p>$352,752</text:p>
          </table:table-cell>
          <table:table-cell office:value-type="currency" office:currency="USD" office:value="575044.175594645" calcext:value-type="currency">
            <text:p>$575,044.18</text:p>
          </table:table-cell>
          <table:table-cell table:formula="of:=([.$C224] - [.$B224] )/ [.$B224]" office:value-type="percentage" office:value="0.630164785891437" calcext:value-type="percentage">
            <text:p>63.02%</text:p>
          </table:table-cell>
          <table:table-cell table:style-name="ce3" table:formula="of:=[.$C224] - [.$B224]" office:value-type="currency" office:currency="USD" office:value="222291.99951314" calcext:value-type="currency">
            <text:p>$222,292</text:p>
          </table:table-cell>
          <table:table-cell office:value-type="currency" office:currency="USD" office:value="576644.703548118" calcext:value-type="currency">
            <text:p>$576,645</text:p>
          </table:table-cell>
          <table:table-cell office:value-type="currency" office:currency="USD" office:value="352280.419160479" calcext:value-type="currency">
            <text:p>$352,280</text:p>
          </table:table-cell>
        </table:table-row>
        <table:table-row table:style-name="ro1">
          <table:table-cell office:value-type="string" calcext:value-type="string">
            <text:p>Warp Disrupt Probe</text:p>
          </table:table-cell>
          <table:table-cell office:value-type="currency" office:currency="USD" office:value="174238.362215233" calcext:value-type="currency">
            <text:p>$174,238</text:p>
          </table:table-cell>
          <table:table-cell office:value-type="currency" office:currency="USD" office:value="284659.052530311" calcext:value-type="currency">
            <text:p>$284,659.05</text:p>
          </table:table-cell>
          <table:table-cell table:formula="of:=([.$C225] - [.$B225] )/ [.$B225]" office:value-type="percentage" office:value="0.633733518332076" calcext:value-type="percentage">
            <text:p>63.37%</text:p>
          </table:table-cell>
          <table:table-cell table:style-name="ce3" table:formula="of:=[.$C225] - [.$B225]" office:value-type="currency" office:currency="USD" office:value="110420.690315078" calcext:value-type="currency">
            <text:p>$110,421</text:p>
          </table:table-cell>
          <table:table-cell office:value-type="currency" office:currency="USD" office:value="292015.6941053" calcext:value-type="currency">
            <text:p>$292,016</text:p>
          </table:table-cell>
          <table:table-cell office:value-type="currency" office:currency="USD" office:value="172783.642513632" calcext:value-type="currency">
            <text:p>$172,784</text:p>
          </table:table-cell>
        </table:table-row>
        <table:table-row table:style-name="ro1">
          <table:table-cell office:value-type="string" calcext:value-type="string">
            <text:p>Warp Disruption Field Generator II</text:p>
          </table:table-cell>
          <table:table-cell office:value-type="currency" office:currency="USD" office:value="4922310.58915254" calcext:value-type="currency">
            <text:p>$4,922,311</text:p>
          </table:table-cell>
          <table:table-cell office:value-type="currency" office:currency="USD" office:value="6152775.03008" calcext:value-type="currency">
            <text:p>$6,152,775.03</text:p>
          </table:table-cell>
          <table:table-cell table:formula="of:=([.$C226] - [.$B226] )/ [.$B226]" office:value-type="percentage" office:value="0.249977001377986" calcext:value-type="percentage">
            <text:p>25.00%</text:p>
          </table:table-cell>
          <table:table-cell table:style-name="ce3" table:formula="of:=[.$C226] - [.$B226]" office:value-type="currency" office:currency="USD" office:value="1230464.44092746" calcext:value-type="currency">
            <text:p>$1,230,464</text:p>
          </table:table-cell>
          <table:table-cell office:value-type="currency" office:currency="USD" office:value="6129930.13093631" calcext:value-type="currency">
            <text:p>$6,129,930</text:p>
          </table:table-cell>
          <table:table-cell office:value-type="currency" office:currency="USD" office:value="4838405.58501228" calcext:value-type="currency">
            <text:p>$4,838,406</text:p>
          </table:table-cell>
        </table:table-row>
        <table:table-row table:style-name="ro1">
          <table:table-cell office:value-type="string" calcext:value-type="string">
            <text:p>Warp Disruptor II</text:p>
          </table:table-cell>
          <table:table-cell office:value-type="currency" office:currency="USD" office:value="919038.738936506" calcext:value-type="currency">
            <text:p>$919,039</text:p>
          </table:table-cell>
          <table:table-cell office:value-type="currency" office:currency="USD" office:value="1503361.79554724" calcext:value-type="currency">
            <text:p>$1,503,361.80</text:p>
          </table:table-cell>
          <table:table-cell table:formula="of:=([.$C227] - [.$B227] )/ [.$B227]" office:value-type="percentage" office:value="0.635798070151971" calcext:value-type="percentage">
            <text:p>63.58%</text:p>
          </table:table-cell>
          <table:table-cell table:style-name="ce3" table:formula="of:=[.$C227] - [.$B227]" office:value-type="currency" office:currency="USD" office:value="584323.056610731" calcext:value-type="currency">
            <text:p>$584,323</text:p>
          </table:table-cell>
          <table:table-cell office:value-type="currency" office:currency="USD" office:value="1470275.52766398" calcext:value-type="currency">
            <text:p>$1,470,276</text:p>
          </table:table-cell>
          <table:table-cell office:value-type="currency" office:currency="USD" office:value="912992.031934388" calcext:value-type="currency">
            <text:p>$912,992</text:p>
          </table:table-cell>
        </table:table-row>
        <table:table-row table:style-name="ro1">
          <table:table-cell office:value-type="string" calcext:value-type="string">
            <text:p>Warp Scrambler II</text:p>
          </table:table-cell>
          <table:table-cell office:value-type="currency" office:currency="USD" office:value="1285099.58756603" calcext:value-type="currency">
            <text:p>$1,285,100</text:p>
          </table:table-cell>
          <table:table-cell office:value-type="currency" office:currency="USD" office:value="2131527.49640102" calcext:value-type="currency">
            <text:p>$2,131,527.50</text:p>
          </table:table-cell>
          <table:table-cell table:formula="of:=([.$C228] - [.$B228] )/ [.$B228]" office:value-type="percentage" office:value="0.658647716507416" calcext:value-type="percentage">
            <text:p>65.86%</text:p>
          </table:table-cell>
          <table:table-cell table:style-name="ce3" table:formula="of:=[.$C228] - [.$B228]" office:value-type="currency" office:currency="USD" office:value="846427.908834989" calcext:value-type="currency">
            <text:p>$846,428</text:p>
          </table:table-cell>
          <table:table-cell office:value-type="currency" office:currency="USD" office:value="2078811.46125744" calcext:value-type="currency">
            <text:p>$2,078,811</text:p>
          </table:table-cell>
          <table:table-cell office:value-type="currency" office:currency="USD" office:value="1286400.72133667" calcext:value-type="currency">
            <text:p>$1,286,401</text:p>
          </table:table-cell>
        </table:table-row>
        <table:table-row table:style-name="ro1">
          <table:table-cell office:value-type="string" calcext:value-type="string">
            <text:p>Warrior II</text:p>
          </table:table-cell>
          <table:table-cell office:value-type="currency" office:currency="USD" office:value="347916.053020233" calcext:value-type="currency">
            <text:p>$347,916</text:p>
          </table:table-cell>
          <table:table-cell office:value-type="currency" office:currency="USD" office:value="473083.497869702" calcext:value-type="currency">
            <text:p>$473,083.50</text:p>
          </table:table-cell>
          <table:table-cell table:formula="of:=([.$C229] - [.$B229] )/ [.$B229]" office:value-type="percentage" office:value="0.359763350276308" calcext:value-type="percentage">
            <text:p>35.98%</text:p>
          </table:table-cell>
          <table:table-cell table:style-name="ce3" table:formula="of:=[.$C229] - [.$B229]" office:value-type="currency" office:currency="USD" office:value="125167.444849469" calcext:value-type="currency">
            <text:p>$125,167</text:p>
          </table:table-cell>
          <table:table-cell office:value-type="currency" office:currency="USD" office:value="465738.449169887" calcext:value-type="currency">
            <text:p>$465,738</text:p>
          </table:table-cell>
          <table:table-cell office:value-type="currency" office:currency="USD" office:value="345236.04986774" calcext:value-type="currency">
            <text:p>$345,236</text:p>
          </table:table-cell>
        </table:table-row>
        <table:table-row table:style-name="ro1">
          <table:table-cell office:value-type="string" calcext:value-type="string">
            <text:p>Warrior II</text:p>
          </table:table-cell>
          <table:table-cell office:value-type="currency" office:currency="USD" office:value="347916.053020233" calcext:value-type="currency">
            <text:p>$347,916</text:p>
          </table:table-cell>
          <table:table-cell office:value-type="currency" office:currency="USD" office:value="473083.497869702" calcext:value-type="currency">
            <text:p>$473,083.50</text:p>
          </table:table-cell>
          <table:table-cell table:formula="of:=([.$C230] - [.$B230] )/ [.$B230]" office:value-type="percentage" office:value="0.359763350276308" calcext:value-type="percentage">
            <text:p>35.98%</text:p>
          </table:table-cell>
          <table:table-cell table:style-name="ce3" table:formula="of:=[.$C230] - [.$B230]" office:value-type="currency" office:currency="USD" office:value="125167.444849469" calcext:value-type="currency">
            <text:p>$125,167</text:p>
          </table:table-cell>
          <table:table-cell office:value-type="currency" office:currency="USD" office:value="465738.449169887" calcext:value-type="currency">
            <text:p>$465,738</text:p>
          </table:table-cell>
          <table:table-cell office:value-type="currency" office:currency="USD" office:value="345236.04986774" calcext:value-type="currency">
            <text:p>$345,236</text:p>
          </table:table-cell>
        </table:table-row>
        <table:table-row table:style-name="ro1">
          <table:table-cell office:value-type="string" calcext:value-type="string">
            <text:p>Wasp II</text:p>
          </table:table-cell>
          <table:table-cell office:value-type="currency" office:currency="USD" office:value="1482860.2198044" calcext:value-type="currency">
            <text:p>$1,482,860</text:p>
          </table:table-cell>
          <table:table-cell office:value-type="currency" office:currency="USD" office:value="2041054.2128873" calcext:value-type="currency">
            <text:p>$2,041,054.21</text:p>
          </table:table-cell>
          <table:table-cell table:formula="of:=([.$C231] - [.$B231] )/ [.$B231]" office:value-type="percentage" office:value="0.37643062078807" calcext:value-type="percentage">
            <text:p>37.64%</text:p>
          </table:table-cell>
          <table:table-cell table:style-name="ce3" table:formula="of:=[.$C231] - [.$B231]" office:value-type="currency" office:currency="USD" office:value="558193.993082904" calcext:value-type="currency">
            <text:p>$558,194</text:p>
          </table:table-cell>
          <table:table-cell office:value-type="currency" office:currency="USD" office:value="2053947.32704063" calcext:value-type="currency">
            <text:p>$2,053,947</text:p>
          </table:table-cell>
          <table:table-cell office:value-type="currency" office:currency="USD" office:value="1521796.52674518" calcext:value-type="currency">
            <text:p>$1,521,797</text:p>
          </table:table-cell>
        </table:table-row>
        <table:table-row table:style-name="ro1">
          <table:table-cell office:value-type="string" calcext:value-type="string">
            <text:p>Zainou 'Gypsy' CPU Management EE-601</text:p>
          </table:table-cell>
          <table:table-cell office:value-type="currency" office:currency="USD" office:value="399567.050810811" calcext:value-type="currency">
            <text:p>$399,567</text:p>
          </table:table-cell>
          <table:table-cell office:value-type="currency" office:currency="USD" office:value="686534.794652675" calcext:value-type="currency">
            <text:p>$686,534.79</text:p>
          </table:table-cell>
          <table:table-cell table:formula="of:=([.$C232] - [.$B232] )/ [.$B232]" office:value-type="percentage" office:value="0.718196716319683" calcext:value-type="percentage">
            <text:p>71.82%</text:p>
          </table:table-cell>
          <table:table-cell table:style-name="ce3" table:formula="of:=[.$C232] - [.$B232]" office:value-type="currency" office:currency="USD" office:value="286967.743841864" calcext:value-type="currency">
            <text:p>$286,968</text:p>
          </table:table-cell>
          <table:table-cell office:value-type="currency" office:currency="USD" office:value="683933.866240267" calcext:value-type="currency">
            <text:p>$683,934</text:p>
          </table:table-cell>
          <table:table-cell office:value-type="currency" office:currency="USD" office:value="402577.973966164" calcext:value-type="currency">
            <text:p>$402,578</text:p>
          </table:table-cell>
        </table:table-row>
        <table:table-row table:style-name="ro1">
          <table:table-cell office:value-type="string" calcext:value-type="string">
            <text:p>Zainou 'Gypsy' CPU Management EE-602</text:p>
          </table:table-cell>
          <table:table-cell office:value-type="currency" office:currency="USD" office:value="3957482.64021546" calcext:value-type="currency">
            <text:p>$3,957,483</text:p>
          </table:table-cell>
          <table:table-cell office:value-type="currency" office:currency="USD" office:value="5616074.50835651" calcext:value-type="currency">
            <text:p>$5,616,074.51</text:p>
          </table:table-cell>
          <table:table-cell table:formula="of:=([.$C233] - [.$B233] )/ [.$B233]" office:value-type="percentage" office:value="0.419102752665707" calcext:value-type="percentage">
            <text:p>41.91%</text:p>
          </table:table-cell>
          <table:table-cell table:style-name="ce3" table:formula="of:=[.$C233] - [.$B233]" office:value-type="currency" office:currency="USD" office:value="1658591.86814105" calcext:value-type="currency">
            <text:p>$1,658,592</text:p>
          </table:table-cell>
          <table:table-cell office:value-type="currency" office:currency="USD" office:value="5626292.08855446" calcext:value-type="currency">
            <text:p>$5,626,292</text:p>
          </table:table-cell>
          <table:table-cell office:value-type="currency" office:currency="USD" office:value="3909489.76308017" calcext:value-type="currency">
            <text:p>$3,909,490</text:p>
          </table:table-cell>
        </table:table-row>
        <table:table-row table:style-name="ro1" table:number-rows-repeated="1048342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D1:Sheet1.D1048576">
            <calcext:condition calcext:apply-style-name="red" calcext:value="&lt;0.05" calcext:base-cell-address="Sheet1.D1"/>
            <calcext:condition calcext:apply-style-name="light_blue" calcext:value="between(0.05,0.1)" calcext:base-cell-address="Sheet1.D1"/>
            <calcext:condition calcext:apply-style-name="green" calcext:value="&gt;=0.1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red" style:family="table-cell" style:parent-style-name="Default">
      <style:table-cell-properties fo:background-color="#ff3333"/>
    </style:style>
    <style:style style:name="light_5f_blue" style:display-name="light_blue" style:family="table-cell" style:parent-style-name="Default">
      <style:table-cell-properties fo:background-color="#00ccff"/>
    </style:style>
    <style:style style:name="green" style:family="table-cell" style:parent-style-name="Default">
      <style:table-cell-properties fo:background-color="#0099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9:06:10.279173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6:38:01.384019128</meta:creation-date>
    <dc:date>2016-12-09T19:06:29.051122249</dc:date>
    <meta:editing-duration>PT15M24S</meta:editing-duration>
    <meta:editing-cycles>5</meta:editing-cycles>
    <meta:generator>LibreOffice/5.1.4.2$Linux_X86_64 LibreOffice_project/10m0$Build-2</meta:generator>
    <meta:document-statistic meta:table-count="1" meta:cell-count="1631" meta:object-count="0"/>
  </office:meta>
</office:document-meta>
</file>